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1ccd1c"/>
    </style:style>
    <style:style style:name="P8" style:family="paragraph" style:parent-style-name="Heading_20_2">
      <style:text-properties fo:font-size="14pt" officeooo:paragraph-rsid="0023f90b" style:font-size-asian="14pt" style:font-size-complex="14pt"/>
    </style:style>
    <style:style style:name="P9" style:family="paragraph" style:parent-style-name="Heading_20_2">
      <style:text-properties officeooo:paragraph-rsid="0023f90b"/>
    </style:style>
    <style:style style:name="P10" style:family="paragraph" style:parent-style-name="Heading_20_2">
      <style:paragraph-properties fo:break-before="page"/>
      <style:text-properties officeooo:paragraph-rsid="00333052"/>
    </style:style>
    <style:style style:name="P11" style:family="paragraph" style:parent-style-name="Heading_20_2" style:list-style-name="">
      <style:text-properties officeooo:paragraph-rsid="00333052"/>
    </style:style>
    <style:style style:name="P12" style:family="paragraph" style:parent-style-name="Heading_20_2">
      <style:text-properties officeooo:paragraph-rsid="003a55dd"/>
    </style:style>
    <style:style style:name="P13" style:family="paragraph" style:parent-style-name="Heading_20_3">
      <style:text-properties officeooo:paragraph-rsid="00333052"/>
    </style:style>
    <style:style style:name="P14" style:family="paragraph" style:parent-style-name="Heading_20_3">
      <style:text-properties officeooo:paragraph-rsid="003a55dd"/>
    </style:style>
    <style:style style:name="P15" style:family="paragraph" style:parent-style-name="Heading_20_4">
      <style:text-properties officeooo:paragraph-rsid="00333052"/>
    </style:style>
    <style:style style:name="P16" style:family="paragraph" style:parent-style-name="Heading_20_4">
      <style:text-properties officeooo:paragraph-rsid="003a55dd"/>
    </style:style>
    <style:style style:name="P17" style:family="paragraph" style:parent-style-name="Preformatted_20_Text">
      <style:paragraph-properties fo:margin-top="0cm" fo:margin-bottom="0.499cm" style:contextual-spacing="false"/>
    </style:style>
    <style:style style:name="P18" style:family="paragraph" style:parent-style-name="Preformatted_20_Text" style:list-style-name="L37">
      <style:paragraph-properties fo:margin-top="0cm" fo:margin-bottom="0.499cm" style:contextual-spacing="false"/>
    </style:style>
    <style:style style:name="P19" style:family="paragraph" style:parent-style-name="Preformatted_20_Text" style:list-style-name="L38"/>
    <style:style style:name="P20" style:family="paragraph" style:parent-style-name="Preformatted_20_Text" style:list-style-name="L38">
      <style:paragraph-properties fo:margin-top="0cm" fo:margin-bottom="0.499cm" style:contextual-spacing="false"/>
    </style:style>
    <style:style style:name="P21" style:family="paragraph" style:parent-style-name="Preformatted_20_Text">
      <style:paragraph-properties fo:margin-top="0cm" fo:margin-bottom="0.499cm" style:contextual-spacing="false"/>
      <style:text-properties officeooo:paragraph-rsid="00225868"/>
    </style:style>
    <style:style style:name="P22" style:family="paragraph" style:parent-style-name="Preformatted_20_Text">
      <style:text-properties officeooo:paragraph-rsid="00333052"/>
    </style:style>
    <style:style style:name="P23" style:family="paragraph" style:parent-style-name="Preformatted_20_Text">
      <style:paragraph-properties fo:margin-top="0cm" fo:margin-bottom="0.499cm" style:contextual-spacing="false"/>
      <style:text-properties officeooo:paragraph-rsid="00333052"/>
    </style:style>
    <style:style style:name="P24" style:family="paragraph" style:parent-style-name="Preformatted_20_Text">
      <style:paragraph-properties fo:margin-top="0cm" fo:margin-bottom="0.499cm" style:contextual-spacing="false"/>
      <style:text-properties officeooo:paragraph-rsid="003a55dd"/>
    </style:style>
    <style:style style:name="P25" style:family="paragraph" style:parent-style-name="Preformatted_20_Text">
      <style:text-properties officeooo:paragraph-rsid="003a55dd"/>
    </style:style>
    <style:style style:name="P26" style:family="paragraph" style:parent-style-name="Standard">
      <style:text-properties officeooo:rsid="00186190" officeooo:paragraph-rsid="00186190"/>
    </style:style>
    <style:style style:name="P27" style:family="paragraph" style:parent-style-name="Standard">
      <style:text-properties officeooo:rsid="00186190" officeooo:paragraph-rsid="00333052"/>
    </style:style>
    <style:style style:name="P28" style:family="paragraph" style:parent-style-name="Standard">
      <style:text-properties officeooo:rsid="0019cfb3" officeooo:paragraph-rsid="0023f90b"/>
    </style:style>
    <style:style style:name="P29" style:family="paragraph" style:parent-style-name="Standard">
      <style:text-properties officeooo:rsid="001bbba4" officeooo:paragraph-rsid="001bbba4"/>
    </style:style>
    <style:style style:name="P30" style:family="paragraph" style:parent-style-name="Standard" style:list-style-name="L106">
      <style:text-properties officeooo:rsid="001bbba4" officeooo:paragraph-rsid="0023f90b"/>
    </style:style>
    <style:style style:name="P31" style:family="paragraph" style:parent-style-name="Standard">
      <style:text-properties officeooo:rsid="001bbba4" officeooo:paragraph-rsid="0023f90b"/>
    </style:style>
    <style:style style:name="P32" style:family="paragraph" style:parent-style-name="Standard">
      <style:text-properties officeooo:rsid="001ccd1c" officeooo:paragraph-rsid="001ccd1c"/>
    </style:style>
    <style:style style:name="P33" style:family="paragraph" style:parent-style-name="Standard" style:list-style-name="L106">
      <style:text-properties officeooo:rsid="001ccd1c" officeooo:paragraph-rsid="0023f90b"/>
    </style:style>
    <style:style style:name="P34" style:family="paragraph" style:parent-style-name="Standard">
      <style:text-properties officeooo:rsid="001ccd1c" officeooo:paragraph-rsid="0023f90b"/>
    </style:style>
    <style:style style:name="P35" style:family="paragraph" style:parent-style-name="Standard">
      <style:text-properties officeooo:rsid="00225868" officeooo:paragraph-rsid="00225868"/>
    </style:style>
    <style:style style:name="P36" style:family="paragraph" style:parent-style-name="Standard">
      <style:text-properties officeooo:rsid="00225868" officeooo:paragraph-rsid="0023f90b"/>
    </style:style>
    <style:style style:name="P37" style:family="paragraph" style:parent-style-name="Standard">
      <style:text-properties officeooo:paragraph-rsid="0023f90b"/>
    </style:style>
    <style:style style:name="P38" style:family="paragraph" style:parent-style-name="Standard">
      <style:text-properties officeooo:rsid="0024e814" officeooo:paragraph-rsid="0024e814"/>
    </style:style>
    <style:style style:name="P39" style:family="paragraph" style:parent-style-name="Standard">
      <style:text-properties officeooo:rsid="0025e619" officeooo:paragraph-rsid="0025e619"/>
    </style:style>
    <style:style style:name="P40" style:family="paragraph" style:parent-style-name="Standard">
      <style:text-properties officeooo:rsid="00261ff0" officeooo:paragraph-rsid="00261ff0"/>
    </style:style>
    <style:style style:name="P41" style:family="paragraph" style:parent-style-name="Standard">
      <style:text-properties officeooo:rsid="0028c72f" officeooo:paragraph-rsid="0028c72f"/>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text-properties officeooo:rsid="00186190" officeooo:paragraph-rsid="00186190"/>
    </style:style>
    <style:style style:name="P52" style:family="paragraph" style:parent-style-name="Text_20_body" style:list-style-name="L11">
      <style:text-properties officeooo:paragraph-rsid="00186190"/>
    </style:style>
    <style:style style:name="P53" style:family="paragraph" style:parent-style-name="Text_20_body" style:list-style-name="L11">
      <style:text-properties officeooo:paragraph-rsid="00333052"/>
    </style:style>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text-properties officeooo:rsid="0019cfb3" officeooo:paragraph-rsid="0019cfb3"/>
    </style:style>
    <style:style style:name="P82" style:family="paragraph" style:parent-style-name="Text_20_body" style:list-style-name="L45">
      <style:text-properties officeooo:rsid="0019cfb3" officeooo:paragraph-rsid="0023f90b"/>
    </style:style>
    <style:style style:name="P83" style:family="paragraph" style:parent-style-name="Text_20_body" style:list-style-name="L106">
      <style:text-properties officeooo:rsid="001bbba4" officeooo:paragraph-rsid="0023f90b"/>
    </style:style>
    <style:style style:name="P84" style:family="paragraph" style:parent-style-name="Text_20_body" style:list-style-name="L49"/>
    <style:style style:name="P85" style:family="paragraph" style:parent-style-name="Text_20_body" style:list-style-name="L49">
      <style:paragraph-properties fo:margin-top="0cm" fo:margin-bottom="0cm" style:contextual-spacing="false"/>
    </style:style>
    <style:style style:name="P86" style:family="paragraph" style:parent-style-name="Text_20_body" style:list-style-name="L50"/>
    <style:style style:name="P87" style:family="paragraph" style:parent-style-name="Text_20_body" style:list-style-name="L51"/>
    <style:style style:name="P88" style:family="paragraph" style:parent-style-name="Text_20_body" style:list-style-name="L52"/>
    <style:style style:name="P89" style:family="paragraph" style:parent-style-name="Text_20_body" style:list-style-name="L53"/>
    <style:style style:name="P90" style:family="paragraph" style:parent-style-name="Text_20_body" style:list-style-name="L54"/>
    <style:style style:name="P91" style:family="paragraph" style:parent-style-name="Text_20_body" style:list-style-name="L55"/>
    <style:style style:name="P92" style:family="paragraph" style:parent-style-name="Text_20_body" style:list-style-name="L56"/>
    <style:style style:name="P93" style:family="paragraph" style:parent-style-name="Text_20_body" style:list-style-name="L57"/>
    <style:style style:name="P94" style:family="paragraph" style:parent-style-name="Text_20_body" style:list-style-name="L58"/>
    <style:style style:name="P95" style:family="paragraph" style:parent-style-name="Text_20_body" style:list-style-name="L59"/>
    <style:style style:name="P96" style:family="paragraph" style:parent-style-name="Text_20_body" style:list-style-name="L59">
      <style:paragraph-properties fo:margin-top="0cm" fo:margin-bottom="0cm" style:contextual-spacing="false"/>
    </style:style>
    <style:style style:name="P97" style:family="paragraph" style:parent-style-name="Text_20_body" style:list-style-name="L60"/>
    <style:style style:name="P98" style:family="paragraph" style:parent-style-name="Text_20_body" style:list-style-name="L61"/>
    <style:style style:name="P99" style:family="paragraph" style:parent-style-name="Text_20_body" style:list-style-name="L62"/>
    <style:style style:name="P100" style:family="paragraph" style:parent-style-name="Text_20_body" style:list-style-name="L63"/>
    <style:style style:name="P101" style:family="paragraph" style:parent-style-name="Text_20_body" style:list-style-name="L64"/>
    <style:style style:name="P102" style:family="paragraph" style:parent-style-name="Text_20_body" style:list-style-name="L65"/>
    <style:style style:name="P103" style:family="paragraph" style:parent-style-name="Text_20_body" style:list-style-name="L66"/>
    <style:style style:name="P104" style:family="paragraph" style:parent-style-name="Text_20_body" style:list-style-name="L66">
      <style:paragraph-properties fo:margin-top="0cm" fo:margin-bottom="0cm" style:contextual-spacing="false"/>
    </style:style>
    <style:style style:name="P105" style:family="paragraph" style:parent-style-name="Text_20_body" style:list-style-name="L67"/>
    <style:style style:name="P106" style:family="paragraph" style:parent-style-name="Text_20_body" style:list-style-name="L67">
      <style:paragraph-properties fo:margin-top="0cm" fo:margin-bottom="0cm" style:contextual-spacing="false"/>
    </style:style>
    <style:style style:name="P107" style:family="paragraph" style:parent-style-name="Text_20_body" style:list-style-name="L68"/>
    <style:style style:name="P108" style:family="paragraph" style:parent-style-name="Text_20_body" style:list-style-name="L68">
      <style:paragraph-properties fo:margin-top="0cm" fo:margin-bottom="0cm" style:contextual-spacing="false"/>
    </style:style>
    <style:style style:name="P109" style:family="paragraph" style:parent-style-name="Text_20_body" style:list-style-name="L69"/>
    <style:style style:name="P110" style:family="paragraph" style:parent-style-name="Text_20_body" style:list-style-name="L69">
      <style:paragraph-properties fo:margin-top="0cm" fo:margin-bottom="0cm" style:contextual-spacing="false"/>
    </style:style>
    <style:style style:name="P111" style:family="paragraph" style:parent-style-name="Text_20_body" style:list-style-name="L70"/>
    <style:style style:name="P112" style:family="paragraph" style:parent-style-name="Text_20_body" style:list-style-name="L71"/>
    <style:style style:name="P113" style:family="paragraph" style:parent-style-name="Text_20_body" style:list-style-name="L72"/>
    <style:style style:name="P114" style:family="paragraph" style:parent-style-name="Text_20_body" style:list-style-name="L73"/>
    <style:style style:name="P115" style:family="paragraph" style:parent-style-name="Text_20_body" style:list-style-name="L74"/>
    <style:style style:name="P116" style:family="paragraph" style:parent-style-name="Text_20_body" style:list-style-name="L75"/>
    <style:style style:name="P117" style:family="paragraph" style:parent-style-name="Text_20_body" style:list-style-name="L76"/>
    <style:style style:name="P118" style:family="paragraph" style:parent-style-name="Text_20_body" style:list-style-name="L77"/>
    <style:style style:name="P119" style:family="paragraph" style:parent-style-name="Text_20_body" style:list-style-name="L78"/>
    <style:style style:name="P120" style:family="paragraph" style:parent-style-name="Text_20_body">
      <style:text-properties officeooo:paragraph-rsid="00202b65"/>
    </style:style>
    <style:style style:name="P121" style:family="paragraph" style:parent-style-name="Text_20_body" style:list-style-name="L79"/>
    <style:style style:name="P122" style:family="paragraph" style:parent-style-name="Text_20_body" style:list-style-name="L79">
      <style:paragraph-properties fo:margin-top="0cm" fo:margin-bottom="0cm" style:contextual-spacing="false"/>
    </style:style>
    <style:style style:name="P123" style:family="paragraph" style:parent-style-name="Text_20_body" style:list-style-name="L80"/>
    <style:style style:name="P124" style:family="paragraph" style:parent-style-name="Text_20_body" style:list-style-name="L81"/>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9"/>
    <style:style style:name="P133" style:family="paragraph" style:parent-style-name="Text_20_body" style:list-style-name="L90"/>
    <style:style style:name="P134" style:family="paragraph" style:parent-style-name="Text_20_body" style:list-style-name="L90">
      <style:paragraph-properties fo:margin-top="0cm" fo:margin-bottom="0cm" style:contextual-spacing="false"/>
    </style:style>
    <style:style style:name="P135" style:family="paragraph" style:parent-style-name="Text_20_body" style:list-style-name="L91"/>
    <style:style style:name="P136" style:family="paragraph" style:parent-style-name="Text_20_body" style:list-style-name="L91">
      <style:paragraph-properties fo:margin-top="0cm" fo:margin-bottom="0cm" style:contextual-spacing="false"/>
    </style:style>
    <style:style style:name="P137" style:family="paragraph" style:parent-style-name="Text_20_body" style:list-style-name="L92"/>
    <style:style style:name="P138" style:family="paragraph" style:parent-style-name="Text_20_body" style:list-style-name="L93"/>
    <style:style style:name="P139" style:family="paragraph" style:parent-style-name="Text_20_body" style:list-style-name="L94"/>
    <style:style style:name="P140" style:family="paragraph" style:parent-style-name="Text_20_body" style:list-style-name="L95"/>
    <style:style style:name="P141" style:family="paragraph" style:parent-style-name="Text_20_body" style:list-style-name="L96"/>
    <style:style style:name="P142" style:family="paragraph" style:parent-style-name="Text_20_body" style:list-style-name="L97"/>
    <style:style style:name="P143" style:family="paragraph" style:parent-style-name="Text_20_body" style:list-style-name="L98"/>
    <style:style style:name="P144" style:family="paragraph" style:parent-style-name="Text_20_body" style:list-style-name="L99"/>
    <style:style style:name="P145" style:family="paragraph" style:parent-style-name="Text_20_body" style:list-style-name="L100"/>
    <style:style style:name="P146" style:family="paragraph" style:parent-style-name="Text_20_body" style:list-style-name="L101"/>
    <style:style style:name="P147" style:family="paragraph" style:parent-style-name="Text_20_body" style:list-style-name="L102"/>
    <style:style style:name="P148" style:family="paragraph" style:parent-style-name="Text_20_body" style:list-style-name="L103"/>
    <style:style style:name="P149" style:family="paragraph" style:parent-style-name="Text_20_body">
      <style:text-properties fo:font-weight="bold" style:font-weight-asian="bold" style:font-weight-complex="bold"/>
    </style:style>
    <style:style style:name="P150" style:family="paragraph" style:parent-style-name="Text_20_body" style:list-style-name="L104">
      <style:text-properties officeooo:paragraph-rsid="0023f90b"/>
    </style:style>
    <style:style style:name="P151" style:family="paragraph" style:parent-style-name="Text_20_body" style:list-style-name="L105">
      <style:text-properties officeooo:paragraph-rsid="0023f90b"/>
    </style:style>
    <style:style style:name="P152" style:family="paragraph" style:parent-style-name="Text_20_body" style:list-style-name="L106">
      <style:text-properties officeooo:paragraph-rsid="0023f90b"/>
    </style:style>
    <style:style style:name="P153" style:family="paragraph" style:parent-style-name="Text_20_body">
      <style:text-properties officeooo:paragraph-rsid="0023f90b"/>
    </style:style>
    <style:style style:name="P154" style:family="paragraph" style:parent-style-name="Text_20_body" style:list-style-name="L107"/>
    <style:style style:name="P155" style:family="paragraph" style:parent-style-name="Text_20_body" style:list-style-name="L107">
      <style:paragraph-properties fo:margin-top="0cm" fo:margin-bottom="0cm" style:contextual-spacing="false"/>
    </style:style>
    <style:style style:name="P156" style:family="paragraph" style:parent-style-name="Text_20_body" style:list-style-name="L108"/>
    <style:style style:name="P157" style:family="paragraph" style:parent-style-name="Text_20_body" style:list-style-name="L108">
      <style:paragraph-properties fo:margin-top="0cm" fo:margin-bottom="0cm" style:contextual-spacing="false"/>
    </style:style>
    <style:style style:name="P158" style:family="paragraph" style:parent-style-name="Text_20_body" style:list-style-name="L109"/>
    <style:style style:name="P159" style:family="paragraph" style:parent-style-name="Text_20_body" style:list-style-name="L109">
      <style:paragraph-properties fo:margin-top="0cm" fo:margin-bottom="0cm" style:contextual-spacing="false"/>
    </style:style>
    <style:style style:name="P160" style:family="paragraph" style:parent-style-name="Text_20_body" style:list-style-name="L110"/>
    <style:style style:name="P161" style:family="paragraph" style:parent-style-name="Text_20_body" style:list-style-name="L110">
      <style:paragraph-properties fo:margin-top="0cm" fo:margin-bottom="0cm" style:contextual-spacing="false"/>
    </style:style>
    <style:style style:name="P162" style:family="paragraph" style:parent-style-name="Text_20_body" style:list-style-name="L111"/>
    <style:style style:name="P163" style:family="paragraph" style:parent-style-name="Text_20_body" style:list-style-name="L112"/>
    <style:style style:name="P164" style:family="paragraph" style:parent-style-name="Text_20_body" style:list-style-name="L112">
      <style:paragraph-properties fo:margin-top="0cm" fo:margin-bottom="0cm" style:contextual-spacing="false"/>
    </style:style>
    <style:style style:name="P165" style:family="paragraph" style:parent-style-name="Text_20_body" style:list-style-name="L113"/>
    <style:style style:name="P166" style:family="paragraph" style:parent-style-name="Text_20_body" style:list-style-name="L114"/>
    <style:style style:name="P167" style:family="paragraph" style:parent-style-name="Text_20_body" style:list-style-name="L114">
      <style:paragraph-properties fo:margin-top="0cm" fo:margin-bottom="0cm" style:contextual-spacing="false"/>
    </style:style>
    <style:style style:name="P168" style:family="paragraph" style:parent-style-name="Text_20_body" style:list-style-name="L115"/>
    <style:style style:name="P169" style:family="paragraph" style:parent-style-name="Text_20_body" style:list-style-name="L116"/>
    <style:style style:name="P170" style:family="paragraph" style:parent-style-name="Text_20_body" style:list-style-name="L117"/>
    <style:style style:name="P171" style:family="paragraph" style:parent-style-name="Text_20_body" style:list-style-name="L118"/>
    <style:style style:name="P172" style:family="paragraph" style:parent-style-name="Text_20_body" style:list-style-name="L119"/>
    <style:style style:name="P173" style:family="paragraph" style:parent-style-name="Text_20_body" style:list-style-name="L120"/>
    <style:style style:name="P174" style:family="paragraph" style:parent-style-name="Text_20_body" style:list-style-name="L121"/>
    <style:style style:name="P175" style:family="paragraph" style:parent-style-name="Text_20_body" style:list-style-name="L122"/>
    <style:style style:name="P176" style:family="paragraph" style:parent-style-name="Text_20_body" style:list-style-name="L122">
      <style:paragraph-properties fo:margin-top="0cm" fo:margin-bottom="0cm" style:contextual-spacing="false"/>
    </style:style>
    <style:style style:name="P177" style:family="paragraph" style:parent-style-name="Text_20_body" style:list-style-name="L123"/>
    <style:style style:name="P178" style:family="paragraph" style:parent-style-name="Text_20_body" style:list-style-name="L123">
      <style:paragraph-properties fo:margin-top="0cm" fo:margin-bottom="0cm" style:contextual-spacing="false"/>
    </style:style>
    <style:style style:name="P179" style:family="paragraph" style:parent-style-name="Text_20_body" style:list-style-name="L124"/>
    <style:style style:name="P180" style:family="paragraph" style:parent-style-name="Text_20_body" style:list-style-name="L125"/>
    <style:style style:name="P181" style:family="paragraph" style:parent-style-name="Text_20_body" style:list-style-name="L126"/>
    <style:style style:name="P182" style:family="paragraph" style:parent-style-name="Text_20_body" style:list-style-name="L127"/>
    <style:style style:name="P183" style:family="paragraph" style:parent-style-name="Text_20_body" style:list-style-name="L128"/>
    <style:style style:name="P184" style:family="paragraph" style:parent-style-name="Text_20_body" style:list-style-name="L129"/>
    <style:style style:name="P185" style:family="paragraph" style:parent-style-name="Text_20_body" style:list-style-name="L130"/>
    <style:style style:name="P186" style:family="paragraph" style:parent-style-name="Text_20_body" style:list-style-name="L130">
      <style:paragraph-properties fo:margin-top="0cm" fo:margin-bottom="0cm" style:contextual-spacing="false"/>
    </style:style>
    <style:style style:name="P187" style:family="paragraph" style:parent-style-name="Text_20_body" style:list-style-name="L131"/>
    <style:style style:name="P188" style:family="paragraph" style:parent-style-name="Text_20_body" style:list-style-name="L131">
      <style:paragraph-properties fo:margin-top="0cm" fo:margin-bottom="0cm" style:contextual-spacing="false"/>
    </style:style>
    <style:style style:name="P189" style:family="paragraph" style:parent-style-name="Text_20_body" style:list-style-name="L132"/>
    <style:style style:name="P190" style:family="paragraph" style:parent-style-name="Text_20_body" style:list-style-name="L132">
      <style:paragraph-properties fo:margin-top="0cm" fo:margin-bottom="0cm" style:contextual-spacing="false"/>
    </style:style>
    <style:style style:name="P191" style:family="paragraph" style:parent-style-name="Text_20_body" style:list-style-name="L133"/>
    <style:style style:name="P192" style:family="paragraph" style:parent-style-name="Text_20_body" style:list-style-name="L134"/>
    <style:style style:name="P193" style:family="paragraph" style:parent-style-name="Text_20_body" style:list-style-name="L135"/>
    <style:style style:name="P194" style:family="paragraph" style:parent-style-name="Text_20_body" style:list-style-name="L136"/>
    <style:style style:name="P195" style:family="paragraph" style:parent-style-name="Text_20_body" style:list-style-name="L145"/>
    <style:style style:name="P196" style:family="paragraph" style:parent-style-name="Text_20_body" style:list-style-name="L145">
      <style:paragraph-properties fo:margin-top="0cm" fo:margin-bottom="0cm" style:contextual-spacing="false"/>
    </style:style>
    <style:style style:name="P197" style:family="paragraph" style:parent-style-name="Text_20_body" style:list-style-name="L145">
      <style:paragraph-properties fo:margin-top="0cm" fo:margin-bottom="0cm" style:contextual-spacing="false"/>
      <style:text-properties officeooo:paragraph-rsid="00333052"/>
    </style:style>
    <style:style style:name="P198" style:family="paragraph" style:parent-style-name="Text_20_body" style:list-style-name="L145">
      <style:text-properties officeooo:paragraph-rsid="00333052"/>
    </style:style>
    <style:style style:name="P199" style:family="paragraph" style:parent-style-name="Text_20_body" style:list-style-name="L146"/>
    <style:style style:name="P200" style:family="paragraph" style:parent-style-name="Text_20_body" style:list-style-name="L146">
      <style:paragraph-properties fo:margin-top="0cm" fo:margin-bottom="0cm" style:contextual-spacing="false"/>
    </style:style>
    <style:style style:name="P201" style:family="paragraph" style:parent-style-name="Text_20_body" style:list-style-name="L147"/>
    <style:style style:name="P202" style:family="paragraph" style:parent-style-name="Text_20_body" style:list-style-name="L148"/>
    <style:style style:name="P203" style:family="paragraph" style:parent-style-name="Text_20_body" style:list-style-name="L149"/>
    <style:style style:name="P204" style:family="paragraph" style:parent-style-name="Text_20_body" style:list-style-name="L150"/>
    <style:style style:name="P205" style:family="paragraph" style:parent-style-name="Text_20_body" style:list-style-name="L151"/>
    <style:style style:name="P206" style:family="paragraph" style:parent-style-name="Text_20_body" style:list-style-name="L152"/>
    <style:style style:name="P207" style:family="paragraph" style:parent-style-name="Text_20_body" style:list-style-name="L153"/>
    <style:style style:name="P208" style:family="paragraph" style:parent-style-name="Text_20_body" style:list-style-name="L153">
      <style:paragraph-properties fo:margin-top="0cm" fo:margin-bottom="0cm" style:contextual-spacing="false"/>
    </style:style>
    <style:style style:name="P209" style:family="paragraph" style:parent-style-name="Text_20_body" style:list-style-name="L154"/>
    <style:style style:name="P210" style:family="paragraph" style:parent-style-name="Text_20_body" style:list-style-name="L154">
      <style:paragraph-properties fo:margin-top="0cm" fo:margin-bottom="0cm" style:contextual-spacing="false"/>
    </style:style>
    <style:style style:name="P211" style:family="paragraph" style:parent-style-name="Text_20_body" style:list-style-name="L155"/>
    <style:style style:name="P212" style:family="paragraph" style:parent-style-name="Text_20_body" style:list-style-name="L156"/>
    <style:style style:name="P213" style:family="paragraph" style:parent-style-name="Text_20_body" style:list-style-name="L157"/>
    <style:style style:name="P214" style:family="paragraph" style:parent-style-name="Text_20_body" style:list-style-name="L158"/>
    <style:style style:name="P215" style:family="paragraph" style:parent-style-name="Text_20_body" style:list-style-name="L159"/>
    <style:style style:name="P216" style:family="paragraph" style:parent-style-name="Text_20_body" style:list-style-name="L159">
      <style:paragraph-properties fo:margin-top="0cm" fo:margin-bottom="0cm" style:contextual-spacing="false"/>
    </style:style>
    <style:style style:name="P217" style:family="paragraph" style:parent-style-name="Text_20_body" style:list-style-name="L160"/>
    <style:style style:name="P218" style:family="paragraph" style:parent-style-name="Text_20_body" style:list-style-name="L160">
      <style:paragraph-properties fo:margin-top="0cm" fo:margin-bottom="0cm" style:contextual-spacing="false"/>
    </style:style>
    <style:style style:name="P219" style:family="paragraph" style:parent-style-name="Text_20_body" style:list-style-name="L161"/>
    <style:style style:name="P220" style:family="paragraph" style:parent-style-name="Text_20_body" style:list-style-name="L162"/>
    <style:style style:name="P221" style:family="paragraph" style:parent-style-name="Text_20_body" style:list-style-name="L163"/>
    <style:style style:name="P222" style:family="paragraph" style:parent-style-name="Text_20_body" style:list-style-name="L164"/>
    <style:style style:name="P223" style:family="paragraph" style:parent-style-name="Text_20_body" style:list-style-name="L165"/>
    <style:style style:name="P224" style:family="paragraph" style:parent-style-name="Text_20_body" style:list-style-name="L166"/>
    <style:style style:name="P225" style:family="paragraph" style:parent-style-name="Text_20_body" style:list-style-name="L167"/>
    <style:style style:name="P226" style:family="paragraph" style:parent-style-name="Text_20_body" style:list-style-name="L168"/>
    <style:style style:name="P227" style:family="paragraph" style:parent-style-name="Text_20_body" style:list-style-name="L169"/>
    <style:style style:name="P228" style:family="paragraph" style:parent-style-name="Text_20_body" style:list-style-name="L170">
      <style:paragraph-properties fo:margin-top="0cm" fo:margin-bottom="0cm" style:contextual-spacing="false"/>
      <style:text-properties officeooo:paragraph-rsid="00333052"/>
    </style:style>
    <style:style style:name="P229" style:family="paragraph" style:parent-style-name="Text_20_body" style:list-style-name="L170">
      <style:text-properties officeooo:paragraph-rsid="00333052"/>
    </style:style>
    <style:style style:name="P230" style:family="paragraph" style:parent-style-name="Text_20_body" style:list-style-name="L171">
      <style:text-properties officeooo:paragraph-rsid="00333052"/>
    </style:style>
    <style:style style:name="P231" style:family="paragraph" style:parent-style-name="Text_20_body" style:list-style-name="L172">
      <style:text-properties officeooo:paragraph-rsid="00333052"/>
    </style:style>
    <style:style style:name="P232" style:family="paragraph" style:parent-style-name="Text_20_body" style:list-style-name="L173">
      <style:text-properties officeooo:paragraph-rsid="00333052"/>
    </style:style>
    <style:style style:name="P233" style:family="paragraph" style:parent-style-name="Text_20_body" style:list-style-name="L174">
      <style:text-properties officeooo:paragraph-rsid="00333052"/>
    </style:style>
    <style:style style:name="P234" style:family="paragraph" style:parent-style-name="Text_20_body" style:list-style-name="L175">
      <style:text-properties officeooo:paragraph-rsid="00333052"/>
    </style:style>
    <style:style style:name="P235" style:family="paragraph" style:parent-style-name="Text_20_body" style:list-style-name="L176">
      <style:text-properties officeooo:paragraph-rsid="00333052"/>
    </style:style>
    <style:style style:name="P236" style:family="paragraph" style:parent-style-name="Text_20_body">
      <style:text-properties officeooo:paragraph-rsid="00333052"/>
    </style:style>
    <style:style style:name="P237" style:family="paragraph" style:parent-style-name="Text_20_body" style:list-style-name="L177">
      <style:text-properties officeooo:paragraph-rsid="00333052"/>
    </style:style>
    <style:style style:name="P238" style:family="paragraph" style:parent-style-name="Text_20_body" style:list-style-name="L178">
      <style:text-properties officeooo:paragraph-rsid="00333052"/>
    </style:style>
    <style:style style:name="P239" style:family="paragraph" style:parent-style-name="Text_20_body" style:list-style-name="L179">
      <style:text-properties officeooo:paragraph-rsid="00333052"/>
    </style:style>
    <style:style style:name="P240" style:family="paragraph" style:parent-style-name="Text_20_body" style:list-style-name="L180">
      <style:text-properties officeooo:paragraph-rsid="00333052"/>
    </style:style>
    <style:style style:name="P241" style:family="paragraph" style:parent-style-name="Text_20_body" style:list-style-name="L181">
      <style:text-properties officeooo:paragraph-rsid="00333052"/>
    </style:style>
    <style:style style:name="P242" style:family="paragraph" style:parent-style-name="Text_20_body" style:list-style-name="L182">
      <style:text-properties officeooo:paragraph-rsid="00333052"/>
    </style:style>
    <style:style style:name="P243" style:family="paragraph" style:parent-style-name="Text_20_body" style:list-style-name="L183">
      <style:text-properties officeooo:paragraph-rsid="00333052"/>
    </style:style>
    <style:style style:name="P244" style:family="paragraph" style:parent-style-name="Text_20_body" style:list-style-name="L184">
      <style:text-properties officeooo:paragraph-rsid="00333052"/>
    </style:style>
    <style:style style:name="P245" style:family="paragraph" style:parent-style-name="Text_20_body" style:list-style-name="L185">
      <style:text-properties officeooo:paragraph-rsid="00333052"/>
    </style:style>
    <style:style style:name="P246" style:family="paragraph" style:parent-style-name="Text_20_body" style:list-style-name="L186"/>
    <style:style style:name="P247" style:family="paragraph" style:parent-style-name="Text_20_body" style:list-style-name="L186">
      <style:paragraph-properties fo:margin-top="0cm" fo:margin-bottom="0cm" style:contextual-spacing="false"/>
    </style:style>
    <style:style style:name="P248" style:family="paragraph" style:parent-style-name="Text_20_body" style:list-style-name="L186">
      <style:paragraph-properties fo:margin-top="0cm" fo:margin-bottom="0cm" style:contextual-spacing="false"/>
      <style:text-properties officeooo:paragraph-rsid="003a55dd"/>
    </style:style>
    <style:style style:name="P249" style:family="paragraph" style:parent-style-name="Text_20_body" style:list-style-name="L186">
      <style:text-properties officeooo:paragraph-rsid="003a55dd"/>
    </style:style>
    <style:style style:name="P250" style:family="paragraph" style:parent-style-name="Text_20_body" style:list-style-name="L187"/>
    <style:style style:name="P251" style:family="paragraph" style:parent-style-name="Text_20_body" style:list-style-name="L187">
      <style:paragraph-properties fo:margin-top="0cm" fo:margin-bottom="0cm" style:contextual-spacing="false"/>
    </style:style>
    <style:style style:name="P252" style:family="paragraph" style:parent-style-name="Text_20_body" style:list-style-name="L188"/>
    <style:style style:name="P253" style:family="paragraph" style:parent-style-name="Text_20_body" style:list-style-name="L188">
      <style:paragraph-properties fo:margin-top="0cm" fo:margin-bottom="0cm" style:contextual-spacing="false"/>
    </style:style>
    <style:style style:name="P254" style:family="paragraph" style:parent-style-name="Text_20_body" style:list-style-name="L189"/>
    <style:style style:name="P255" style:family="paragraph" style:parent-style-name="Text_20_body" style:list-style-name="L189">
      <style:paragraph-properties fo:margin-top="0cm" fo:margin-bottom="0cm" style:contextual-spacing="false"/>
    </style:style>
    <style:style style:name="P256" style:family="paragraph" style:parent-style-name="Text_20_body" style:list-style-name="L190"/>
    <style:style style:name="P257" style:family="paragraph" style:parent-style-name="Text_20_body" style:list-style-name="L190">
      <style:paragraph-properties fo:margin-top="0cm" fo:margin-bottom="0cm" style:contextual-spacing="false"/>
    </style:style>
    <style:style style:name="P258" style:family="paragraph" style:parent-style-name="Text_20_body" style:list-style-name="L191"/>
    <style:style style:name="P259" style:family="paragraph" style:parent-style-name="Text_20_body" style:list-style-name="L191">
      <style:paragraph-properties fo:margin-top="0cm" fo:margin-bottom="0cm" style:contextual-spacing="false"/>
    </style:style>
    <style:style style:name="P260" style:family="paragraph" style:parent-style-name="Text_20_body" style:list-style-name="L192"/>
    <style:style style:name="P261" style:family="paragraph" style:parent-style-name="Text_20_body" style:list-style-name="L192">
      <style:paragraph-properties fo:margin-top="0cm" fo:margin-bottom="0cm" style:contextual-spacing="false"/>
    </style:style>
    <style:style style:name="P262" style:family="paragraph" style:parent-style-name="Text_20_body" style:list-style-name="L193"/>
    <style:style style:name="P263" style:family="paragraph" style:parent-style-name="Text_20_body" style:list-style-name="L193">
      <style:paragraph-properties fo:margin-top="0cm" fo:margin-bottom="0cm" style:contextual-spacing="false"/>
    </style:style>
    <style:style style:name="P264" style:family="paragraph" style:parent-style-name="Text_20_body" style:list-style-name="L194"/>
    <style:style style:name="P265" style:family="paragraph" style:parent-style-name="Text_20_body" style:list-style-name="L194">
      <style:paragraph-properties fo:margin-top="0cm" fo:margin-bottom="0cm" style:contextual-spacing="false"/>
    </style:style>
    <style:style style:name="P266" style:family="paragraph" style:parent-style-name="Text_20_body" style:list-style-name="L195"/>
    <style:style style:name="P267" style:family="paragraph" style:parent-style-name="Text_20_body" style:list-style-name="L195">
      <style:paragraph-properties fo:margin-top="0cm" fo:margin-bottom="0cm" style:contextual-spacing="false"/>
    </style:style>
    <style:style style:name="P268" style:family="paragraph" style:parent-style-name="Text_20_body" style:list-style-name="L196"/>
    <style:style style:name="P269" style:family="paragraph" style:parent-style-name="Text_20_body" style:list-style-name="L197"/>
    <style:style style:name="P270" style:family="paragraph" style:parent-style-name="Text_20_body" style:list-style-name="L198">
      <style:paragraph-properties fo:margin-top="0cm" fo:margin-bottom="0cm" style:contextual-spacing="false"/>
      <style:text-properties officeooo:paragraph-rsid="003a55dd"/>
    </style:style>
    <style:style style:name="P271" style:family="paragraph" style:parent-style-name="Text_20_body" style:list-style-name="L198">
      <style:text-properties officeooo:paragraph-rsid="003a55dd"/>
    </style:style>
    <style:style style:name="P272" style:family="paragraph" style:parent-style-name="Text_20_body" style:list-style-name="L199">
      <style:paragraph-properties fo:margin-top="0cm" fo:margin-bottom="0cm" style:contextual-spacing="false"/>
      <style:text-properties officeooo:paragraph-rsid="003a55dd"/>
    </style:style>
    <style:style style:name="P273" style:family="paragraph" style:parent-style-name="Text_20_body" style:list-style-name="L199">
      <style:text-properties officeooo:paragraph-rsid="003a55dd"/>
    </style:style>
    <style:style style:name="P274" style:family="paragraph" style:parent-style-name="Text_20_body" style:list-style-name="L200">
      <style:paragraph-properties fo:margin-top="0cm" fo:margin-bottom="0cm" style:contextual-spacing="false"/>
      <style:text-properties officeooo:paragraph-rsid="003a55dd"/>
    </style:style>
    <style:style style:name="P275" style:family="paragraph" style:parent-style-name="Text_20_body" style:list-style-name="L200">
      <style:text-properties officeooo:paragraph-rsid="003a55dd"/>
    </style:style>
    <style:style style:name="P276" style:family="paragraph" style:parent-style-name="Text_20_body" style:list-style-name="L201">
      <style:paragraph-properties fo:margin-top="0cm" fo:margin-bottom="0cm" style:contextual-spacing="false"/>
      <style:text-properties officeooo:paragraph-rsid="003a55dd"/>
    </style:style>
    <style:style style:name="P277" style:family="paragraph" style:parent-style-name="Text_20_body" style:list-style-name="L201">
      <style:text-properties officeooo:paragraph-rsid="003a55dd"/>
    </style:style>
    <style:style style:name="P278" style:family="paragraph" style:parent-style-name="Text_20_body" style:list-style-name="L202">
      <style:paragraph-properties fo:margin-top="0cm" fo:margin-bottom="0cm" style:contextual-spacing="false"/>
      <style:text-properties officeooo:paragraph-rsid="003a55dd"/>
    </style:style>
    <style:style style:name="P279" style:family="paragraph" style:parent-style-name="Text_20_body" style:list-style-name="L202">
      <style:text-properties officeooo:paragraph-rsid="003a55dd"/>
    </style:style>
    <style:style style:name="P280" style:family="paragraph" style:parent-style-name="Text_20_body" style:list-style-name="L203">
      <style:paragraph-properties fo:margin-top="0cm" fo:margin-bottom="0cm" style:contextual-spacing="false"/>
      <style:text-properties officeooo:paragraph-rsid="003a55dd"/>
    </style:style>
    <style:style style:name="P281" style:family="paragraph" style:parent-style-name="Text_20_body" style:list-style-name="L203">
      <style:text-properties officeooo:paragraph-rsid="003a55dd"/>
    </style:style>
    <style:style style:name="P282" style:family="paragraph" style:parent-style-name="Text_20_body" style:list-style-name="L204">
      <style:paragraph-properties fo:margin-top="0cm" fo:margin-bottom="0cm" style:contextual-spacing="false"/>
      <style:text-properties officeooo:paragraph-rsid="003a55dd"/>
    </style:style>
    <style:style style:name="P283" style:family="paragraph" style:parent-style-name="Text_20_body" style:list-style-name="L204">
      <style:text-properties officeooo:paragraph-rsid="003a55dd"/>
    </style:style>
    <style:style style:name="P284" style:family="paragraph" style:parent-style-name="Text_20_body" style:list-style-name="L205">
      <style:paragraph-properties fo:margin-top="0cm" fo:margin-bottom="0cm" style:contextual-spacing="false"/>
      <style:text-properties officeooo:paragraph-rsid="003a55dd"/>
    </style:style>
    <style:style style:name="P285" style:family="paragraph" style:parent-style-name="Text_20_body" style:list-style-name="L205">
      <style:text-properties officeooo:paragraph-rsid="003a55dd"/>
    </style:style>
    <style:style style:name="P286" style:family="paragraph" style:parent-style-name="Text_20_body" style:list-style-name="L206">
      <style:paragraph-properties fo:margin-top="0cm" fo:margin-bottom="0cm" style:contextual-spacing="false"/>
      <style:text-properties officeooo:paragraph-rsid="003a55dd"/>
    </style:style>
    <style:style style:name="P287" style:family="paragraph" style:parent-style-name="Text_20_body" style:list-style-name="L206">
      <style:text-properties officeooo:paragraph-rsid="003a55dd"/>
    </style:style>
    <style:style style:name="P288" style:family="paragraph" style:parent-style-name="Text_20_body" style:list-style-name="L207">
      <style:text-properties officeooo:paragraph-rsid="003a55dd"/>
    </style:style>
    <style:style style:name="P289" style:family="paragraph" style:parent-style-name="Text_20_body" style:list-style-name="L208">
      <style:text-properties officeooo:paragraph-rsid="003a55dd"/>
    </style:style>
    <style:style style:name="P290" style:family="paragraph" style:parent-style-name="Text_20_body">
      <style:text-properties officeooo:paragraph-rsid="003a55dd"/>
    </style:style>
    <style:style style:name="T1" style:family="text">
      <style:text-properties officeooo:rsid="00186190"/>
    </style:style>
    <style:style style:name="T2" style:family="text">
      <style:text-properties officeooo:rsid="0019cfb3"/>
    </style:style>
    <style:style style:name="T3" style:family="text">
      <style:text-properties officeooo:rsid="001bbba4"/>
    </style:style>
    <style:style style:name="T4" style:family="text">
      <style:text-properties officeooo:rsid="001ccd1c"/>
    </style:style>
    <style:style style:name="T5" style:family="text">
      <style:text-properties officeooo:rsid="00202b65"/>
    </style:style>
    <style:style style:name="T6" style:family="text">
      <style:text-properties officeooo:rsid="0023f90b"/>
    </style:style>
    <style:style style:name="T7" style:family="text">
      <style:text-properties fo:font-style="italic" officeooo:rsid="0023f90b" style:font-style-asian="italic" style:font-style-complex="italic"/>
    </style:style>
    <style:style style:name="T8" style:family="text">
      <style:text-properties officeooo:rsid="002c725e"/>
    </style:style>
    <style:style style:name="T9" style:family="text">
      <style:text-properties officeooo:rsid="002c7938"/>
    </style:style>
    <style:style style:name="T10" style:family="text">
      <style:text-properties officeooo:rsid="00358644"/>
    </style:style>
    <style:style style:name="T11" style:family="text">
      <style:text-properties officeooo:rsid="003a55d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1">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2">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4">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5">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5682_1815870169" text:style-name="Index_20_Link" text:visited-style-name="Index_20_Link">Week 1<text:tab/>4</text:a></text:p>
          <text:p text:style-name="P2"><text:a xlink:type="simple" xlink:href="#__RefHeading___Toc5841_1815870169" text:style-name="Index_20_Link" text:visited-style-name="Index_20_Link">Lesson: Understanding Variables in Python<text:tab/>4</text:a></text:p>
          <text:p text:style-name="P3"><text:a xlink:type="simple" xlink:href="#__RefHeading___Toc5807_1815870169" text:style-name="Index_20_Link" text:visited-style-name="Index_20_Link">Objectives:<text:tab/>4</text:a></text:p>
          <text:p text:style-name="P3"><text:a xlink:type="simple" xlink:href="#__RefHeading___Toc5809_1815870169" text:style-name="Index_20_Link" text:visited-style-name="Index_20_Link">Part 1: Introduction to Variables<text:tab/>4</text:a></text:p>
          <text:p text:style-name="P3"><text:a xlink:type="simple" xlink:href="#__RefHeading___Toc5815_1815870169" text:style-name="Index_20_Link" text:visited-style-name="Index_20_Link">Part 2: Declaring and Assigning Values to Variables<text:tab/>4</text:a></text:p>
          <text:p text:style-name="P3"><text:a xlink:type="simple" xlink:href="#__RefHeading___Toc5821_1815870169" text:style-name="Index_20_Link" text:visited-style-name="Index_20_Link">Part 3: Data Types and Dynamic Typing<text:tab/>4</text:a></text:p>
          <text:p text:style-name="P3"><text:a xlink:type="simple" xlink:href="#__RefHeading___Toc5827_1815870169" text:style-name="Index_20_Link" text:visited-style-name="Index_20_Link">Part 4: Using Variables<text:tab/>5</text:a></text:p>
          <text:p text:style-name="P3"><text:a xlink:type="simple" xlink:href="#__RefHeading___Toc5833_1815870169" text:style-name="Index_20_Link" text:visited-style-name="Index_20_Link">Part 5: Naming Conventions and Best Practices<text:tab/>5</text:a></text:p>
          <text:p text:style-name="P3"><text:a xlink:type="simple" xlink:href="#__RefHeading___Toc5839_1815870169" text:style-name="Index_20_Link" text:visited-style-name="Index_20_Link">Conclusion:<text:tab/>5</text:a></text:p>
          <text:p text:style-name="P2"><text:a xlink:type="simple" xlink:href="#__RefHeading___Toc6411_1815870169" text:style-name="Index_20_Link" text:visited-style-name="Index_20_Link">Lesson: Understanding Different Variable Types in Python<text:tab/>6</text:a></text:p>
          <text:p text:style-name="P3"><text:a xlink:type="simple" xlink:href="#__RefHeading___Toc6413_1815870169" text:style-name="Index_20_Link" text:visited-style-name="Index_20_Link">Objectives:<text:tab/>6</text:a></text:p>
          <text:p text:style-name="P3"><text:a xlink:type="simple" xlink:href="#__RefHeading___Toc6415_1815870169" text:style-name="Index_20_Link" text:visited-style-name="Index_20_Link">Part 1: Revision of Variables<text:tab/>6</text:a></text:p>
          <text:p text:style-name="P3"><text:a xlink:type="simple" xlink:href="#__RefHeading___Toc6417_1815870169" text:style-name="Index_20_Link" text:visited-style-name="Index_20_Link">Part 2: Basic Variable Types<text:tab/>6</text:a></text:p>
          <text:p text:style-name="P3"><text:a xlink:type="simple" xlink:href="#__RefHeading___Toc6419_1815870169" text:style-name="Index_20_Link" text:visited-style-name="Index_20_Link">Part 3: Complex Variable Types<text:tab/>6</text:a></text:p>
          <text:p text:style-name="P3"><text:a xlink:type="simple" xlink:href="#__RefHeading___Toc6421_1815870169" text:style-name="Index_20_Link" text:visited-style-name="Index_20_Link">Part 4: Variable Assignment and Manipulation<text:tab/>7</text:a></text:p>
          <text:p text:style-name="P3"><text:a xlink:type="simple" xlink:href="#__RefHeading___Toc6423_1815870169" text:style-name="Index_20_Link" text:visited-style-name="Index_20_Link">Conclusion:<text:tab/>8</text:a></text:p>
          <text:p text:style-name="P2"><text:a xlink:type="simple" xlink:href="#__RefHeading___Toc6350_1815870169" text:style-name="Index_20_Link" text:visited-style-name="Index_20_Link">Lesson: Understanding Inputs in Python<text:tab/>8</text:a></text:p>
          <text:p text:style-name="P3"><text:a xlink:type="simple" xlink:href="#__RefHeading___Toc6352_1815870169" text:style-name="Index_20_Link" text:visited-style-name="Index_20_Link">Objectives:<text:tab/>8</text:a></text:p>
          <text:p text:style-name="P3"><text:a xlink:type="simple" xlink:href="#__RefHeading___Toc6354_1815870169" text:style-name="Index_20_Link" text:visited-style-name="Index_20_Link">Part 1: Introduction to User Input<text:tab/>8</text:a></text:p>
          <text:p text:style-name="P3"><text:a xlink:type="simple" xlink:href="#__RefHeading___Toc6356_1815870169" text:style-name="Index_20_Link" text:visited-style-name="Index_20_Link">Part 2: Using the input() Function<text:tab/>8</text:a></text:p>
          <text:p text:style-name="P3"><text:a xlink:type="simple" xlink:href="#__RefHeading___Toc6358_1815870169" text:style-name="Index_20_Link" text:visited-style-name="Index_20_Link">Part 3: Handling and Validating User Input<text:tab/>8</text:a></text:p>
          <text:p text:style-name="P3"><text:a xlink:type="simple" xlink:href="#__RefHeading___Toc6360_1815870169" text:style-name="Index_20_Link" text:visited-style-name="Index_20_Link">Part 4: Advanced Input Handling<text:tab/>9</text:a></text:p>
          <text:p text:style-name="P3"><text:a xlink:type="simple" xlink:href="#__RefHeading___Toc6362_1815870169" text:style-name="Index_20_Link" text:visited-style-name="Index_20_Link">Conclusion:<text:tab/>9</text:a></text:p>
          <text:p text:style-name="P2"><text:a xlink:type="simple" xlink:href="#__RefHeading___Toc5767_1815870169" text:style-name="Index_20_Link" text:visited-style-name="Index_20_Link">Exercises<text:tab/>10</text:a></text:p>
          <text:p text:style-name="P1"><text:a xlink:type="simple" xlink:href="#__RefHeading___Toc5684_1815870169" text:style-name="Index_20_Link" text:visited-style-name="Index_20_Link">Week 2<text:tab/>12</text:a></text:p>
          <text:p text:style-name="P2"><text:a xlink:type="simple" xlink:href="#__RefHeading___Toc6391_1815870169" text:style-name="Index_20_Link" text:visited-style-name="Index_20_Link">Lesson: Exploring Loops in Python<text:tab/>12</text:a></text:p>
          <text:p text:style-name="P3"><text:a xlink:type="simple" xlink:href="#__RefHeading___Toc6393_1815870169" text:style-name="Index_20_Link" text:visited-style-name="Index_20_Link">Objectives:<text:tab/>12</text:a></text:p>
          <text:p text:style-name="P3"><text:a xlink:type="simple" xlink:href="#__RefHeading___Toc6395_1815870169" text:style-name="Index_20_Link" text:visited-style-name="Index_20_Link">Part 1: Introduction to Loops<text:tab/>12</text:a></text:p>
          <text:p text:style-name="P3"><text:a xlink:type="simple" xlink:href="#__RefHeading___Toc6397_1815870169" text:style-name="Index_20_Link" text:visited-style-name="Index_20_Link">Part 2: for Loops<text:tab/>12</text:a></text:p>
          <text:p text:style-name="P3"><text:a xlink:type="simple" xlink:href="#__RefHeading___Toc6399_1815870169" text:style-name="Index_20_Link" text:visited-style-name="Index_20_Link">Part 3: while Loops<text:tab/>13</text:a></text:p>
          <text:p text:style-name="P3"><text:a xlink:type="simple" xlink:href="#__RefHeading___Toc6401_1815870169" text:style-name="Index_20_Link" text:visited-style-name="Index_20_Link">Part 4: Loop Control Statements<text:tab/>13</text:a></text:p>
          <text:p text:style-name="P3"><text:a xlink:type="simple" xlink:href="#__RefHeading___Toc6403_1815870169" text:style-name="Index_20_Link" text:visited-style-name="Index_20_Link">Part 5: Common Loop Patterns<text:tab/>14</text:a></text:p>
          <text:p text:style-name="P3"><text:a xlink:type="simple" xlink:href="#__RefHeading___Toc6405_1815870169" text:style-name="Index_20_Link" text:visited-style-name="Index_20_Link">Conclusion:<text:tab/>14</text:a></text:p>
          <text:p text:style-name="P2"><text:a xlink:type="simple" xlink:href="#__RefHeading___Toc5879_1815870169" text:style-name="Index_20_Link" text:visited-style-name="Index_20_Link">Lesson: Operators and Conditional Statements in Python<text:tab/>14</text:a></text:p>
          <text:p text:style-name="P3"><text:a xlink:type="simple" xlink:href="#__RefHeading___Toc5843_1815870169" text:style-name="Index_20_Link" text:visited-style-name="Index_20_Link">Objectives:<text:tab/>14</text:a></text:p>
          <text:p text:style-name="P3"><text:a xlink:type="simple" xlink:href="#__RefHeading___Toc5845_1815870169" text:style-name="Index_20_Link" text:visited-style-name="Index_20_Link">Part 1: Operators in Python<text:tab/>14</text:a></text:p>
          <text:p text:style-name="P3"><text:a xlink:type="simple" xlink:href="#__RefHeading___Toc5851_1815870169" text:style-name="Index_20_Link" text:visited-style-name="Index_20_Link">Part 2: Using Operators<text:tab/>15</text:a></text:p>
          <text:p text:style-name="P3"><text:a xlink:type="simple" xlink:href="#__RefHeading___Toc5865_1815870169" text:style-name="Index_20_Link" text:visited-style-name="Index_20_Link">Part 3: Conditional Statements<text:tab/>16</text:a></text:p>
          <text:p text:style-name="P3"><text:a xlink:type="simple" xlink:href="#__RefHeading___Toc5875_1815870169" text:style-name="Index_20_Link" text:visited-style-name="Index_20_Link">Conclusion:<text:tab/>16</text:a></text:p>
          <text:p text:style-name="P2"><text:a xlink:type="simple" xlink:href="#__RefHeading___Toc5877_1815870169" text:style-name="Index_20_Link" text:visited-style-name="Index_20_Link">Exercises<text:tab/>17</text:a></text:p>
          <text:p text:style-name="P1"><text:a xlink:type="simple" xlink:href="#__RefHeading___Toc5882_1815870169" text:style-name="Index_20_Link" text:visited-style-name="Index_20_Link">Week 3<text:tab/>20</text:a></text:p>
          <text:p text:style-name="P2"><text:a xlink:type="simple" xlink:href="#__RefHeading___Toc6346_1815870169" text:style-name="Index_20_Link" text:visited-style-name="Index_20_Link">Lesson: Introduction to Lists in Python<text:tab/>20</text:a></text:p>
          <text:p text:style-name="P3"><text:a xlink:type="simple" xlink:href="#__RefHeading___Toc5769_1815870169" text:style-name="Index_20_Link" text:visited-style-name="Index_20_Link">Objectives:<text:tab/>20</text:a></text:p>
          <text:p text:style-name="P3"><text:a xlink:type="simple" xlink:href="#__RefHeading___Toc5771_1815870169" text:style-name="Index_20_Link" text:visited-style-name="Index_20_Link">Part 1: What are Lists?<text:tab/>20</text:a></text:p>
          <text:p text:style-name="P3"><text:a xlink:type="simple" xlink:href="#__RefHeading___Toc5777_1815870169" text:style-name="Index_20_Link" text:visited-style-name="Index_20_Link">Part 2: Creating and Accessing Lists<text:tab/>20</text:a></text:p>
          <text:p text:style-name="P3"><text:a xlink:type="simple" xlink:href="#__RefHeading___Toc5783_1815870169" text:style-name="Index_20_Link" text:visited-style-name="Index_20_Link">Part 3: Modifying Lists<text:tab/>20</text:a></text:p>
          <text:p text:style-name="P3"><text:a xlink:type="simple" xlink:href="#__RefHeading___Toc5791_1815870169" text:style-name="Index_20_Link" text:visited-style-name="Index_20_Link">Part 4: List Operations<text:tab/>21</text:a></text:p>
          <text:p text:style-name="P3"><text:a xlink:type="simple" xlink:href="#__RefHeading___Toc5799_1815870169" text:style-name="Index_20_Link" text:visited-style-name="Index_20_Link">Part 5: Iterating Through Lists<text:tab/>21</text:a></text:p>
          <text:p text:style-name="P3"><text:a xlink:type="simple" xlink:href="#__RefHeading___Toc5803_1815870169" text:style-name="Index_20_Link" text:visited-style-name="Index_20_Link">Conclusion:<text:tab/>22</text:a></text:p>
          <text:p text:style-name="P2"><text:a xlink:type="simple" xlink:href="#__RefHeading___Toc5805_1815870169" text:style-name="Index_20_Link" text:visited-style-name="Index_20_Link">Exercises: Lists<text:tab/>22</text:a></text:p>
          <text:p text:style-name="P2"><text:soft-page-break/><text:a xlink:type="simple" xlink:href="#__RefHeading___Toc6364_1815870169" text:style-name="Index_20_Link" text:visited-style-name="Index_20_Link">Lesson: Input Validation in Python<text:tab/>23</text:a></text:p>
          <text:p text:style-name="P3"><text:a xlink:type="simple" xlink:href="#__RefHeading___Toc6366_1815870169" text:style-name="Index_20_Link" text:visited-style-name="Index_20_Link">Objectives:<text:tab/>23</text:a></text:p>
          <text:p text:style-name="P3"><text:a xlink:type="simple" xlink:href="#__RefHeading___Toc6368_1815870169" text:style-name="Index_20_Link" text:visited-style-name="Index_20_Link">Part 1: Introduction to Input Validation<text:tab/>23</text:a></text:p>
          <text:p text:style-name="P3"><text:a xlink:type="simple" xlink:href="#__RefHeading___Toc6370_1815870169" text:style-name="Index_20_Link" text:visited-style-name="Index_20_Link">Part 2: Basic Input Validation Techniques<text:tab/>23</text:a></text:p>
          <text:p text:style-name="P3"><text:a xlink:type="simple" xlink:href="#__RefHeading___Toc6372_1815870169" text:style-name="Index_20_Link" text:visited-style-name="Index_20_Link">Part 3: Advanced Input Validation Techniques<text:tab/>23</text:a></text:p>
          <text:p text:style-name="P3"><text:a xlink:type="simple" xlink:href="#__RefHeading___Toc6374_1815870169" text:style-name="Index_20_Link" text:visited-style-name="Index_20_Link">Conclusion:<text:tab/>24</text:a></text:p>
          <text:p text:style-name="P2"><text:a xlink:type="simple" xlink:href="#__RefHeading___Toc5690_1815870169" text:style-name="Index_20_Link" text:visited-style-name="Index_20_Link">Excercise: Loops, recursion and iterations<text:tab/>24</text:a></text:p>
          <text:p text:style-name="P1"><text:a xlink:type="simple" xlink:href="#__RefHeading___Toc5759_1815870169" text:style-name="Index_20_Link" text:visited-style-name="Index_20_Link">Week 4<text:tab/>27</text:a></text:p>
          <text:p text:style-name="P2"><text:a xlink:type="simple" xlink:href="#__RefHeading___Toc6348_1815870169" text:style-name="Index_20_Link" text:visited-style-name="Index_20_Link">Lesson: Arrays and Dictionaries in Python<text:tab/>27</text:a></text:p>
          <text:p text:style-name="P3"><text:a xlink:type="simple" xlink:href="#__RefHeading___Toc5886_1815870169" text:style-name="Index_20_Link" text:visited-style-name="Index_20_Link">Objectives:<text:tab/>27</text:a></text:p>
          <text:p text:style-name="P3"><text:a xlink:type="simple" xlink:href="#__RefHeading___Toc5888_1815870169" text:style-name="Index_20_Link" text:visited-style-name="Index_20_Link">Part 1: Introduction to Arrays<text:tab/>27</text:a></text:p>
          <text:p text:style-name="P3"><text:a xlink:type="simple" xlink:href="#__RefHeading___Toc5900_1815870169" text:style-name="Index_20_Link" text:visited-style-name="Index_20_Link">Part 2: Introduction to Dictionaries<text:tab/>28</text:a></text:p>
          <text:p text:style-name="P3"><text:a xlink:type="simple" xlink:href="#__RefHeading___Toc5912_1815870169" text:style-name="Index_20_Link" text:visited-style-name="Index_20_Link">Part 3: Use Cases and Best Practices<text:tab/>28</text:a></text:p>
          <text:p text:style-name="P3"><text:a xlink:type="simple" xlink:href="#__RefHeading___Toc5920_1815870169" text:style-name="Index_20_Link" text:visited-style-name="Index_20_Link">Conclusion:<text:tab/>29</text:a></text:p>
          <text:p text:style-name="P1"><text:a xlink:type="simple" xlink:href="#__RefHeading___Toc5923_1815870169" text:style-name="Index_20_Link" text:visited-style-name="Index_20_Link">Week 5<text:tab/>29</text:a></text:p>
          <text:p text:style-name="P2"><text:a xlink:type="simple" xlink:href="#__RefHeading___Toc5925_1815870169" text:style-name="Index_20_Link" text:visited-style-name="Index_20_Link">Lesson: Strings and String Operations in Python<text:tab/>29</text:a></text:p>
          <text:p text:style-name="P3"><text:a xlink:type="simple" xlink:href="#__RefHeading___Toc5927_1815870169" text:style-name="Index_20_Link" text:visited-style-name="Index_20_Link">Objectives:<text:tab/>29</text:a></text:p>
          <text:p text:style-name="P3"><text:a xlink:type="simple" xlink:href="#__RefHeading___Toc5929_1815870169" text:style-name="Index_20_Link" text:visited-style-name="Index_20_Link">Part 1: Introduction to Strings<text:tab/>29</text:a></text:p>
          <text:p text:style-name="P3"><text:a xlink:type="simple" xlink:href="#__RefHeading___Toc5939_1815870169" text:style-name="Index_20_Link" text:visited-style-name="Index_20_Link">Part 2: String Operations<text:tab/>30</text:a></text:p>
          <text:p text:style-name="P3"><text:a xlink:type="simple" xlink:href="#__RefHeading___Toc5949_1815870169" text:style-name="Index_20_Link" text:visited-style-name="Index_20_Link">Part 3: Common String Methods<text:tab/>31</text:a></text:p>
          <text:p text:style-name="P3"><text:a xlink:type="simple" xlink:href="#__RefHeading___Toc5957_1815870169" text:style-name="Index_20_Link" text:visited-style-name="Index_20_Link">Part 4: Formatting Strings<text:tab/>31</text:a></text:p>
          <text:p text:style-name="P3"><text:a xlink:type="simple" xlink:href="#__RefHeading___Toc5963_1815870169" text:style-name="Index_20_Link" text:visited-style-name="Index_20_Link">Conclusion:<text:tab/>32</text:a></text:p>
          <text:p text:style-name="P2"><text:a xlink:type="simple" xlink:href="#__RefHeading___Toc5965_1815870169" text:style-name="Index_20_Link" text:visited-style-name="Index_20_Link">Exercises<text:tab/>32</text:a></text:p>
          <text:p text:style-name="P1"><text:a xlink:type="simple" xlink:href="#__RefHeading___Toc5967_1815870169" text:style-name="Index_20_Link" text:visited-style-name="Index_20_Link">Week 6<text:tab/>35</text:a></text:p>
          <text:p text:style-name="P2"><text:a xlink:type="simple" xlink:href="#__RefHeading___Toc6086_1815870169" text:style-name="Index_20_Link" text:visited-style-name="Index_20_Link">Lesson: Working with Files in Python<text:tab/>35</text:a></text:p>
          <text:p text:style-name="P3"><text:a xlink:type="simple" xlink:href="#__RefHeading___Toc6088_1815870169" text:style-name="Index_20_Link" text:visited-style-name="Index_20_Link">Objectives:<text:tab/>35</text:a></text:p>
          <text:p text:style-name="P3"><text:a xlink:type="simple" xlink:href="#__RefHeading___Toc6090_1815870169" text:style-name="Index_20_Link" text:visited-style-name="Index_20_Link">Part 1: Introduction to File Handling<text:tab/>35</text:a></text:p>
          <text:p text:style-name="P3"><text:a xlink:type="simple" xlink:href="#__RefHeading___Toc6096_1815870169" text:style-name="Index_20_Link" text:visited-style-name="Index_20_Link">Part 2: Opening and Closing Files<text:tab/>35</text:a></text:p>
          <text:p text:style-name="P3"><text:a xlink:type="simple" xlink:href="#__RefHeading___Toc6102_1815870169" text:style-name="Index_20_Link" text:visited-style-name="Index_20_Link">Part 3: Reading from Files<text:tab/>35</text:a></text:p>
          <text:p text:style-name="P3"><text:a xlink:type="simple" xlink:href="#__RefHeading___Toc6110_1815870169" text:style-name="Index_20_Link" text:visited-style-name="Index_20_Link">Part 4: Writing to Files<text:tab/>36</text:a></text:p>
          <text:p text:style-name="P3"><text:a xlink:type="simple" xlink:href="#__RefHeading___Toc6116_1815870169" text:style-name="Index_20_Link" text:visited-style-name="Index_20_Link">Part 5: File Modes<text:tab/>36</text:a></text:p>
          <text:p text:style-name="P3"><text:a xlink:type="simple" xlink:href="#__RefHeading___Toc6118_1815870169" text:style-name="Index_20_Link" text:visited-style-name="Index_20_Link">Part 6: Using "with" Statement (Context Managers)<text:tab/>37</text:a></text:p>
          <text:p text:style-name="P3"><text:a xlink:type="simple" xlink:href="#__RefHeading___Toc6120_1815870169" text:style-name="Index_20_Link" text:visited-style-name="Index_20_Link">Conclusion:<text:tab/>37</text:a></text:p>
          <text:p text:style-name="P2"><text:a xlink:type="simple" xlink:href="#__RefHeading___Toc6122_1815870169" text:style-name="Index_20_Link" text:visited-style-name="Index_20_Link">Exercises<text:tab/>37</text:a></text:p>
          <text:p text:style-name="P1"><text:a xlink:type="simple" xlink:href="#__RefHeading___Toc5980_1815870169" text:style-name="Index_20_Link" text:visited-style-name="Index_20_Link">Week 7 - 10<text:tab/>40</text:a></text:p>
          <text:p text:style-name="P2"><text:a xlink:type="simple" xlink:href="#__RefHeading___Toc5761_1815870169" text:style-name="Index_20_Link" text:visited-style-name="Index_20_Link">Revisions Questions<text:tab/>40</text:a></text:p>
          <text:p text:style-name="P2"><text:a xlink:type="simple" xlink:href="#__RefHeading___Toc5763_1815870169" text:style-name="Index_20_Link" text:visited-style-name="Index_20_Link">Answers<text:tab/>40</text:a></text:p>
          <text:p text:style-name="P1"><text:a xlink:type="simple" xlink:href="#__RefHeading___Toc6148_1815870169" text:style-name="Index_20_Link" text:visited-style-name="Index_20_Link">Term 2 Week 1<text:tab/>46</text:a></text:p>
          <text:p text:style-name="P2"><text:a xlink:type="simple" xlink:href="#__RefHeading___Toc6150_1815870169" text:style-name="Index_20_Link" text:visited-style-name="Index_20_Link">Lesson: Networking Concepts with Python<text:tab/>46</text:a></text:p>
          <text:p text:style-name="P3"><text:a xlink:type="simple" xlink:href="#__RefHeading___Toc6152_1815870169" text:style-name="Index_20_Link" text:visited-style-name="Index_20_Link">Objectives:<text:tab/>46</text:a></text:p>
          <text:p text:style-name="P3"><text:a xlink:type="simple" xlink:href="#__RefHeading___Toc6154_1815870169" text:style-name="Index_20_Link" text:visited-style-name="Index_20_Link">Part 1: Introduction to Networking<text:tab/>46</text:a></text:p>
          <text:p text:style-name="P3"><text:a xlink:type="simple" xlink:href="#__RefHeading___Toc6160_1815870169" text:style-name="Index_20_Link" text:visited-style-name="Index_20_Link">Part 2: Basic Networking Tasks with Python<text:tab/>46</text:a></text:p>
          <text:p text:style-name="P3"><text:a xlink:type="simple" xlink:href="#__RefHeading___Toc6166_1815870169" text:style-name="Index_20_Link" text:visited-style-name="Index_20_Link">Part 3: Networking Libraries in Python<text:tab/>47</text:a></text:p>
          <text:p text:style-name="P3"><text:a xlink:type="simple" xlink:href="#__RefHeading___Toc6174_1815870169" text:style-name="Index_20_Link" text:visited-style-name="Index_20_Link">Part 4: Networking Concepts in Real-World Applications<text:tab/>47</text:a></text:p>
          <text:p text:style-name="P3"><text:a xlink:type="simple" xlink:href="#__RefHeading___Toc6180_1815870169" text:style-name="Index_20_Link" text:visited-style-name="Index_20_Link">Conclusion:<text:tab/>48</text:a></text:p>
          <text:p text:style-name="P1"><text:a xlink:type="simple" xlink:href="#__RefHeading___Toc6182_1815870169" text:style-name="Index_20_Link" text:visited-style-name="Index_20_Link">Term 2 Week 2<text:tab/>49</text:a></text:p>
          <text:p text:style-name="P2"><text:a xlink:type="simple" xlink:href="#__RefHeading___Toc6184_1815870169" text:style-name="Index_20_Link" text:visited-style-name="Index_20_Link">Lesson: Getting IP Addresses, Subnets, and Subnetting with Python<text:tab/>49</text:a></text:p>
          <text:p text:style-name="P3"><text:a xlink:type="simple" xlink:href="#__RefHeading___Toc6186_1815870169" text:style-name="Index_20_Link" text:visited-style-name="Index_20_Link">Objectives:<text:tab/>49</text:a></text:p>
          <text:p text:style-name="P3"><text:a xlink:type="simple" xlink:href="#__RefHeading___Toc6188_1815870169" text:style-name="Index_20_Link" text:visited-style-name="Index_20_Link">Part 1: Introduction to IP Addresses and Subnets<text:tab/>49</text:a></text:p>
          <text:p text:style-name="P3"><text:a xlink:type="simple" xlink:href="#__RefHeading___Toc6194_1815870169" text:style-name="Index_20_Link" text:visited-style-name="Index_20_Link">Part 2: Retrieving IP Information with Python<text:tab/>49</text:a></text:p>
          <text:p text:style-name="P3"><text:a xlink:type="simple" xlink:href="#__RefHeading___Toc6200_1815870169" text:style-name="Index_20_Link" text:visited-style-name="Index_20_Link">Part 3: Subnetting with Python<text:tab/>49</text:a></text:p>
          <text:p text:style-name="P3"><text:a xlink:type="simple" xlink:href="#__RefHeading___Toc6204_1815870169" text:style-name="Index_20_Link" text:visited-style-name="Index_20_Link">Part 4: Building a Subnetting Tool<text:tab/>50</text:a></text:p>
          <text:p text:style-name="P3"><text:soft-page-break/><text:a xlink:type="simple" xlink:href="#__RefHeading___Toc6210_1815870169" text:style-name="Index_20_Link" text:visited-style-name="Index_20_Link">Conclusion:<text:tab/>50</text:a></text:p>
          <text:p text:style-name="P1"><text:a xlink:type="simple" xlink:href="#__RefHeading___Toc6212_1815870169" text:style-name="Index_20_Link" text:visited-style-name="Index_20_Link">Term 2 Week 3<text:tab/>51</text:a></text:p>
          <text:p text:style-name="P2"><text:a xlink:type="simple" xlink:href="#__RefHeading___Toc6214_1815870169" text:style-name="Index_20_Link" text:visited-style-name="Index_20_Link">Lesson: Network Scanning for Devices and Ports with Python<text:tab/>51</text:a></text:p>
          <text:p text:style-name="P3"><text:a xlink:type="simple" xlink:href="#__RefHeading___Toc6216_1815870169" text:style-name="Index_20_Link" text:visited-style-name="Index_20_Link">Objectives:<text:tab/>51</text:a></text:p>
          <text:p text:style-name="P3"><text:a xlink:type="simple" xlink:href="#__RefHeading___Toc6218_1815870169" text:style-name="Index_20_Link" text:visited-style-name="Index_20_Link">Part 1: Introduction to Network Scanning<text:tab/>51</text:a></text:p>
          <text:p text:style-name="P3"><text:a xlink:type="simple" xlink:href="#__RefHeading___Toc6224_1815870169" text:style-name="Index_20_Link" text:visited-style-name="Index_20_Link">Part 2: Ping Scanning with Python<text:tab/>51</text:a></text:p>
          <text:p text:style-name="P3"><text:a xlink:type="simple" xlink:href="#__RefHeading___Toc6228_1815870169" text:style-name="Index_20_Link" text:visited-style-name="Index_20_Link">Part 3: Port Scanning with Python<text:tab/>51</text:a></text:p>
          <text:p text:style-name="P3"><text:a xlink:type="simple" xlink:href="#__RefHeading___Toc6234_1815870169" text:style-name="Index_20_Link" text:visited-style-name="Index_20_Link">Part 4: Building a Network Scanner<text:tab/>52</text:a></text:p>
          <text:p text:style-name="P3"><text:a xlink:type="simple" xlink:href="#__RefHeading___Toc6238_1815870169" text:style-name="Index_20_Link" text:visited-style-name="Index_20_Link">Conclusion:<text:tab/>52</text:a></text:p>
          <text:p text:style-name="P2"><text:a xlink:type="simple" xlink:href="#__RefHeading___Toc6240_1815870169" text:style-name="Index_20_Link" text:visited-style-name="Index_20_Link">Exercises<text:tab/>53</text:a></text:p>
        </text:index-body>
      </text:table-of-content>
      <text:h text:style-name="P5" text:outline-level="1"/>
      <text:h text:style-name="P7" text:outline-level="1"><text:bookmark-start text:name="__RefHeading___Toc5682_1815870169"/>Week 1<text:bookmark-end text:name="__RefHeading___Toc5682_1815870169"/></text:h>
      <text:h text:style-name="Heading_20_2" text:outline-level="2"><text:bookmark-start text:name="__RefHeading___Toc5841_1815870169"/><text:span text:style-name="Strong_20_Emphasis">Lesson: Understanding Variables </text:span><text:span text:style-name="Strong_20_Emphasis"><text:span text:style-name="T11">and input</text:span></text:span><text:span text:style-name="Strong_20_Emphasis"> in Python</text:span><text:bookmark-end text:name="__RefHeading___Toc5841_1815870169"/></text:h>
      <text:h text:style-name="Heading_20_3" text:outline-level="3"><text:bookmark-start text:name="__RefHeading___Toc5807_1815870169"/>Objectives:<text:bookmark-end text:name="__RefHeading___Toc5807_1815870169"/></text:h>
      <text:list xml:id="list2511767869" text:style-name="L59">
        <text:list-item>
          <text:p text:style-name="P96">Define the concept of variables.</text:p>
        </text:list-item>
        <text:list-item>
          <text:p text:style-name="P96">Understand the role of variables in Python.</text:p>
        </text:list-item>
        <text:list-item>
          <text:p text:style-name="P96">Learn how to declare, assign values to, and use variables.</text:p>
        </text:list-item>
        <text:list-item>
          <text:p text:style-name="P95">Explore variable naming conventions and best practices.</text:p>
        </text:list-item>
      </text:list>
      <text:h text:style-name="Heading_20_3" text:outline-level="3"><text:bookmark-start text:name="__RefHeading___Toc5809_1815870169"/>Part 1: Introduction to Variables<text:bookmark-end text:name="__RefHeading___Toc5809_1815870169"/></text:h>
      <text:h text:style-name="Heading_20_4" text:outline-level="4"><text:bookmark-start text:name="__RefHeading___Toc5811_1815870169"/>1.1 Definition:<text:bookmark-end text:name="__RefHeading___Toc5811_1815870169"/></text:h>
      <text:p text:style-name="Text_20_body">A variable is a named storage location in a program that holds data which can be changed during the execution of the script. Variables act as containers for storing values and are fundamental to programming.</text:p>
      <text:h text:style-name="Heading_20_4" text:outline-level="4"><text:bookmark-start text:name="__RefHeading___Toc5813_1815870169"/>1.2 Example:<text:bookmark-end text:name="__RefHeading___Toc5813_1815870169"/></text:h>
      <text:p text:style-name="Preformatted_20_Text"><text:span text:style-name="Source_20_Text"># Example:</text:span></text:p>
      <text:p text:style-name="Preformatted_20_Text"><text:span text:style-name="Source_20_Text">age = 25</text:span></text:p>
      <text:p text:style-name="P17"><text:span text:style-name="Source_20_Text">name = "Alice"</text:span></text:p>
      <text:h text:style-name="Heading_20_3" text:outline-level="3"><text:bookmark-start text:name="__RefHeading___Toc5815_1815870169"/>Part 2: Declaring and Assigning Values to Variables<text:bookmark-end text:name="__RefHeading___Toc5815_1815870169"/></text:h>
      <text:h text:style-name="Heading_20_4" text:outline-level="4"><text:bookmark-start text:name="__RefHeading___Toc5817_1815870169"/>2.1 Variable Declaration:<text:bookmark-end text:name="__RefHeading___Toc5817_1815870169"/></text:h>
      <text:list xml:id="list9479175" text:style-name="L60">
        <text:list-item>
          <text:p text:style-name="P97">In Python, you do not need to explicitly declare the data type of a variable.</text:p>
        </text:list-item>
      </text:list>
      <text:p text:style-name="Preformatted_20_Text"><text:span text:style-name="Source_20_Text"># Example:</text:span></text:p>
      <text:p text:style-name="P17"><text:span text:style-name="Source_20_Text">count = 0</text:span></text:p>
      <text:h text:style-name="Heading_20_4" text:outline-level="4"><text:bookmark-start text:name="__RefHeading___Toc5819_1815870169"/>2.2 Assigning Values:<text:bookmark-end text:name="__RefHeading___Toc5819_1815870169"/></text:h>
      <text:list xml:id="list201649092" text:style-name="L61">
        <text:list-item>
          <text:p text:style-name="P98">Use the assignment operator <text:span text:style-name="Source_20_Text">=</text:span> to assign a value to a variable.</text:p>
        </text:list-item>
      </text:list>
      <text:p text:style-name="Preformatted_20_Text"><text:span text:style-name="Source_20_Text"># Example:</text:span></text:p>
      <text:p text:style-name="P17"><text:span text:style-name="Source_20_Text">temperature = 30.5</text:span></text:p>
      <text:h text:style-name="Heading_20_3" text:outline-level="3"><text:bookmark-start text:name="__RefHeading___Toc5821_1815870169"/>Part 3: Data Types and Dynamic Typing<text:bookmark-end text:name="__RefHeading___Toc5821_1815870169"/></text:h>
      <text:h text:style-name="Heading_20_4" text:outline-level="4"><text:bookmark-start text:name="__RefHeading___Toc5823_1815870169"/>3.1 Data Types:<text:bookmark-end text:name="__RefHeading___Toc5823_1815870169"/></text:h>
      <text:list xml:id="list1941975986" text:style-name="L62">
        <text:list-item>
          <text:p text:style-name="P99">Variables in Python can hold various data types such as integers, floats, strings, lists, and more.</text:p>
        </text:list-item>
      </text:list>
      <text:p text:style-name="Preformatted_20_Text"><text:span text:style-name="Source_20_Text"># Example:</text:span></text:p>
      <text:p text:style-name="P17"><text:span text:style-name="Source_20_Text">message = "Hello, World!"</text:span></text:p>
      <text:h text:style-name="Heading_20_4" text:outline-level="4"><text:bookmark-start text:name="__RefHeading___Toc5825_1815870169"/><text:soft-page-break/>3.2 Dynamic Typing:<text:bookmark-end text:name="__RefHeading___Toc5825_1815870169"/></text:h>
      <text:list xml:id="list1423604429" text:style-name="L63">
        <text:list-item>
          <text:p text:style-name="P100">Python is dynamically typed, meaning the interpreter determines the data type during runtime.</text:p>
        </text:list-item>
      </text:list>
      <text:p text:style-name="Preformatted_20_Text"><text:span text:style-name="Source_20_Text"># Example:</text:span></text:p>
      <text:p text:style-name="Preformatted_20_Text"><text:span text:style-name="Source_20_Text">x = 10 <text:s text:c="2"/># x is an integer</text:span></text:p>
      <text:p text:style-name="P17"><text:span text:style-name="Source_20_Text">x = "hello" <text:s text:c="2"/># now x is a string</text:span></text:p>
      <text:h text:style-name="Heading_20_3" text:outline-level="3"><text:bookmark-start text:name="__RefHeading___Toc5827_1815870169"/>Part 4: Using Variables<text:bookmark-end text:name="__RefHeading___Toc5827_1815870169"/></text:h>
      <text:h text:style-name="Heading_20_4" text:outline-level="4"><text:bookmark-start text:name="__RefHeading___Toc5829_1815870169"/>4.1 Performing Operations:<text:bookmark-end text:name="__RefHeading___Toc5829_1815870169"/></text:h>
      <text:list xml:id="list4154149408" text:style-name="L64">
        <text:list-item>
          <text:p text:style-name="P101">Variables can be used in mathematical operations and expressions.</text:p>
        </text:list-item>
      </text:list>
      <text:p text:style-name="Preformatted_20_Text"><text:span text:style-name="Source_20_Text"># Example:</text:span></text:p>
      <text:p text:style-name="Preformatted_20_Text"><text:span text:style-name="Source_20_Text">length = 5</text:span></text:p>
      <text:p text:style-name="Preformatted_20_Text"><text:span text:style-name="Source_20_Text">width = 3</text:span></text:p>
      <text:p text:style-name="P17"><text:span text:style-name="Source_20_Text">area = length * width</text:span></text:p>
      <text:h text:style-name="Heading_20_4" text:outline-level="4"><text:bookmark-start text:name="__RefHeading___Toc5831_1815870169"/>4.2 Concatenation:<text:bookmark-end text:name="__RefHeading___Toc5831_1815870169"/></text:h>
      <text:list xml:id="list3364768105" text:style-name="L65">
        <text:list-item>
          <text:p text:style-name="P102">Combine strings using variables.</text:p>
        </text:list-item>
      </text:list>
      <text:p text:style-name="Preformatted_20_Text"><text:span text:style-name="Source_20_Text"># Example:</text:span></text:p>
      <text:p text:style-name="Preformatted_20_Text"><text:span text:style-name="Source_20_Text">first_name = "John"</text:span></text:p>
      <text:p text:style-name="Preformatted_20_Text"><text:span text:style-name="Source_20_Text">last_name = "Doe"</text:span></text:p>
      <text:p text:style-name="P17"><text:span text:style-name="Source_20_Text">full_name = first_name + " " + last_name</text:span></text:p>
      <text:h text:style-name="Heading_20_3" text:outline-level="3"><text:bookmark-start text:name="__RefHeading___Toc5833_1815870169"/>Part 5: Naming Conventions and Best Practices<text:bookmark-end text:name="__RefHeading___Toc5833_1815870169"/></text:h>
      <text:h text:style-name="Heading_20_4" text:outline-level="4"><text:bookmark-start text:name="__RefHeading___Toc5835_1815870169"/>5.1 Naming Variables:<text:bookmark-end text:name="__RefHeading___Toc5835_1815870169"/></text:h>
      <text:list xml:id="list628886926" text:style-name="L66">
        <text:list-item>
          <text:p text:style-name="P104">Follow Python naming conventions:</text:p>
          <text:list>
            <text:list-item>
              <text:p text:style-name="P104">Use descriptive names.</text:p>
            </text:list-item>
            <text:list-item>
              <text:p text:style-name="P103">Use lowercase with underscores for readability.</text:p>
            </text:list-item>
          </text:list>
        </text:list-item>
      </text:list>
      <text:p text:style-name="Preformatted_20_Text"><text:span text:style-name="Source_20_Text"># Example:</text:span></text:p>
      <text:p text:style-name="P17"><text:span text:style-name="Source_20_Text">user_age = 30</text:span></text:p>
      <text:h text:style-name="Heading_20_4" text:outline-level="4"><text:bookmark-start text:name="__RefHeading___Toc5837_1815870169"/>5.2 Best Practices:<text:bookmark-end text:name="__RefHeading___Toc5837_1815870169"/></text:h>
      <text:list xml:id="list2421540946" text:style-name="L67">
        <text:list-item>
          <text:p text:style-name="P106">Choose meaningful variable names.</text:p>
        </text:list-item>
        <text:list-item>
          <text:p text:style-name="P106">Avoid using reserved words.</text:p>
        </text:list-item>
        <text:list-item>
          <text:p text:style-name="P105">Maintain consistency in naming style.</text:p>
        </text:list-item>
      </text:list>
      <text:h text:style-name="Heading_20_3" text:outline-level="3"><text:bookmark-start text:name="__RefHeading___Toc5839_1815870169"/>Conclusion:<text:bookmark-end text:name="__RefHeading___Toc5839_1815870169"/></text:h>
      <text:p text:style-name="Text_20_body">Understanding variables is fundamental to programming in Python. They serve as containers for storing and manipulating data. By following good practices and conventions, you can write code that is not only functional but also readable and maintainable. As you practice, you'll become more comfortable working with variables and appreciate their importance in programming.</text:p>
      <text:p text:style-name="Text_20_body"><text:span text:style-name="Strong_20_Emphasis"/></text:p>
      <text:h text:style-name="P10" text:outline-level="2"><text:bookmark-start text:name="__RefHeading___Toc6350_1815870169"/><text:span text:style-name="Strong_20_Emphasis">Lesson: Understanding Inputs in Python</text:span><text:bookmark-end text:name="__RefHeading___Toc6350_1815870169"/></text:h>
      <text:h text:style-name="P13" text:outline-level="3"><text:bookmark-start text:name="__RefHeading___Toc6352_1815870169"/>Objectives:<text:bookmark-end text:name="__RefHeading___Toc6352_1815870169"/></text:h>
      <text:list xml:id="list3565377263" text:style-name="L145">
        <text:list-item>
          <text:p text:style-name="P197">Understand the importance of user input in interactive Python programs.</text:p>
        </text:list-item>
        <text:list-item>
          <text:p text:style-name="P197">Learn how to use the <text:span text:style-name="Source_20_Text">input()</text:span> function to obtain user input.</text:p>
        </text:list-item>
        <text:list-item>
          <text:p text:style-name="P198">Explore techniques for handling and validating user input.</text:p>
        </text:list-item>
      </text:list>
      <text:h text:style-name="P13" text:outline-level="3"><text:bookmark-start text:name="__RefHeading___Toc6354_1815870169"/>Part 1: Introduction to User Input<text:bookmark-end text:name="__RefHeading___Toc6354_1815870169"/></text:h>
      <text:h text:style-name="P15" text:outline-level="4">1.1 Importance of User Input:</text:h>
      <text:list xml:id="list2381583014" text:style-name="L170">
        <text:list-item>
          <text:p text:style-name="P228">User input allows programs to interact with users, making them more dynamic and versatile.</text:p>
        </text:list-item>
        <text:list-item>
          <text:p text:style-name="P229">Essential for creating interactive applications, games, and scripts.</text:p>
        </text:list-item>
      </text:list>
      <text:h text:style-name="P13" text:outline-level="3"><text:bookmark-start text:name="__RefHeading___Toc6356_1815870169"/>Part 2: Using the <text:span text:style-name="Source_20_Text">input()</text:span> Function<text:bookmark-end text:name="__RefHeading___Toc6356_1815870169"/></text:h>
      <text:h text:style-name="P15" text:outline-level="4">2.1 The <text:span text:style-name="Source_20_Text">input()</text:span> Function:</text:h>
      <text:list xml:id="list1283169948" text:style-name="L171">
        <text:list-item>
          <text:p text:style-name="P230"><text:span text:style-name="Source_20_Text">input(prompt)</text:span>: Reads a line from the user and returns it as a string.</text:p>
        </text:list-item>
      </text:list>
      <text:p text:style-name="P22"><text:span text:style-name="Source_20_Text"># Example</text:span></text:p>
      <text:p text:style-name="P22"><text:span text:style-name="Source_20_Text">user_name = input("Enter your name: ")</text:span></text:p>
      <text:p text:style-name="P23"><text:span text:style-name="Source_20_Text">print(f"Hello, {user_name}!")</text:span></text:p>
      <text:h text:style-name="P15" text:outline-level="4">2.2 Converting Input to Other Data Types:</text:h>
      <text:list xml:id="list498731426" text:style-name="L172">
        <text:list-item>
          <text:p text:style-name="P231">Use functions like <text:span text:style-name="Source_20_Text">int()</text:span>, <text:span text:style-name="Source_20_Text">float()</text:span>, or <text:span text:style-name="Source_20_Text">eval()</text:span> to convert input to numeric or other data types.</text:p>
        </text:list-item>
      </text:list>
      <text:p text:style-name="P22"><text:span text:style-name="Source_20_Text"># Example</text:span></text:p>
      <text:p text:style-name="P22"><text:span text:style-name="Source_20_Text">age = int(input("Enter your age: "))</text:span></text:p>
      <text:p text:style-name="P23"><text:span text:style-name="Source_20_Text">print(f"You will be {age + 1} years old next year.")</text:span></text:p>
      <text:h text:style-name="P13" text:outline-level="3"><text:bookmark-start text:name="__RefHeading___Toc6358_1815870169"/>Part 3: Handling and Validating User Input<text:bookmark-end text:name="__RefHeading___Toc6358_1815870169"/></text:h>
      <text:h text:style-name="P15" text:outline-level="4">3.1 Basic Input Validation:</text:h>
      <text:list xml:id="list272897142" text:style-name="L173">
        <text:list-item>
          <text:p text:style-name="P232">Use <text:span text:style-name="Source_20_Text">try-except</text:span> blocks to catch exceptions and handle invalid input gracefully.</text:p>
        </text:list-item>
      </text:list>
      <text:p text:style-name="P22"><text:span text:style-name="Source_20_Text"># Example</text:span></text:p>
      <text:p text:style-name="P22"><text:span text:style-name="Source_20_Text">try:</text:span></text:p>
      <text:p text:style-name="P22"><text:span text:style-name="Source_20_Text"><text:s text:c="4"/>number = float(input("Enter a number: "))</text:span></text:p>
      <text:p text:style-name="P22"><text:span text:style-name="Source_20_Text"><text:s text:c="4"/>print(f"Square root: {number**0.5}")</text:span></text:p>
      <text:p text:style-name="P22"><text:span text:style-name="Source_20_Text">except ValueError:</text:span></text:p>
      <text:p text:style-name="P23"><text:span text:style-name="Source_20_Text"><text:s text:c="4"/>print("Invalid input. Please enter a valid number.")</text:span></text:p>
      <text:h text:style-name="P15" text:outline-level="4">3.2 Looping for Valid Input:</text:h>
      <text:list xml:id="list1211138261" text:style-name="L174">
        <text:list-item>
          <text:p text:style-name="P233">Implement loops to repeatedly prompt the user until valid input is provided.</text:p>
        </text:list-item>
      </text:list>
      <text:p text:style-name="P22"><text:span text:style-name="Source_20_Text"># Example</text:span></text:p>
      <text:p text:style-name="P22"><text:span text:style-name="Source_20_Text">while True:</text:span></text:p>
      <text:p text:style-name="P22"><text:span text:style-name="Source_20_Text"><text:s text:c="4"/>try:</text:span></text:p>
      <text:p text:style-name="P22"><text:span text:style-name="Source_20_Text"><text:s text:c="8"/>age = int(input("Enter your age: "))</text:span></text:p>
      <text:p text:style-name="P22"><text:span text:style-name="Source_20_Text"><text:s text:c="8"/>break <text:s/># Break the loop if input is valid</text:span></text:p>
      <text:p text:style-name="P22"><text:span text:style-name="Source_20_Text"><text:s text:c="4"/>except ValueError:</text:span></text:p>
      <text:p text:style-name="P22"><text:soft-page-break/><text:span text:style-name="Source_20_Text"><text:s text:c="8"/>print("Invalid input. Please enter a valid age.")</text:span></text:p>
      <text:p text:style-name="P22"/>
      <text:p text:style-name="P23"><text:span text:style-name="Source_20_Text">print(f"You entered: {age}")</text:span></text:p>
      <text:h text:style-name="P13" text:outline-level="3"><text:bookmark-start text:name="__RefHeading___Toc6360_1815870169"/>Part 4: Advanced Input Handling<text:bookmark-end text:name="__RefHeading___Toc6360_1815870169"/></text:h>
      <text:h text:style-name="P15" text:outline-level="4">4.1 Using <text:span text:style-name="Source_20_Text">split()</text:span> for Multiple Inputs:</text:h>
      <text:list xml:id="list3415445777" text:style-name="L175">
        <text:list-item>
          <text:p text:style-name="P234">Allow users to enter multiple values separated by spaces.</text:p>
        </text:list-item>
      </text:list>
      <text:p text:style-name="P22"><text:span text:style-name="Source_20_Text"># Example</text:span></text:p>
      <text:p text:style-name="P22"><text:span text:style-name="Source_20_Text">values = input("Enter two numbers separated by space: ").split()</text:span></text:p>
      <text:p text:style-name="P22"><text:span text:style-name="Source_20_Text">num1, num2 = map(float, values)</text:span></text:p>
      <text:p text:style-name="P23"><text:span text:style-name="Source_20_Text">print(f"Sum: {num1 + num2}")</text:span></text:p>
      <text:h text:style-name="P15" text:outline-level="4">4.2 Providing Default Values:</text:h>
      <text:list xml:id="list1709924591" text:style-name="L176">
        <text:list-item>
          <text:p text:style-name="P235">Set default values for input using the <text:span text:style-name="Source_20_Text">input()</text:span> function.</text:p>
        </text:list-item>
      </text:list>
      <text:p text:style-name="P22"><text:span text:style-name="Source_20_Text"># Example</text:span></text:p>
      <text:p text:style-name="P22"><text:span text:style-name="Source_20_Text">user_input = input("Enter something (or press Enter for default): ") or "Default Value"</text:span></text:p>
      <text:p text:style-name="P23"><text:span text:style-name="Source_20_Text">print(f"You entered: {user_input}")</text:span></text:p>
      <text:h text:style-name="P13" text:outline-level="3"><text:bookmark-start text:name="__RefHeading___Toc6362_1815870169"/>Conclusion:<text:bookmark-end text:name="__RefHeading___Toc6362_1815870169"/></text:h>
      <text:p text:style-name="P236">Understanding how to handle user input is a fundamental skill in Python programming. The <text:span text:style-name="Source_20_Text">input()</text:span> function provides a simple way to obtain input from users, and by incorporating input validation techniques, you can enhance the reliability of your programs. As you become more experienced, you'll discover various strategies for managing and utilizing user input effectively in different scenarios</text:p>
      <text:h text:style-name="P11" text:outline-level="2"/>
      <text:h text:style-name="P10" text:outline-level="2"><text:bookmark-start text:name="__RefHeading___Toc5767_1815870169"/>Exercises<text:bookmark-end text:name="__RefHeading___Toc5767_1815870169"/></text:h>
      <text:p text:style-name="P27"/>
      <text:list xml:id="list4084302562" text:style-name="L11">
        <text:list-item>
          <text:p text:style-name="P53"><text:span text:style-name="Strong_20_Emphasis"><text:span text:style-name="T1">Variable Declaration and Assignment:</text:span></text:span><text:span text:style-name="T1"> Declare two variables, </text:span><text:span text:style-name="Source_20_Text"><text:span text:style-name="T1">num1</text:span></text:span><text:span text:style-name="T1"> and </text:span><text:span text:style-name="Source_20_Text"><text:span text:style-name="T1">num2</text:span></text:span><text:span text:style-name="T1">, and assign them values. Print their sum.</text:span></text:p>
        </text:list-item>
      </text:list>
      <text:p text:style-name="P22"><text:span text:style-name="Source_20_Text">num1 = 5</text:span></text:p>
      <text:p text:style-name="P22"><text:span text:style-name="Source_20_Text">num2 = 7</text:span></text:p>
      <text:p text:style-name="P22"><text:span text:style-name="Source_20_Text">sum_result = num1 + num2</text:span></text:p>
      <text:p text:style-name="P23"><text:span text:style-name="Source_20_Text">print("Sum:", sum_result)</text:span></text:p>
      <text:list xml:id="list2349519052" text:style-name="L177">
        <text:list-item>
          <text:p text:style-name="P237"><text:span text:style-name="Strong_20_Emphasis">Variable Reassignment:</text:span> Declare a variable <text:span text:style-name="Source_20_Text">count</text:span> and assign it an initial value. Increment its value by 1 and print the result.</text:p>
        </text:list-item>
      </text:list>
      <text:p text:style-name="P22"><text:span text:style-name="Source_20_Text">count = 10</text:span></text:p>
      <text:p text:style-name="P22"><text:span text:style-name="Source_20_Text">count += 1</text:span></text:p>
      <text:p text:style-name="P23"><text:span text:style-name="Source_20_Text">print("Updated Count:", count)</text:span></text:p>
      <text:list xml:id="list821974460" text:style-name="L178">
        <text:list-item>
          <text:p text:style-name="P238"><text:span text:style-name="Strong_20_Emphasis">User Input and Variables:</text:span> Take user input for their age, store it in a variable, and print a message using that variable.</text:p>
        </text:list-item>
      </text:list>
      <text:p text:style-name="P22"><text:span text:style-name="Source_20_Text">age = int(input("Enter your age: "))</text:span></text:p>
      <text:p text:style-name="P23"><text:span text:style-name="Source_20_Text">print("You are", age, "years old.")</text:span></text:p>
      <text:list xml:id="list1686652260" text:style-name="L179">
        <text:list-item>
          <text:p text:style-name="P239"><text:span text:style-name="Strong_20_Emphasis">String Concatenation:</text:span> Declare two string variables, concatenate them, and print the result.</text:p>
        </text:list-item>
      </text:list>
      <text:p text:style-name="P22"><text:span text:style-name="Source_20_Text">first_name = "John"</text:span></text:p>
      <text:p text:style-name="P22"><text:span text:style-name="Source_20_Text">last_name = "Doe"</text:span></text:p>
      <text:p text:style-name="P22"><text:span text:style-name="Source_20_Text">full_name = first_name + " " + last_name</text:span></text:p>
      <text:p text:style-name="P23"><text:span text:style-name="Source_20_Text">print("Full Name:", full_name)</text:span></text:p>
      <text:list xml:id="list458229642" text:style-name="L180">
        <text:list-item>
          <text:p text:style-name="P240"><text:span text:style-name="Strong_20_Emphasis">Variable Swapping:</text:span> Swap the values of two variables, <text:span text:style-name="Source_20_Text">a</text:span> and <text:span text:style-name="Source_20_Text">b</text:span>, and print their new values.</text:p>
        </text:list-item>
      </text:list>
      <text:p text:style-name="P22"><text:span text:style-name="Source_20_Text">a = 3</text:span></text:p>
      <text:p text:style-name="P22"><text:span text:style-name="Source_20_Text">b = 7</text:span></text:p>
      <text:p text:style-name="P22"><text:span text:style-name="Source_20_Text">a, b = b, a</text:span></text:p>
      <text:p text:style-name="P22"><text:span text:style-name="Source_20_Text">print("a:", a)</text:span></text:p>
      <text:p text:style-name="P23"><text:span text:style-name="Source_20_Text">print("b:", b)</text:span></text:p>
      <text:list xml:id="list1772348669" text:style-name="L181">
        <text:list-item>
          <text:p text:style-name="P241"><text:span text:style-name="Strong_20_Emphasis">Arithmetic Operations:</text:span> Declare variables <text:span text:style-name="Source_20_Text">x</text:span> and <text:span text:style-name="Source_20_Text">y</text:span>, perform addition, subtraction, multiplication, and division, and print the results.</text:p>
        </text:list-item>
      </text:list>
      <text:p text:style-name="P22"><text:span text:style-name="Source_20_Text">x = 10</text:span></text:p>
      <text:p text:style-name="P22"><text:span text:style-name="Source_20_Text">y = 3</text:span></text:p>
      <text:p text:style-name="P22"><text:span text:style-name="Source_20_Text">print("Sum:", x + y)</text:span></text:p>
      <text:p text:style-name="P22"><text:span text:style-name="Source_20_Text">print("Difference:", x - y)</text:span></text:p>
      <text:p text:style-name="P22"><text:span text:style-name="Source_20_Text">print("Product:", x * y)</text:span></text:p>
      <text:p text:style-name="P23"><text:span text:style-name="Source_20_Text">print("Quotient:", x / y)</text:span></text:p>
      <text:list xml:id="list2221842999" text:style-name="L182">
        <text:list-item>
          <text:p text:style-name="P242"><text:span text:style-name="Strong_20_Emphasis">Using Constants:</text:span> Declare a constant variable <text:span text:style-name="Source_20_Text">PI</text:span> with a value of 3.14159. Calculate the area of a circle using <text:span text:style-name="Source_20_Text">PI</text:span> and a given radius.</text:p>
        </text:list-item>
      </text:list>
      <text:p text:style-name="P22"><text:span text:style-name="Source_20_Text">PI = 3.14159</text:span></text:p>
      <text:p text:style-name="P22"><text:span text:style-name="Source_20_Text">radius = 5</text:span></text:p>
      <text:p text:style-name="P22"><text:span text:style-name="Source_20_Text">area = PI * (radius ** 2)</text:span></text:p>
      <text:p text:style-name="P23"><text:span text:style-name="Source_20_Text">print("Area of the circle:", area)</text:span></text:p>
      <text:list xml:id="list3221498360" text:style-name="L183">
        <text:list-item>
          <text:p text:style-name="P243"><text:soft-page-break/><text:span text:style-name="Strong_20_Emphasis">Boolean Variables:</text:span> Declare two boolean variables, <text:span text:style-name="Source_20_Text">is_sunny</text:span> and <text:span text:style-name="Source_20_Text">is_raining</text:span>, and print a message based on their values.</text:p>
        </text:list-item>
      </text:list>
      <text:p text:style-name="P22"><text:span text:style-name="Source_20_Text">is_sunny = True</text:span></text:p>
      <text:p text:style-name="P22"><text:span text:style-name="Source_20_Text">is_raining = False</text:span></text:p>
      <text:p text:style-name="P22"><text:span text:style-name="Source_20_Text">if is_sunny:</text:span></text:p>
      <text:p text:style-name="P22"><text:span text:style-name="Source_20_Text"><text:s text:c="4"/>print("It's a sunny day!")</text:span></text:p>
      <text:p text:style-name="P22"><text:span text:style-name="Source_20_Text">elif is_raining:</text:span></text:p>
      <text:p text:style-name="P22"><text:span text:style-name="Source_20_Text"><text:s text:c="4"/>print("It's raining.")</text:span></text:p>
      <text:p text:style-name="P22"><text:span text:style-name="Source_20_Text">else:</text:span></text:p>
      <text:p text:style-name="P23"><text:span text:style-name="Source_20_Text"><text:s text:c="4"/>print("The weather is fine.")</text:span></text:p>
      <text:list xml:id="list1647208153" text:style-name="L184">
        <text:list-item>
          <text:p text:style-name="P244"><text:span text:style-name="Strong_20_Emphasis">List and Indexing:</text:span> Declare a list with some elements and print the first and last elements using indexing.</text:p>
        </text:list-item>
      </text:list>
      <text:p text:style-name="P22"><text:span text:style-name="Source_20_Text">my_list = [10, 20, 30, 40, 50]</text:span></text:p>
      <text:p text:style-name="P22"><text:span text:style-name="Source_20_Text">print("First Element:", my_list[0])</text:span></text:p>
      <text:p text:style-name="P23"><text:span text:style-name="Source_20_Text">print("Last Element:", my_list[-1])</text:span></text:p>
      <text:list xml:id="list2800321181" text:style-name="L185">
        <text:list-item>
          <text:p text:style-name="P245"><text:span text:style-name="Strong_20_Emphasis">Variable Scope:</text:span> Declare a variable inside a function and try to access it outside the function. Discuss the concept of variable scope.</text:p>
        </text:list-item>
      </text:list>
      <text:p text:style-name="P22"><text:span text:style-name="Source_20_Text">def my_function():</text:span></text:p>
      <text:p text:style-name="P22"><text:span text:style-name="Source_20_Text"><text:s text:c="4"/>local_variable = "I am local"</text:span></text:p>
      <text:p text:style-name="P22"><text:span text:style-name="Source_20_Text"><text:s text:c="4"/>print(local_variable)</text:span></text:p>
      <text:p text:style-name="P22"/>
      <text:p text:style-name="P22"><text:span text:style-name="Source_20_Text">my_function()</text:span></text:p>
      <text:p text:style-name="P22"/>
      <text:p text:style-name="P22"><text:span text:style-name="Source_20_Text"># Uncommenting the line below will result in an error</text:span></text:p>
      <text:p text:style-name="Preformatted_20_Text"><text:bookmark-start text:name="__RefHeading___Toc6409_1815870169"/><text:span text:style-name="Source_20_Text"># print(local_variable)</text:span><text:bookmark-end text:name="__RefHeading___Toc6409_1815870169"/></text:p>
      <text:p text:style-name="Text_20_body"/>
      <text:h text:style-name="P6" text:outline-level="1"><text:bookmark-start text:name="__RefHeading___Toc5684_1815870169"/>Week 2<text:bookmark-end text:name="__RefHeading___Toc5684_1815870169"/></text:h>
      <text:h text:style-name="P12" text:outline-level="2"><text:bookmark-start text:name="__RefHeading___Toc6411_1815870169"/><text:span text:style-name="Strong_20_Emphasis">Lesson: Understanding Different Variable Types in Python</text:span><text:bookmark-end text:name="__RefHeading___Toc6411_1815870169"/></text:h>
      <text:h text:style-name="P14" text:outline-level="3"><text:bookmark-start text:name="__RefHeading___Toc6413_1815870169"/>Objectives:<text:bookmark-end text:name="__RefHeading___Toc6413_1815870169"/></text:h>
      <text:list xml:id="list1668806044" text:style-name="L186">
        <text:list-item>
          <text:p text:style-name="P248">Understand the concept of variables and their role in programming.</text:p>
        </text:list-item>
        <text:list-item>
          <text:p text:style-name="P248">Learn about different variable types in Python, including integers, floats, strings, booleans, and more.</text:p>
        </text:list-item>
        <text:list-item>
          <text:p text:style-name="P249">Explore how to assign, manipulate, and use variables effectively.</text:p>
        </text:list-item>
      </text:list>
      <text:h text:style-name="P14" text:outline-level="3"><text:bookmark-start text:name="__RefHeading___Toc6415_1815870169"/>Part 1: <text:span text:style-name="T10">Revision of</text:span> Variables<text:bookmark-end text:name="__RefHeading___Toc6415_1815870169"/></text:h>
      <text:h text:style-name="P16" text:outline-level="4">1.1 What are Variables?</text:h>
      <text:list xml:id="list1600651089" text:style-name="L198">
        <text:list-item>
          <text:p text:style-name="P270">Variables are containers for storing data values in a program.</text:p>
        </text:list-item>
        <text:list-item>
          <text:p text:style-name="P271">They are named memory locations used to hold information that can be referenced and manipulated.</text:p>
        </text:list-item>
      </text:list>
      <text:h text:style-name="P14" text:outline-level="3"><text:bookmark-start text:name="__RefHeading___Toc6417_1815870169"/>Part 2: Basic Variable Types<text:bookmark-end text:name="__RefHeading___Toc6417_1815870169"/></text:h>
      <text:h text:style-name="P16" text:outline-level="4">2.1 Integer (<text:span text:style-name="Source_20_Text">int</text:span>) Type:</text:h>
      <text:list xml:id="list2700593650" text:style-name="L199">
        <text:list-item>
          <text:p text:style-name="P272">Represents whole numbers without decimals.</text:p>
        </text:list-item>
        <text:list-item>
          <text:p text:style-name="P273">Examples: <text:span text:style-name="Source_20_Text">5</text:span>, <text:span text:style-name="Source_20_Text">-10</text:span>, <text:span text:style-name="Source_20_Text">1000</text:span>.</text:p>
        </text:list-item>
      </text:list>
      <text:h text:style-name="P16" text:outline-level="4">2.2 Float (<text:span text:style-name="Source_20_Text">float</text:span>) Type:</text:h>
      <text:list xml:id="list4202375911" text:style-name="L200">
        <text:list-item>
          <text:p text:style-name="P274">Represents numbers with decimals or in scientific notation.</text:p>
        </text:list-item>
        <text:list-item>
          <text:p text:style-name="P275">Examples: <text:span text:style-name="Source_20_Text">3.14</text:span>, <text:span text:style-name="Source_20_Text">-0.005</text:span>, <text:span text:style-name="Source_20_Text">2.0e3</text:span> (2000.0).</text:p>
        </text:list-item>
      </text:list>
      <text:h text:style-name="P16" text:outline-level="4">2.3 String (<text:span text:style-name="Source_20_Text">str</text:span>) Type:</text:h>
      <text:list xml:id="list3028804017" text:style-name="L201">
        <text:list-item>
          <text:p text:style-name="P276">Represents sequences of characters enclosed in single or double quotes.</text:p>
        </text:list-item>
        <text:list-item>
          <text:p text:style-name="P277">Examples: <text:span text:style-name="Source_20_Text">'hello'</text:span>, <text:span text:style-name="Source_20_Text">"Python"</text:span>, <text:span text:style-name="Source_20_Text">'123'</text:span>.</text:p>
        </text:list-item>
      </text:list>
      <text:h text:style-name="P16" text:outline-level="4">2.4 Boolean (<text:span text:style-name="Source_20_Text">bool</text:span>) Type:</text:h>
      <text:list xml:id="list2343660777" text:style-name="L202">
        <text:list-item>
          <text:p text:style-name="P278">Represents the truth values <text:span text:style-name="Source_20_Text">True</text:span> or <text:span text:style-name="Source_20_Text">False</text:span>.</text:p>
        </text:list-item>
        <text:list-item>
          <text:p text:style-name="P279">Used for logical operations and conditional statements.</text:p>
        </text:list-item>
      </text:list>
      <text:p text:style-name="P24">python</text:p>
      <text:p text:style-name="P25"><text:span text:style-name="Source_20_Text"># Example: Boolean variables</text:span></text:p>
      <text:p text:style-name="P25"><text:span text:style-name="Source_20_Text">is_python_fun = True</text:span></text:p>
      <text:p text:style-name="P24"><text:span text:style-name="Source_20_Text">is_learning = False</text:span></text:p>
      <text:h text:style-name="P14" text:outline-level="3"><text:bookmark-start text:name="__RefHeading___Toc6419_1815870169"/>Part 3: Complex Variable Types<text:bookmark-end text:name="__RefHeading___Toc6419_1815870169"/></text:h>
      <text:h text:style-name="P16" text:outline-level="4">3.1 List Type:</text:h>
      <text:list xml:id="list806275610" text:style-name="L203">
        <text:list-item>
          <text:p text:style-name="P280">Represents ordered, mutable collections of elements.</text:p>
        </text:list-item>
        <text:list-item>
          <text:p text:style-name="P280"><text:soft-page-break/>Elements can be of different types.</text:p>
        </text:list-item>
        <text:list-item>
          <text:p text:style-name="P281">Defined using square brackets <text:span text:style-name="Source_20_Text">[ ]</text:span>.</text:p>
        </text:list-item>
      </text:list>
      <text:p text:style-name="P24">python</text:p>
      <text:p text:style-name="P25"><text:span text:style-name="Source_20_Text"># Example: List variable</text:span></text:p>
      <text:p text:style-name="P24"><text:span text:style-name="Source_20_Text">fruits = ['apple', 'banana', 'cherry']</text:span></text:p>
      <text:h text:style-name="P16" text:outline-level="4">3.2 Tuple Type:</text:h>
      <text:list xml:id="list3725147802" text:style-name="L204">
        <text:list-item>
          <text:p text:style-name="P282">Similar to lists but immutable (cannot be modified after creation).</text:p>
        </text:list-item>
        <text:list-item>
          <text:p text:style-name="P283">Defined using parentheses <text:span text:style-name="Source_20_Text">( )</text:span>.</text:p>
        </text:list-item>
      </text:list>
      <text:p text:style-name="P24">python</text:p>
      <text:p text:style-name="P25"><text:span text:style-name="Source_20_Text"># Example: Tuple variable</text:span></text:p>
      <text:p text:style-name="P24"><text:span text:style-name="Source_20_Text">coordinates = (3, 4)</text:span></text:p>
      <text:h text:style-name="P16" text:outline-level="4">3.3 Set Type:</text:h>
      <text:list xml:id="list2242332450" text:style-name="L205">
        <text:list-item>
          <text:p text:style-name="P284">Represents an unordered collection of unique elements.</text:p>
        </text:list-item>
        <text:list-item>
          <text:p text:style-name="P285">Defined using curly braces <text:span text:style-name="Source_20_Text">{ }</text:span>.</text:p>
        </text:list-item>
      </text:list>
      <text:p text:style-name="P24">python</text:p>
      <text:p text:style-name="P25"><text:span text:style-name="Source_20_Text"># Example: Set variable</text:span></text:p>
      <text:p text:style-name="P24"><text:span text:style-name="Source_20_Text">colors = {'red', 'green', 'blue'}</text:span></text:p>
      <text:h text:style-name="P16" text:outline-level="4">3.4 Dictionary Type:</text:h>
      <text:list xml:id="list1554667774" text:style-name="L206">
        <text:list-item>
          <text:p text:style-name="P286">Represents key-value pairs.</text:p>
        </text:list-item>
        <text:list-item>
          <text:p text:style-name="P287">Defined using curly braces <text:span text:style-name="Source_20_Text">{ }</text:span> with key-value pairs separated by colons.</text:p>
        </text:list-item>
      </text:list>
      <text:p text:style-name="P24">python</text:p>
      <text:p text:style-name="P25"><text:span text:style-name="Source_20_Text"># Example: Dictionary variable</text:span></text:p>
      <text:p text:style-name="P24"><text:span text:style-name="Source_20_Text">person = {'name': 'Alice', 'age': 25, 'city': 'Wonderland'}</text:span></text:p>
      <text:h text:style-name="P14" text:outline-level="3"><text:bookmark-start text:name="__RefHeading___Toc6421_1815870169"/>Part 4: Variable Assignment and Manipulation<text:bookmark-end text:name="__RefHeading___Toc6421_1815870169"/></text:h>
      <text:h text:style-name="P16" text:outline-level="4">4.1 Assigning Values:</text:h>
      <text:list xml:id="list602838809" text:style-name="L207">
        <text:list-item>
          <text:p text:style-name="P288">Use the assignment operator <text:span text:style-name="Source_20_Text">=</text:span> to assign values to variables.</text:p>
        </text:list-item>
      </text:list>
      <text:p text:style-name="P24">python</text:p>
      <text:p text:style-name="P25"><text:span text:style-name="Source_20_Text"># Example: Variable assignment</text:span></text:p>
      <text:p text:style-name="P25"><text:span text:style-name="Source_20_Text">x = 10</text:span></text:p>
      <text:p text:style-name="P24"><text:span text:style-name="Source_20_Text">name = 'John'</text:span></text:p>
      <text:h text:style-name="P16" text:outline-level="4">4.2 Variable Manipulation:</text:h>
      <text:list xml:id="list179147412" text:style-name="L208">
        <text:list-item>
          <text:p text:style-name="P289">Perform operations and modifications on variables.</text:p>
        </text:list-item>
      </text:list>
      <text:p text:style-name="P24">python</text:p>
      <text:p text:style-name="P25"><text:span text:style-name="Source_20_Text"># Example: Variable manipulation</text:span></text:p>
      <text:p text:style-name="P25"><text:soft-page-break/><text:span text:style-name="Source_20_Text">a = 5</text:span></text:p>
      <text:p text:style-name="P25"><text:span text:style-name="Source_20_Text">b = 2</text:span></text:p>
      <text:p text:style-name="P24"><text:span text:style-name="Source_20_Text">result = a + b</text:span></text:p>
      <text:h text:style-name="P14" text:outline-level="3"><text:bookmark-start text:name="__RefHeading___Toc6423_1815870169"/>Conclusion:<text:bookmark-end text:name="__RefHeading___Toc6423_1815870169"/></text:h>
      <text:p text:style-name="P290">Understanding different variable types is crucial for effective programming in Python. Whether dealing with simple numeric types or complex data structures, choosing the right variable type is essential for efficient storage and manipulation of data. As you explore more complex programs, you'll find that combining various variable types allows you to represent and process diverse sets of information in your code.</text:p>
      <text:p text:style-name="P290"><text:span text:style-name="Strong_20_Emphasis"/></text:p>
      <text:h text:style-name="Heading_20_2" text:outline-level="2"><text:bookmark-start text:name="__RefHeading___Toc6391_1815870169"/><text:span text:style-name="Strong_20_Emphasis">Lesson: Exploring Loops in Python</text:span><text:bookmark-end text:name="__RefHeading___Toc6391_1815870169"/></text:h>
      <text:h text:style-name="Heading_20_3" text:outline-level="3"><text:bookmark-start text:name="__RefHeading___Toc6393_1815870169"/>Objectives:<text:bookmark-end text:name="__RefHeading___Toc6393_1815870169"/></text:h>
      <text:list xml:id="list2976981569" text:style-name="L159">
        <text:list-item>
          <text:p text:style-name="P216">Understand the fundamental concepts of loops in Python.</text:p>
        </text:list-item>
        <text:list-item>
          <text:p text:style-name="P216">Learn how to use <text:span text:style-name="Source_20_Text">for</text:span> and <text:span text:style-name="Source_20_Text">while</text:span> loops for repetitive tasks.</text:p>
        </text:list-item>
        <text:list-item>
          <text:p text:style-name="P215">Explore loop control statements and common loop patterns.</text:p>
        </text:list-item>
      </text:list>
      <text:h text:style-name="Heading_20_3" text:outline-level="3"><text:bookmark-start text:name="__RefHeading___Toc6395_1815870169"/>Part 1: Introduction to Loops<text:bookmark-end text:name="__RefHeading___Toc6395_1815870169"/></text:h>
      <text:h text:style-name="Heading_20_4" text:outline-level="4">1.1 Why Loops?</text:h>
      <text:list xml:id="list269989113" text:style-name="L160">
        <text:list-item>
          <text:p text:style-name="P218">Loops are essential for automating repetitive tasks in programming.</text:p>
        </text:list-item>
        <text:list-item>
          <text:p text:style-name="P217">They help in executing a set of statements multiple times with minimal code.</text:p>
        </text:list-item>
      </text:list>
      <text:h text:style-name="Heading_20_3" text:outline-level="3"><text:bookmark-start text:name="__RefHeading___Toc6397_1815870169"/>Part 2: <text:span text:style-name="Source_20_Text">for</text:span> Loops<text:bookmark-end text:name="__RefHeading___Toc6397_1815870169"/></text:h>
      <text:h text:style-name="Heading_20_4" text:outline-level="4">2.1 Basic <text:span text:style-name="Source_20_Text">for</text:span> Loop Syntax:</text:h>
      <text:list xml:id="list75624010" text:style-name="L161">
        <text:list-item>
          <text:p text:style-name="P219">The <text:span text:style-name="Source_20_Text">for</text:span> loop is used when the number of iterations is known.</text:p>
        </text:list-item>
      </text:list>
      <text:p text:style-name="P17">python</text:p>
      <text:p text:style-name="Preformatted_20_Text"><text:span text:style-name="Source_20_Text"># Example: Basic for loop</text:span></text:p>
      <text:p text:style-name="Preformatted_20_Text"><text:span text:style-name="Source_20_Text">for i in range(5):</text:span></text:p>
      <text:p text:style-name="P17"><text:span text:style-name="Source_20_Text"><text:s text:c="4"/>print(i)</text:span></text:p>
      <text:h text:style-name="Heading_20_4" text:outline-level="4">2.2 Iterating Over Sequences:</text:h>
      <text:list xml:id="list3188962793" text:style-name="L162">
        <text:list-item>
          <text:p text:style-name="P220"><text:span text:style-name="Source_20_Text">for</text:span> loops can iterate over sequences like lists, strings, or ranges.</text:p>
        </text:list-item>
      </text:list>
      <text:p text:style-name="P17">python</text:p>
      <text:p text:style-name="Preformatted_20_Text"><text:span text:style-name="Source_20_Text"># Example: Iterating over a list</text:span></text:p>
      <text:p text:style-name="Preformatted_20_Text"><text:span text:style-name="Source_20_Text">fruits = ["apple", "banana", "cherry"]</text:span></text:p>
      <text:p text:style-name="Preformatted_20_Text"><text:span text:style-name="Source_20_Text">for fruit in fruits:</text:span></text:p>
      <text:p text:style-name="P17"><text:span text:style-name="Source_20_Text"><text:s text:c="4"/>print(fruit)</text:span></text:p>
      <text:h text:style-name="Heading_20_4" text:outline-level="4">2.3 Using <text:span text:style-name="Source_20_Text">enumerate</text:span> for Index and Value:</text:h>
      <text:list xml:id="list1813336367" text:style-name="L163">
        <text:list-item>
          <text:p text:style-name="P221"><text:span text:style-name="Source_20_Text">enumerate()</text:span> allows accessing both the index and value during iteration.</text:p>
        </text:list-item>
      </text:list>
      <text:p text:style-name="P17"><text:soft-page-break/>python</text:p>
      <text:p text:style-name="Preformatted_20_Text"><text:span text:style-name="Source_20_Text"># Example: Using enumerate in a for loop</text:span></text:p>
      <text:p text:style-name="Preformatted_20_Text"><text:span text:style-name="Source_20_Text">for index, value in enumerate(fruits):</text:span></text:p>
      <text:p text:style-name="P17"><text:span text:style-name="Source_20_Text"><text:s text:c="4"/>print(f"Index: {index}, Value: {value}")</text:span></text:p>
      <text:h text:style-name="Heading_20_3" text:outline-level="3"><text:bookmark-start text:name="__RefHeading___Toc6399_1815870169"/>Part 3: <text:span text:style-name="Source_20_Text">while</text:span> Loops<text:bookmark-end text:name="__RefHeading___Toc6399_1815870169"/></text:h>
      <text:h text:style-name="Heading_20_4" text:outline-level="4">3.1 Basic <text:span text:style-name="Source_20_Text">while</text:span> Loop Syntax:</text:h>
      <text:list xml:id="list1657836622" text:style-name="L164">
        <text:list-item>
          <text:p text:style-name="P222">The <text:span text:style-name="Source_20_Text">while</text:span> loop is used when the number of iterations is unknown.</text:p>
        </text:list-item>
      </text:list>
      <text:p text:style-name="P17">python</text:p>
      <text:p text:style-name="Preformatted_20_Text"><text:span text:style-name="Source_20_Text"># Example: Basic while loop</text:span></text:p>
      <text:p text:style-name="Preformatted_20_Text"><text:span text:style-name="Source_20_Text">count = 0</text:span></text:p>
      <text:p text:style-name="Preformatted_20_Text"><text:span text:style-name="Source_20_Text">while count &lt; 5:</text:span></text:p>
      <text:p text:style-name="Preformatted_20_Text"><text:span text:style-name="Source_20_Text"><text:s text:c="4"/>print(count)</text:span></text:p>
      <text:p text:style-name="P17"><text:span text:style-name="Source_20_Text"><text:s text:c="4"/>count += 1</text:span></text:p>
      <text:h text:style-name="Heading_20_4" text:outline-level="4">3.2 Infinite Loops and <text:span text:style-name="Source_20_Text">break</text:span> Statement:</text:h>
      <text:list xml:id="list4197517481" text:style-name="L165">
        <text:list-item>
          <text:p text:style-name="P223">Care should be taken to avoid infinite loops, and the <text:span text:style-name="Source_20_Text">break</text:span> statement is used to exit a loop prematurely.</text:p>
        </text:list-item>
      </text:list>
      <text:p text:style-name="P17">python</text:p>
      <text:p text:style-name="Preformatted_20_Text"><text:span text:style-name="Source_20_Text"># Example: Infinite loop with user input and break statement</text:span></text:p>
      <text:p text:style-name="Preformatted_20_Text"><text:span text:style-name="Source_20_Text">while True:</text:span></text:p>
      <text:p text:style-name="Preformatted_20_Text"><text:span text:style-name="Source_20_Text"><text:s text:c="4"/>user_input = input("Enter 'quit' to exit: ")</text:span></text:p>
      <text:p text:style-name="Preformatted_20_Text"><text:span text:style-name="Source_20_Text"><text:s text:c="4"/>if user_input.lower() == 'quit':</text:span></text:p>
      <text:p text:style-name="Preformatted_20_Text"><text:span text:style-name="Source_20_Text"><text:s text:c="8"/>break</text:span></text:p>
      <text:p text:style-name="Preformatted_20_Text"><text:span text:style-name="Source_20_Text"><text:s text:c="4"/>else:</text:span></text:p>
      <text:p text:style-name="P17"><text:span text:style-name="Source_20_Text"><text:s text:c="8"/>print(f"You entered: {user_input}")</text:span></text:p>
      <text:h text:style-name="Heading_20_3" text:outline-level="3"><text:bookmark-start text:name="__RefHeading___Toc6401_1815870169"/>Part 4: Loop Control Statements<text:bookmark-end text:name="__RefHeading___Toc6401_1815870169"/></text:h>
      <text:h text:style-name="Heading_20_4" text:outline-level="4">4.1 <text:span text:style-name="Source_20_Text">continue</text:span> Statement:</text:h>
      <text:list xml:id="list2339993871" text:style-name="L166">
        <text:list-item>
          <text:p text:style-name="P224"><text:span text:style-name="Source_20_Text">continue</text:span> is used to skip the rest of the loop's code and move to the next iteration.</text:p>
        </text:list-item>
      </text:list>
      <text:p text:style-name="P17">python</text:p>
      <text:p text:style-name="Preformatted_20_Text"><text:span text:style-name="Source_20_Text"># Example: Using continue to skip odd numbers</text:span></text:p>
      <text:p text:style-name="Preformatted_20_Text"><text:span text:style-name="Source_20_Text">for i in range(10):</text:span></text:p>
      <text:p text:style-name="Preformatted_20_Text"><text:span text:style-name="Source_20_Text"><text:s text:c="4"/>if i % 2 == 1:</text:span></text:p>
      <text:p text:style-name="Preformatted_20_Text"><text:span text:style-name="Source_20_Text"><text:s text:c="8"/>continue</text:span></text:p>
      <text:p text:style-name="P17"><text:span text:style-name="Source_20_Text"><text:s text:c="4"/>print(i)</text:span></text:p>
      <text:h text:style-name="Heading_20_4" text:outline-level="4">4.2 <text:span text:style-name="Source_20_Text">else</text:span> Clause in Loops:</text:h>
      <text:list xml:id="list650249390" text:style-name="L167">
        <text:list-item>
          <text:p text:style-name="P225">The <text:span text:style-name="Source_20_Text">else</text:span> clause is executed when the loop condition becomes False.</text:p>
        </text:list-item>
      </text:list>
      <text:p text:style-name="P17">python</text:p>
      <text:p text:style-name="Preformatted_20_Text"><text:span text:style-name="Source_20_Text"># Example: Using else in a for loop</text:span></text:p>
      <text:p text:style-name="Preformatted_20_Text"><text:span text:style-name="Source_20_Text">for i in range(5):</text:span></text:p>
      <text:p text:style-name="Preformatted_20_Text"><text:span text:style-name="Source_20_Text"><text:s text:c="4"/>print(i)</text:span></text:p>
      <text:p text:style-name="Preformatted_20_Text"><text:soft-page-break/><text:span text:style-name="Source_20_Text">else:</text:span></text:p>
      <text:p text:style-name="P17"><text:span text:style-name="Source_20_Text"><text:s text:c="4"/>print("Loop completed.")</text:span></text:p>
      <text:h text:style-name="Heading_20_3" text:outline-level="3"><text:bookmark-start text:name="__RefHeading___Toc6403_1815870169"/>Part 5: Common Loop Patterns<text:bookmark-end text:name="__RefHeading___Toc6403_1815870169"/></text:h>
      <text:h text:style-name="Heading_20_4" text:outline-level="4">5.1 Looping Through a Range:</text:h>
      <text:list xml:id="list3096369849" text:style-name="L168">
        <text:list-item>
          <text:p text:style-name="P226">Using the <text:span text:style-name="Source_20_Text">range()</text:span> function for a specified range of values.</text:p>
        </text:list-item>
      </text:list>
      <text:p text:style-name="P17">python</text:p>
      <text:p text:style-name="Preformatted_20_Text"><text:span text:style-name="Source_20_Text"># Example: Looping through a range</text:span></text:p>
      <text:p text:style-name="Preformatted_20_Text"><text:span text:style-name="Source_20_Text">for i in range(1, 6):</text:span></text:p>
      <text:p text:style-name="P17"><text:span text:style-name="Source_20_Text"><text:s text:c="4"/>print(i)</text:span></text:p>
      <text:h text:style-name="Heading_20_4" text:outline-level="4">5.2 Nested Loops:</text:h>
      <text:list xml:id="list549265129" text:style-name="L169">
        <text:list-item>
          <text:p text:style-name="P227">Using nested loops to perform tasks with multiple levels of iteration.</text:p>
        </text:list-item>
      </text:list>
      <text:p text:style-name="P17">python</text:p>
      <text:p text:style-name="Preformatted_20_Text"><text:span text:style-name="Source_20_Text"># Example: Nested loops to create a multiplication table</text:span></text:p>
      <text:p text:style-name="Preformatted_20_Text"><text:span text:style-name="Source_20_Text">for i in range(1, 6):</text:span></text:p>
      <text:p text:style-name="Preformatted_20_Text"><text:span text:style-name="Source_20_Text"><text:s text:c="4"/>for j in range(1, 6):</text:span></text:p>
      <text:p text:style-name="P17"><text:span text:style-name="Source_20_Text"><text:s text:c="8"/>print(f"{i} * {j} = {i * j}")</text:span></text:p>
      <text:h text:style-name="Heading_20_3" text:outline-level="3"><text:bookmark-start text:name="__RefHeading___Toc6405_1815870169"/>Conclusion:<text:bookmark-end text:name="__RefHeading___Toc6405_1815870169"/></text:h>
      <text:p text:style-name="Text_20_body">Understanding loops is fundamental for any programmer. Whether it's iterating through a sequence, using <text:span text:style-name="Source_20_Text">while</text:span> for dynamic conditions, or employing control statements, loops provide powerful tools for handling repetitive tasks efficiently. As you gain experience, you'll discover that loops are versatile and applicable in various programming scenarios.</text:p>
      <text:p text:style-name="Text_20_body"><text:span text:style-name="Strong_20_Emphasis"/></text:p>
      <text:h text:style-name="Heading_20_2" text:outline-level="2"><text:bookmark-start text:name="__RefHeading___Toc5879_1815870169"/><text:span text:style-name="Strong_20_Emphasis">Lesson: Operators and Conditional Statements in Python</text:span><text:bookmark-end text:name="__RefHeading___Toc5879_1815870169"/></text:h>
      <text:h text:style-name="Heading_20_3" text:outline-level="3"><text:bookmark-start text:name="__RefHeading___Toc5843_1815870169"/>Objectives:<text:bookmark-end text:name="__RefHeading___Toc5843_1815870169"/></text:h>
      <text:list xml:id="list1828384983" text:style-name="L68">
        <text:list-item>
          <text:p text:style-name="P108">Understand the concept of operators and their types.</text:p>
        </text:list-item>
        <text:list-item>
          <text:p text:style-name="P108">Learn how to use operators in Python.</text:p>
        </text:list-item>
        <text:list-item>
          <text:p text:style-name="P108">Explore conditional statements and their role in decision-making.</text:p>
        </text:list-item>
        <text:list-item>
          <text:p text:style-name="P107">Practice writing conditional statements using if, elif, and else.</text:p>
        </text:list-item>
      </text:list>
      <text:h text:style-name="Heading_20_3" text:outline-level="3"><text:bookmark-start text:name="__RefHeading___Toc5845_1815870169"/>Part 1: Operators in Python<text:bookmark-end text:name="__RefHeading___Toc5845_1815870169"/></text:h>
      <text:h text:style-name="Heading_20_4" text:outline-level="4"><text:bookmark-start text:name="__RefHeading___Toc5847_1815870169"/>1.1 Definition:<text:bookmark-end text:name="__RefHeading___Toc5847_1815870169"/></text:h>
      <text:p text:style-name="Text_20_body">Operators are special symbols or keywords in Python that perform operations on variables and values.</text:p>
      <text:h text:style-name="Heading_20_4" text:outline-level="4"><text:bookmark-start text:name="__RefHeading___Toc5849_1815870169"/>1.2 Types of Operators:<text:bookmark-end text:name="__RefHeading___Toc5849_1815870169"/></text:h>
      <text:list xml:id="list1259682451" text:style-name="L69">
        <text:list-item>
          <text:p text:style-name="P110"><text:span text:style-name="Strong_20_Emphasis">Arithmetic Operators:</text:span> <text:span text:style-name="Source_20_Text">+, -, *, /, //, %, **</text:span></text:p>
        </text:list-item>
        <text:list-item>
          <text:p text:style-name="P110"><text:span text:style-name="Strong_20_Emphasis">Comparison (Relational) Operators:</text:span> <text:span text:style-name="Source_20_Text">==, !=, &lt;, &gt;, &lt;=, &gt;=</text:span></text:p>
        </text:list-item>
        <text:list-item>
          <text:p text:style-name="P110"><text:soft-page-break/><text:span text:style-name="Strong_20_Emphasis">Logical Operators:</text:span> <text:span text:style-name="Source_20_Text">and, or, not</text:span></text:p>
        </text:list-item>
        <text:list-item>
          <text:p text:style-name="P110"><text:span text:style-name="Strong_20_Emphasis">Assignment Operators:</text:span> <text:span text:style-name="Source_20_Text">=, +=, -=, *=, /=, %=, **=</text:span></text:p>
        </text:list-item>
        <text:list-item>
          <text:p text:style-name="P110"><text:span text:style-name="Strong_20_Emphasis">Membership Operators:</text:span> <text:span text:style-name="Source_20_Text">in, not in</text:span></text:p>
        </text:list-item>
        <text:list-item>
          <text:p text:style-name="P109"><text:span text:style-name="Strong_20_Emphasis">Identity Operators:</text:span> <text:span text:style-name="Source_20_Text">is, is not</text:span></text:p>
        </text:list-item>
      </text:list>
      <text:h text:style-name="Heading_20_3" text:outline-level="3"><text:bookmark-start text:name="__RefHeading___Toc5851_1815870169"/>Part 2: Using Operators<text:bookmark-end text:name="__RefHeading___Toc5851_1815870169"/></text:h>
      <text:h text:style-name="Heading_20_4" text:outline-level="4"><text:bookmark-start text:name="__RefHeading___Toc5853_1815870169"/>2.1 Arithmetic Operators:<text:bookmark-end text:name="__RefHeading___Toc5853_1815870169"/></text:h>
      <text:list xml:id="list3123970800" text:style-name="L70">
        <text:list-item>
          <text:p text:style-name="P111">Perform mathematical operations.</text:p>
        </text:list-item>
      </text:list>
      <text:p text:style-name="P17">python</text:p>
      <text:p text:style-name="Preformatted_20_Text"><text:span text:style-name="Source_20_Text"># Example:</text:span></text:p>
      <text:p text:style-name="P17"><text:span text:style-name="Source_20_Text">result = 10 + 5</text:span></text:p>
      <text:h text:style-name="Heading_20_4" text:outline-level="4"><text:bookmark-start text:name="__RefHeading___Toc5855_1815870169"/>2.2 Comparison Operators:<text:bookmark-end text:name="__RefHeading___Toc5855_1815870169"/></text:h>
      <text:list xml:id="list3188267103" text:style-name="L71">
        <text:list-item>
          <text:p text:style-name="P112">Compare values and return Boolean results.</text:p>
        </text:list-item>
      </text:list>
      <text:p text:style-name="P17">python</text:p>
      <text:p text:style-name="Preformatted_20_Text"><text:span text:style-name="Source_20_Text"># Example:</text:span></text:p>
      <text:p text:style-name="Preformatted_20_Text"><text:span text:style-name="Source_20_Text">age = 20</text:span></text:p>
      <text:p text:style-name="P17"><text:span text:style-name="Source_20_Text">is_adult = age &gt;= 18</text:span></text:p>
      <text:h text:style-name="Heading_20_4" text:outline-level="4"><text:bookmark-start text:name="__RefHeading___Toc5857_1815870169"/>2.3 Logical Operators:<text:bookmark-end text:name="__RefHeading___Toc5857_1815870169"/></text:h>
      <text:list xml:id="list22620405" text:style-name="L72">
        <text:list-item>
          <text:p text:style-name="P113">Combine multiple conditions.</text:p>
        </text:list-item>
      </text:list>
      <text:p text:style-name="P17">python</text:p>
      <text:p text:style-name="Preformatted_20_Text"><text:span text:style-name="Source_20_Text"># Example:</text:span></text:p>
      <text:p text:style-name="Preformatted_20_Text"><text:span text:style-name="Source_20_Text">is_student = True</text:span></text:p>
      <text:p text:style-name="Preformatted_20_Text"><text:span text:style-name="Source_20_Text">has_good_grades = True</text:span></text:p>
      <text:p text:style-name="P17"><text:span text:style-name="Source_20_Text">is_successful = is_student and has_good_grades</text:span></text:p>
      <text:h text:style-name="Heading_20_4" text:outline-level="4"><text:bookmark-start text:name="__RefHeading___Toc5859_1815870169"/>2.4 Assignment Operators:<text:bookmark-end text:name="__RefHeading___Toc5859_1815870169"/></text:h>
      <text:list xml:id="list2133046734" text:style-name="L73">
        <text:list-item>
          <text:p text:style-name="P114">Assign values and perform operations simultaneously.</text:p>
        </text:list-item>
      </text:list>
      <text:p text:style-name="P17">python</text:p>
      <text:p text:style-name="Preformatted_20_Text"><text:span text:style-name="Source_20_Text"># Example:</text:span></text:p>
      <text:p text:style-name="Preformatted_20_Text"><text:span text:style-name="Source_20_Text">count = 0</text:span></text:p>
      <text:p text:style-name="P17"><text:span text:style-name="Source_20_Text">count += 1 <text:s/># Increment count by 1</text:span></text:p>
      <text:h text:style-name="Heading_20_4" text:outline-level="4"><text:bookmark-start text:name="__RefHeading___Toc5861_1815870169"/>2.5 Membership Operators:<text:bookmark-end text:name="__RefHeading___Toc5861_1815870169"/></text:h>
      <text:list xml:id="list2372798869" text:style-name="L74">
        <text:list-item>
          <text:p text:style-name="P115">Check if a value exists in a sequence (e.g., list, tuple).</text:p>
        </text:list-item>
      </text:list>
      <text:p text:style-name="P17">python</text:p>
      <text:p text:style-name="Preformatted_20_Text"><text:span text:style-name="Source_20_Text"># Example:</text:span></text:p>
      <text:p text:style-name="Preformatted_20_Text"><text:span text:style-name="Source_20_Text">fruits = ["apple", "banana", "orange"]</text:span></text:p>
      <text:p text:style-name="P17"><text:span text:style-name="Source_20_Text">is_apple_in_fruits = "apple" in fruits</text:span></text:p>
      <text:h text:style-name="Heading_20_4" text:outline-level="4"><text:bookmark-start text:name="__RefHeading___Toc5863_1815870169"/><text:soft-page-break/>2.6 Identity Operators:<text:bookmark-end text:name="__RefHeading___Toc5863_1815870169"/></text:h>
      <text:list xml:id="list1464045167" text:style-name="L75">
        <text:list-item>
          <text:p text:style-name="P116">Compare the memory location of two objects.</text:p>
        </text:list-item>
      </text:list>
      <text:p text:style-name="P17">python</text:p>
      <text:p text:style-name="Preformatted_20_Text"><text:span text:style-name="Source_20_Text"># Example:</text:span></text:p>
      <text:p text:style-name="Preformatted_20_Text"><text:span text:style-name="Source_20_Text">x = [1, 2, 3]</text:span></text:p>
      <text:p text:style-name="Preformatted_20_Text"><text:span text:style-name="Source_20_Text">y = [1, 2, 3]</text:span></text:p>
      <text:p text:style-name="P17"><text:span text:style-name="Source_20_Text">are_equal = x is y</text:span></text:p>
      <text:h text:style-name="Heading_20_3" text:outline-level="3"><text:bookmark-start text:name="__RefHeading___Toc5865_1815870169"/>Part 3: Conditional Statements<text:bookmark-end text:name="__RefHeading___Toc5865_1815870169"/></text:h>
      <text:h text:style-name="Heading_20_4" text:outline-level="4"><text:bookmark-start text:name="__RefHeading___Toc5867_1815870169"/>3.1 Introduction:<text:bookmark-end text:name="__RefHeading___Toc5867_1815870169"/></text:h>
      <text:p text:style-name="Text_20_body">Conditional statements are used to make decisions in a program based on certain conditions.</text:p>
      <text:h text:style-name="Heading_20_4" text:outline-level="4"><text:bookmark-start text:name="__RefHeading___Toc5869_1815870169"/>3.2 if Statement:<text:bookmark-end text:name="__RefHeading___Toc5869_1815870169"/></text:h>
      <text:list xml:id="list3577167305" text:style-name="L76">
        <text:list-item>
          <text:p text:style-name="P117">Execute a block of code if a condition is true.</text:p>
        </text:list-item>
      </text:list>
      <text:p text:style-name="P17">python</text:p>
      <text:p text:style-name="Preformatted_20_Text"><text:span text:style-name="Source_20_Text"># Example:</text:span></text:p>
      <text:p text:style-name="Preformatted_20_Text"><text:span text:style-name="Source_20_Text">age = 15</text:span></text:p>
      <text:p text:style-name="Preformatted_20_Text"><text:span text:style-name="Source_20_Text">if age &lt; 18:</text:span></text:p>
      <text:p text:style-name="P17"><text:span text:style-name="Source_20_Text"><text:s text:c="4"/>print("You are a minor.")</text:span></text:p>
      <text:h text:style-name="Heading_20_4" text:outline-level="4"><text:bookmark-start text:name="__RefHeading___Toc5871_1815870169"/>3.3 else Statement:<text:bookmark-end text:name="__RefHeading___Toc5871_1815870169"/></text:h>
      <text:list xml:id="list1736993467" text:style-name="L77">
        <text:list-item>
          <text:p text:style-name="P118">Provide an alternative block of code to execute if the condition in the if statement is false.</text:p>
        </text:list-item>
      </text:list>
      <text:p text:style-name="P17">python</text:p>
      <text:p text:style-name="Preformatted_20_Text"><text:span text:style-name="Source_20_Text"># Example:</text:span></text:p>
      <text:p text:style-name="Preformatted_20_Text"><text:span text:style-name="Source_20_Text">age = 20</text:span></text:p>
      <text:p text:style-name="Preformatted_20_Text"><text:span text:style-name="Source_20_Text">if age &lt; 18:</text:span></text:p>
      <text:p text:style-name="Preformatted_20_Text"><text:span text:style-name="Source_20_Text"><text:s text:c="4"/>print("You are a minor.")</text:span></text:p>
      <text:p text:style-name="Preformatted_20_Text"><text:span text:style-name="Source_20_Text">else:</text:span></text:p>
      <text:p text:style-name="P17"><text:span text:style-name="Source_20_Text"><text:s text:c="4"/>print("You are an adult.")</text:span></text:p>
      <text:h text:style-name="Heading_20_4" text:outline-level="4"><text:bookmark-start text:name="__RefHeading___Toc5873_1815870169"/>3.4 elif Statement:<text:bookmark-end text:name="__RefHeading___Toc5873_1815870169"/></text:h>
      <text:list xml:id="list1327005325" text:style-name="L78">
        <text:list-item>
          <text:p text:style-name="P119">Check additional conditions if the previous ones are false.</text:p>
        </text:list-item>
      </text:list>
      <text:p text:style-name="P17">python</text:p>
      <text:p text:style-name="Preformatted_20_Text"><text:span text:style-name="Source_20_Text"># Example:</text:span></text:p>
      <text:p text:style-name="Preformatted_20_Text"><text:span text:style-name="Source_20_Text">score = 75</text:span></text:p>
      <text:p text:style-name="Preformatted_20_Text"><text:span text:style-name="Source_20_Text">if score &gt;= 90:</text:span></text:p>
      <text:p text:style-name="Preformatted_20_Text"><text:span text:style-name="Source_20_Text"><text:s text:c="4"/>print("A")</text:span></text:p>
      <text:p text:style-name="Preformatted_20_Text"><text:span text:style-name="Source_20_Text">elif score &gt;= 80:</text:span></text:p>
      <text:p text:style-name="Preformatted_20_Text"><text:span text:style-name="Source_20_Text"><text:s text:c="4"/>print("B")</text:span></text:p>
      <text:p text:style-name="Preformatted_20_Text"><text:span text:style-name="Source_20_Text">else:</text:span></text:p>
      <text:p text:style-name="P17"><text:span text:style-name="Source_20_Text"><text:s text:c="4"/>print("C")</text:span></text:p>
      <text:h text:style-name="Heading_20_3" text:outline-level="3"><text:bookmark-start text:name="__RefHeading___Toc5875_1815870169"/>Conclusion:<text:bookmark-end text:name="__RefHeading___Toc5875_1815870169"/></text:h>
      <text:p text:style-name="Text_20_body">Operators and conditional statements are essential components of Python programming. Operators allow you to perform various operations on variables, while conditional statements enable your program to make decisions based on specific conditions. Mastering these concepts is crucial for writing efficient and flexible code. As you practice, you'll become more comfortable using operators and crafting conditional statements to control the flow of your programs.</text:p>
      <text:h text:style-name="Heading_20_2" text:outline-level="2"><text:bookmark-start text:name="__RefHeading___Toc5877_1815870169"/>Exercises<text:bookmark-end text:name="__RefHeading___Toc5877_1815870169"/></text:h>
      <text:p text:style-name="P51"><text:span text:style-name="Strong_20_Emphasis">Arithmetic Operations and Comparison:</text:span> Declare two variables <text:span text:style-name="Source_20_Text">a</text:span> and <text:span text:style-name="Source_20_Text">b</text:span>. Perform addition, subtraction, multiplication, and division. Use conditional statements to check if <text:span text:style-name="Source_20_Text">a</text:span> is greater than <text:span text:style-name="Source_20_Text">b</text:span> and print the result.</text:p>
      <text:p text:style-name="Preformatted_20_Text"><text:span text:style-name="Source_20_Text">a = 15</text:span></text:p>
      <text:p text:style-name="Preformatted_20_Text"><text:span text:style-name="Source_20_Text">b = 7</text:span></text:p>
      <text:p text:style-name="Preformatted_20_Text"><text:span text:style-name="Source_20_Text">result_add = a + b</text:span></text:p>
      <text:p text:style-name="Preformatted_20_Text"><text:span text:style-name="Source_20_Text">result_sub = a - b</text:span></text:p>
      <text:p text:style-name="Preformatted_20_Text"><text:span text:style-name="Source_20_Text">result_mul = a * b</text:span></text:p>
      <text:p text:style-name="Preformatted_20_Text"><text:span text:style-name="Source_20_Text">result_div = a / b</text:span></text:p>
      <text:p text:style-name="Preformatted_20_Text"/>
      <text:p text:style-name="Preformatted_20_Text"><text:span text:style-name="Source_20_Text">print("Addition:", result_add)</text:span></text:p>
      <text:p text:style-name="Preformatted_20_Text"><text:span text:style-name="Source_20_Text">print("Subtraction:", result_sub)</text:span></text:p>
      <text:p text:style-name="Preformatted_20_Text"><text:span text:style-name="Source_20_Text">print("Multiplication:", result_mul)</text:span></text:p>
      <text:p text:style-name="Preformatted_20_Text"><text:span text:style-name="Source_20_Text">print("Division:", result_div)</text:span></text:p>
      <text:p text:style-name="Preformatted_20_Text"/>
      <text:p text:style-name="Preformatted_20_Text"><text:span text:style-name="Source_20_Text">if a &gt; b:</text:span></text:p>
      <text:p text:style-name="Preformatted_20_Text"><text:span text:style-name="Source_20_Text"><text:s text:c="4"/>print("a is greater than b.")</text:span></text:p>
      <text:p text:style-name="Preformatted_20_Text"><text:span text:style-name="Source_20_Text">else:</text:span></text:p>
      <text:p text:style-name="P17"><text:span text:style-name="Source_20_Text"><text:s text:c="4"/>print("b is greater than or equal to a.")</text:span></text:p>
      <text:list xml:id="list2149458158" text:style-name="L13">
        <text:list-item>
          <text:p text:style-name="P54"><text:span text:style-name="Strong_20_Emphasis">Even or Odd:</text:span> Take user input for a number and use a conditional statement to check if it's even or odd.</text:p>
        </text:list-item>
      </text:list>
      <text:p text:style-name="Preformatted_20_Text"><text:span text:style-name="Source_20_Text">number = int(input("Enter a number: "))</text:span></text:p>
      <text:p text:style-name="Preformatted_20_Text"/>
      <text:p text:style-name="Preformatted_20_Text"><text:span text:style-name="Source_20_Text">if number % 2 == 0:</text:span></text:p>
      <text:p text:style-name="Preformatted_20_Text"><text:span text:style-name="Source_20_Text"><text:s text:c="4"/>print("The number is even.")</text:span></text:p>
      <text:p text:style-name="Preformatted_20_Text"><text:span text:style-name="Source_20_Text">else:</text:span></text:p>
      <text:p text:style-name="P17"><text:span text:style-name="Source_20_Text"><text:s text:c="4"/>print("The number is odd.")</text:span></text:p>
      <text:list xml:id="list255734498" text:style-name="L14">
        <text:list-item>
          <text:p text:style-name="P55"><text:span text:style-name="Strong_20_Emphasis">Age Group Classification:</text:span> Take user input for their age and use conditional statements to classify them into different age groups.</text:p>
        </text:list-item>
      </text:list>
      <text:p text:style-name="Preformatted_20_Text"><text:span text:style-name="Source_20_Text">age = int(input("Enter your age: "))</text:span></text:p>
      <text:p text:style-name="Preformatted_20_Text"/>
      <text:p text:style-name="Preformatted_20_Text"><text:span text:style-name="Source_20_Text">if age &lt; 18:</text:span></text:p>
      <text:p text:style-name="Preformatted_20_Text"><text:span text:style-name="Source_20_Text"><text:s text:c="4"/>print("You are a minor.")</text:span></text:p>
      <text:p text:style-name="Preformatted_20_Text"><text:span text:style-name="Source_20_Text">elif 18 &lt;= age &lt; 65:</text:span></text:p>
      <text:p text:style-name="Preformatted_20_Text"><text:span text:style-name="Source_20_Text"><text:s text:c="4"/>print("You are an adult.")</text:span></text:p>
      <text:p text:style-name="Preformatted_20_Text"><text:span text:style-name="Source_20_Text">else:</text:span></text:p>
      <text:p text:style-name="P17"><text:span text:style-name="Source_20_Text"><text:s text:c="4"/>print("You are a senior citizen.")</text:span></text:p>
      <text:list xml:id="list2717664522" text:style-name="L15">
        <text:list-item>
          <text:p text:style-name="P56"><text:span text:style-name="Strong_20_Emphasis">Leap Year Check:</text:span> Take user input for a year and use a conditional statement to check if it's a leap year.</text:p>
        </text:list-item>
      </text:list>
      <text:p text:style-name="Preformatted_20_Text"><text:span text:style-name="Source_20_Text">year = int(input("Enter a year: "))</text:span></text:p>
      <text:p text:style-name="Preformatted_20_Text"/>
      <text:p text:style-name="Preformatted_20_Text"><text:span text:style-name="Source_20_Text">if (year % 4 == 0 and year % 100 != 0) or (year % 400 == 0):</text:span></text:p>
      <text:p text:style-name="Preformatted_20_Text"><text:span text:style-name="Source_20_Text"><text:s text:c="4"/>print("Leap year.")</text:span></text:p>
      <text:p text:style-name="Preformatted_20_Text"><text:span text:style-name="Source_20_Text">else:</text:span></text:p>
      <text:p text:style-name="P17"><text:span text:style-name="Source_20_Text"><text:s text:c="4"/>print("Not a leap year.")</text:span></text:p>
      <text:list xml:id="list2368882905" text:style-name="L16">
        <text:list-item>
          <text:p text:style-name="P57"><text:soft-page-break/><text:span text:style-name="Strong_20_Emphasis">Calculator Program:</text:span> Implement a basic calculator program that takes two numbers and an operator (+, -, *, /) as input and performs the corresponding operation.</text:p>
        </text:list-item>
      </text:list>
      <text:p text:style-name="Preformatted_20_Text"><text:span text:style-name="Source_20_Text">num1 = float(input("Enter the first number: "))</text:span></text:p>
      <text:p text:style-name="Preformatted_20_Text"><text:span text:style-name="Source_20_Text">operator = input("Enter the operator (+, -, *, /): ")</text:span></text:p>
      <text:p text:style-name="Preformatted_20_Text"><text:span text:style-name="Source_20_Text">num2 = float(input("Enter the second number: "))</text:span></text:p>
      <text:p text:style-name="Preformatted_20_Text"/>
      <text:p text:style-name="Preformatted_20_Text"><text:span text:style-name="Source_20_Text">if operator == "+":</text:span></text:p>
      <text:p text:style-name="Preformatted_20_Text"><text:span text:style-name="Source_20_Text"><text:s text:c="4"/>result = num1 + num2</text:span></text:p>
      <text:p text:style-name="Preformatted_20_Text"><text:span text:style-name="Source_20_Text">elif operator == "-":</text:span></text:p>
      <text:p text:style-name="Preformatted_20_Text"><text:span text:style-name="Source_20_Text"><text:s text:c="4"/>result = num1 - num2</text:span></text:p>
      <text:p text:style-name="Preformatted_20_Text"><text:span text:style-name="Source_20_Text">elif operator == "*":</text:span></text:p>
      <text:p text:style-name="Preformatted_20_Text"><text:span text:style-name="Source_20_Text"><text:s text:c="4"/>result = num1 * num2</text:span></text:p>
      <text:p text:style-name="Preformatted_20_Text"><text:span text:style-name="Source_20_Text">elif operator == "/":</text:span></text:p>
      <text:p text:style-name="Preformatted_20_Text"><text:span text:style-name="Source_20_Text"><text:s text:c="4"/>result = num1 / num2</text:span></text:p>
      <text:p text:style-name="Preformatted_20_Text"><text:span text:style-name="Source_20_Text">else:</text:span></text:p>
      <text:p text:style-name="Preformatted_20_Text"><text:span text:style-name="Source_20_Text"><text:s text:c="4"/>result = "Invalid operator"</text:span></text:p>
      <text:p text:style-name="P17"><text:span text:style-name="Source_20_Text">print("Result:", result)</text:span></text:p>
      <text:list xml:id="list1438638798" text:style-name="L17">
        <text:list-item>
          <text:p text:style-name="P58"><text:span text:style-name="Strong_20_Emphasis">Positive, Negative, or Zero:</text:span> Take user input for a number and use conditional statements to check if it's positive, negative, or zero.</text:p>
        </text:list-item>
      </text:list>
      <text:p text:style-name="Preformatted_20_Text"><text:span text:style-name="Source_20_Text">number = float(input("Enter a number: "))</text:span></text:p>
      <text:p text:style-name="Preformatted_20_Text"><text:span text:style-name="Source_20_Text">if number &gt; 0:</text:span></text:p>
      <text:p text:style-name="Preformatted_20_Text"><text:span text:style-name="Source_20_Text"><text:s text:c="4"/>print("Positive number.")</text:span></text:p>
      <text:p text:style-name="Preformatted_20_Text"><text:span text:style-name="Source_20_Text">elif number &lt; 0:</text:span></text:p>
      <text:p text:style-name="Preformatted_20_Text"><text:span text:style-name="Source_20_Text"><text:s text:c="4"/>print("Negative number.")</text:span></text:p>
      <text:p text:style-name="Preformatted_20_Text"><text:span text:style-name="Source_20_Text">else:</text:span></text:p>
      <text:p text:style-name="P17"><text:span text:style-name="Source_20_Text"><text:s text:c="4"/>print("Zero.")</text:span></text:p>
      <text:list xml:id="list834977177" text:style-name="L18">
        <text:list-item>
          <text:p text:style-name="P59"><text:span text:style-name="Strong_20_Emphasis">Triangle Classification:</text:span> Take user input for three sides of a triangle and use conditional statements to classify it as equilateral, isosceles, or scalene.</text:p>
        </text:list-item>
      </text:list>
      <text:p text:style-name="Preformatted_20_Text"><text:span text:style-name="Source_20_Text">side1 = float(input("Enter the length of side 1: "))</text:span></text:p>
      <text:p text:style-name="Preformatted_20_Text"><text:span text:style-name="Source_20_Text">side2 = float(input("Enter the length of side 2: "))</text:span></text:p>
      <text:p text:style-name="Preformatted_20_Text"><text:span text:style-name="Source_20_Text">side3 = float(input("Enter the length of side 3: "))</text:span></text:p>
      <text:p text:style-name="Preformatted_20_Text"/>
      <text:p text:style-name="Preformatted_20_Text"><text:span text:style-name="Source_20_Text">if side1 == side2 == side3:</text:span></text:p>
      <text:p text:style-name="Preformatted_20_Text"><text:span text:style-name="Source_20_Text"><text:s text:c="4"/>print("Equilateral triangle.")</text:span></text:p>
      <text:p text:style-name="Preformatted_20_Text"><text:span text:style-name="Source_20_Text">elif side1 == side2 or side1 == side3 or side2 == side3:</text:span></text:p>
      <text:p text:style-name="Preformatted_20_Text"><text:span text:style-name="Source_20_Text"><text:s text:c="4"/>print("Isosceles triangle.")</text:span></text:p>
      <text:p text:style-name="Preformatted_20_Text"><text:span text:style-name="Source_20_Text">else:</text:span></text:p>
      <text:p text:style-name="P17"><text:span text:style-name="Source_20_Text"><text:s text:c="4"/>print("Scalene triangle.")</text:span></text:p>
      <text:list xml:id="list3530864230" text:style-name="L19">
        <text:list-item>
          <text:p text:style-name="P60"><text:span text:style-name="Strong_20_Emphasis">Grading System:</text:span> Take user input for a student's score and use conditional statements to assign a grade.</text:p>
        </text:list-item>
      </text:list>
      <text:p text:style-name="Preformatted_20_Text"><text:span text:style-name="Source_20_Text">score = float(input("Enter the student's score: "))</text:span></text:p>
      <text:p text:style-name="Preformatted_20_Text"/>
      <text:p text:style-name="Preformatted_20_Text"><text:span text:style-name="Source_20_Text">if 90 &lt;= score &lt;= 100:</text:span></text:p>
      <text:p text:style-name="Preformatted_20_Text"><text:span text:style-name="Source_20_Text"><text:s text:c="4"/>grade = 'A'</text:span></text:p>
      <text:p text:style-name="Preformatted_20_Text"><text:span text:style-name="Source_20_Text">elif 80 &lt;= score &lt; 90:</text:span></text:p>
      <text:p text:style-name="Preformatted_20_Text"><text:span text:style-name="Source_20_Text"><text:s text:c="4"/>grade = 'B'</text:span></text:p>
      <text:p text:style-name="Preformatted_20_Text"><text:span text:style-name="Source_20_Text">elif 70 &lt;= score &lt; 80:</text:span></text:p>
      <text:p text:style-name="Preformatted_20_Text"><text:span text:style-name="Source_20_Text"><text:s text:c="4"/>grade = 'C'</text:span></text:p>
      <text:p text:style-name="Preformatted_20_Text"><text:span text:style-name="Source_20_Text">elif 60 &lt;= score &lt; 70:</text:span></text:p>
      <text:p text:style-name="Preformatted_20_Text"><text:span text:style-name="Source_20_Text"><text:s text:c="4"/>grade = 'D'</text:span></text:p>
      <text:p text:style-name="Preformatted_20_Text"><text:span text:style-name="Source_20_Text">else:</text:span></text:p>
      <text:p text:style-name="Preformatted_20_Text"><text:span text:style-name="Source_20_Text"><text:s text:c="4"/>grade = 'F'</text:span></text:p>
      <text:p text:style-name="Preformatted_20_Text"/>
      <text:p text:style-name="P17"><text:span text:style-name="Source_20_Text">print("Grade:", grade)</text:span></text:p>
      <text:list xml:id="list1335755126" text:style-name="L20">
        <text:list-item>
          <text:p text:style-name="P61"><text:soft-page-break/><text:span text:style-name="Strong_20_Emphasis">Vowel or Consonant:</text:span> Take user input for a single character and use a conditional statement to check if it's a vowel or consonant.</text:p>
        </text:list-item>
      </text:list>
      <text:p text:style-name="Preformatted_20_Text"><text:span text:style-name="Source_20_Text">char = input("Enter a single character: ")</text:span></text:p>
      <text:p text:style-name="Preformatted_20_Text"/>
      <text:p text:style-name="Preformatted_20_Text"><text:span text:style-name="Source_20_Text">if char.lower() in 'aeiou':</text:span></text:p>
      <text:p text:style-name="Preformatted_20_Text"><text:span text:style-name="Source_20_Text"><text:s text:c="4"/>print("Vowel.")</text:span></text:p>
      <text:p text:style-name="Preformatted_20_Text"><text:span text:style-name="Source_20_Text">else:</text:span></text:p>
      <text:p text:style-name="P17"><text:span text:style-name="Source_20_Text"><text:s text:c="4"/>print("Consonant.")</text:span></text:p>
      <text:list xml:id="list3999870800" text:style-name="L21">
        <text:list-item>
          <text:p text:style-name="P62"><text:span text:style-name="Strong_20_Emphasis">BMI Calculator:</text:span> Take user input for weight (in kilograms) and height (in meters) and use a conditional statement to calculate and classify the BMI.</text:p>
        </text:list-item>
      </text:list>
      <text:p text:style-name="Preformatted_20_Text"><text:span text:style-name="Source_20_Text">weight = float(input("Enter your weight in kilograms: "))</text:span></text:p>
      <text:p text:style-name="Preformatted_20_Text"><text:span text:style-name="Source_20_Text">height = float(input("Enter your height in meters: "))</text:span></text:p>
      <text:p text:style-name="Preformatted_20_Text"/>
      <text:p text:style-name="Preformatted_20_Text"><text:span text:style-name="Source_20_Text">bmi = weight / (height ** 2)</text:span></text:p>
      <text:p text:style-name="Preformatted_20_Text"/>
      <text:p text:style-name="Preformatted_20_Text"><text:span text:style-name="Source_20_Text">if bmi &lt; 18.5:</text:span></text:p>
      <text:p text:style-name="Preformatted_20_Text"><text:span text:style-name="Source_20_Text"><text:s text:c="4"/>category = "Underweight"</text:span></text:p>
      <text:p text:style-name="Preformatted_20_Text"><text:span text:style-name="Source_20_Text">elif 18.5 &lt;= bmi &lt; 25:</text:span></text:p>
      <text:p text:style-name="Preformatted_20_Text"><text:span text:style-name="Source_20_Text"><text:s text:c="4"/>category = "Normal weight"</text:span></text:p>
      <text:p text:style-name="Preformatted_20_Text"><text:span text:style-name="Source_20_Text">elif 25 &lt;= bmi &lt; 30:</text:span></text:p>
      <text:p text:style-name="Preformatted_20_Text"><text:span text:style-name="Source_20_Text"><text:s text:c="4"/>category = "Overweight"</text:span></text:p>
      <text:p text:style-name="Preformatted_20_Text"><text:span text:style-name="Source_20_Text">else:</text:span></text:p>
      <text:p text:style-name="Preformatted_20_Text"><text:span text:style-name="Source_20_Text"><text:s text:c="4"/>category = "Obese"</text:span></text:p>
      <text:p text:style-name="Preformatted_20_Text"/>
      <text:p text:style-name="P21"><text:span text:style-name="Source_20_Text">print("Your BMI is {:.2f}, and you are classified as '{}'.".format(bmi, category))</text:span></text:p>
      <text:h text:style-name="P6" text:outline-level="1"><text:bookmark-start text:name="__RefHeading___Toc5882_1815870169"/>Week 3<text:bookmark-end text:name="__RefHeading___Toc5882_1815870169"/></text:h>
      <text:h text:style-name="Heading_20_2" text:outline-level="2"><text:bookmark-start text:name="__RefHeading___Toc6346_1815870169"/><text:span text:style-name="Strong_20_Emphasis">Lesson: Introduction to Lists in Python</text:span><text:bookmark-end text:name="__RefHeading___Toc6346_1815870169"/></text:h>
      <text:h text:style-name="Heading_20_3" text:outline-level="3"><text:bookmark-start text:name="__RefHeading___Toc5769_1815870169"/>Objectives:<text:bookmark-end text:name="__RefHeading___Toc5769_1815870169"/></text:h>
      <text:list xml:id="list2061937595" text:style-name="L49">
        <text:list-item>
          <text:p text:style-name="P85">Understand the concept of Lists in Python.</text:p>
        </text:list-item>
        <text:list-item>
          <text:p text:style-name="P85">Learn how to create, manipulate, and iterate through Lists.</text:p>
        </text:list-item>
        <text:list-item>
          <text:p text:style-name="P84">Explore various operations and functions related to Lists.</text:p>
        </text:list-item>
      </text:list>
      <text:h text:style-name="Heading_20_3" text:outline-level="3"><text:bookmark-start text:name="__RefHeading___Toc5771_1815870169"/>Part 1: What are Lists?<text:bookmark-end text:name="__RefHeading___Toc5771_1815870169"/></text:h>
      <text:h text:style-name="Heading_20_4" text:outline-level="4"><text:bookmark-start text:name="__RefHeading___Toc5773_1815870169"/>1.1 Definition:<text:bookmark-end text:name="__RefHeading___Toc5773_1815870169"/></text:h>
      <text:p text:style-name="Text_20_body">A list in Python is a versatile and mutable data structure that allows you to store a collection of elements. Lists are ordered and can contain a mix of data types. They are created using square brackets <text:span text:style-name="Source_20_Text">[]</text:span> and elements are separated by commas.</text:p>
      <text:h text:style-name="Heading_20_4" text:outline-level="4"><text:bookmark-start text:name="__RefHeading___Toc5775_1815870169"/>1.2 Example:<text:bookmark-end text:name="__RefHeading___Toc5775_1815870169"/></text:h>
      <text:p text:style-name="P17">python</text:p>
      <text:p text:style-name="Preformatted_20_Text"><text:span text:style-name="Source_20_Text"># Example:</text:span></text:p>
      <text:p text:style-name="P17"><text:span text:style-name="Source_20_Text">fruits = ["apple", "banana", "orange", "kiwi", "grape"]</text:span></text:p>
      <text:h text:style-name="Heading_20_3" text:outline-level="3"><text:bookmark-start text:name="__RefHeading___Toc5777_1815870169"/>Part 2: Creating and Accessing Lists<text:bookmark-end text:name="__RefHeading___Toc5777_1815870169"/></text:h>
      <text:h text:style-name="Heading_20_4" text:outline-level="4"><text:bookmark-start text:name="__RefHeading___Toc5779_1815870169"/>2.1 Creating Lists:<text:bookmark-end text:name="__RefHeading___Toc5779_1815870169"/></text:h>
      <text:list xml:id="list1459276984" text:style-name="L50">
        <text:list-item>
          <text:p text:style-name="P86">Lists can be created by enclosing elements in square brackets.</text:p>
        </text:list-item>
      </text:list>
      <text:p text:style-name="P17">python</text:p>
      <text:p text:style-name="Preformatted_20_Text"><text:span text:style-name="Source_20_Text"># Example:</text:span></text:p>
      <text:p text:style-name="P17"><text:span text:style-name="Source_20_Text">numbers = [1, 2, 3, 4, 5]</text:span></text:p>
      <text:h text:style-name="Heading_20_4" text:outline-level="4"><text:bookmark-start text:name="__RefHeading___Toc5781_1815870169"/>2.2 Accessing Elements:<text:bookmark-end text:name="__RefHeading___Toc5781_1815870169"/></text:h>
      <text:list xml:id="list653542329" text:style-name="L51">
        <text:list-item>
          <text:p text:style-name="P87">Lists are zero-indexed, meaning the first element is at index 0.</text:p>
        </text:list-item>
      </text:list>
      <text:p text:style-name="P17">python</text:p>
      <text:p text:style-name="Preformatted_20_Text"><text:span text:style-name="Source_20_Text"># Example:</text:span></text:p>
      <text:p text:style-name="P17"><text:span text:style-name="Source_20_Text">first_fruit = fruits[0]</text:span></text:p>
      <text:h text:style-name="Heading_20_3" text:outline-level="3"><text:bookmark-start text:name="__RefHeading___Toc5783_1815870169"/>Part 3: Modifying Lists<text:bookmark-end text:name="__RefHeading___Toc5783_1815870169"/></text:h>
      <text:h text:style-name="Heading_20_4" text:outline-level="4"><text:bookmark-start text:name="__RefHeading___Toc5785_1815870169"/>3.1 Adding Elements:<text:bookmark-end text:name="__RefHeading___Toc5785_1815870169"/></text:h>
      <text:list xml:id="list175892258" text:style-name="L52">
        <text:list-item>
          <text:p text:style-name="P88">Use the <text:span text:style-name="Source_20_Text">append()</text:span> method to add an element to the end of the list.</text:p>
        </text:list-item>
      </text:list>
      <text:p text:style-name="P17">python</text:p>
      <text:p text:style-name="Preformatted_20_Text"><text:span text:style-name="Source_20_Text"># Example:</text:span></text:p>
      <text:p text:style-name="P17"><text:span text:style-name="Source_20_Text">fruits.append("strawberry")</text:span></text:p>
      <text:h text:style-name="Heading_20_4" text:outline-level="4"><text:bookmark-start text:name="__RefHeading___Toc5787_1815870169"/><text:soft-page-break/>3.2 Modifying Elements:<text:bookmark-end text:name="__RefHeading___Toc5787_1815870169"/></text:h>
      <text:list xml:id="list1973362242" text:style-name="L53">
        <text:list-item>
          <text:p text:style-name="P89">Lists are mutable; you can modify elements by assigning new values.</text:p>
        </text:list-item>
      </text:list>
      <text:p text:style-name="P17">python</text:p>
      <text:p text:style-name="Preformatted_20_Text"><text:span text:style-name="Source_20_Text"># Example:</text:span></text:p>
      <text:p text:style-name="P17"><text:span text:style-name="Source_20_Text">numbers[2] = 10</text:span></text:p>
      <text:h text:style-name="Heading_20_4" text:outline-level="4"><text:bookmark-start text:name="__RefHeading___Toc5789_1815870169"/>3.3 Removing Elements:<text:bookmark-end text:name="__RefHeading___Toc5789_1815870169"/></text:h>
      <text:list xml:id="list3089089137" text:style-name="L54">
        <text:list-item>
          <text:p text:style-name="P90">Use methods like <text:span text:style-name="Source_20_Text">remove()</text:span> or <text:span text:style-name="Source_20_Text">pop()</text:span> to remove elements.</text:p>
        </text:list-item>
      </text:list>
      <text:p text:style-name="P17">python</text:p>
      <text:p text:style-name="Preformatted_20_Text"><text:span text:style-name="Source_20_Text"># Example:</text:span></text:p>
      <text:p text:style-name="P17"><text:span text:style-name="Source_20_Text">fruits.remove("kiwi")</text:span></text:p>
      <text:h text:style-name="Heading_20_3" text:outline-level="3"><text:bookmark-start text:name="__RefHeading___Toc5791_1815870169"/>Part 4: List Operations<text:bookmark-end text:name="__RefHeading___Toc5791_1815870169"/></text:h>
      <text:h text:style-name="Heading_20_4" text:outline-level="4"><text:bookmark-start text:name="__RefHeading___Toc5793_1815870169"/>4.1 Slicing:<text:bookmark-end text:name="__RefHeading___Toc5793_1815870169"/></text:h>
      <text:list xml:id="list123368275" text:style-name="L55">
        <text:list-item>
          <text:p text:style-name="P91">Extract subsets of a list using slicing.</text:p>
        </text:list-item>
      </text:list>
      <text:p text:style-name="P17">python</text:p>
      <text:p text:style-name="Preformatted_20_Text"><text:span text:style-name="Source_20_Text"># Example:</text:span></text:p>
      <text:p text:style-name="P17"><text:span text:style-name="Source_20_Text">subset = fruits[1:3]</text:span></text:p>
      <text:h text:style-name="Heading_20_4" text:outline-level="4"><text:bookmark-start text:name="__RefHeading___Toc5795_1815870169"/>4.2 Concatenation and Repetition:<text:bookmark-end text:name="__RefHeading___Toc5795_1815870169"/></text:h>
      <text:list xml:id="list519690471" text:style-name="L56">
        <text:list-item>
          <text:p text:style-name="P92">Combine lists using concatenation (<text:span text:style-name="Source_20_Text">+</text:span>) or repeat a list.</text:p>
        </text:list-item>
      </text:list>
      <text:p text:style-name="P17">python</text:p>
      <text:p text:style-name="Preformatted_20_Text"><text:span text:style-name="Source_20_Text"># Example:</text:span></text:p>
      <text:p text:style-name="Preformatted_20_Text"><text:span text:style-name="Source_20_Text">more_fruits = ["pineapple", "watermelon", "mango"]</text:span></text:p>
      <text:p text:style-name="P17"><text:span text:style-name="Source_20_Text">combined_fruits = fruits + more_fruits</text:span></text:p>
      <text:h text:style-name="Heading_20_4" text:outline-level="4"><text:bookmark-start text:name="__RefHeading___Toc5797_1815870169"/>4.3 List Comprehension:<text:bookmark-end text:name="__RefHeading___Toc5797_1815870169"/></text:h>
      <text:list xml:id="list1517774846" text:style-name="L57">
        <text:list-item>
          <text:p text:style-name="P93">A concise way to create lists based on existing lists.</text:p>
        </text:list-item>
      </text:list>
      <text:p text:style-name="P17">python</text:p>
      <text:p text:style-name="Preformatted_20_Text"><text:span text:style-name="Source_20_Text"># Example:</text:span></text:p>
      <text:p text:style-name="P17"><text:span text:style-name="Source_20_Text">fruit_lengths = [len(fruit) for fruit in fruits]</text:span></text:p>
      <text:h text:style-name="Heading_20_3" text:outline-level="3"><text:bookmark-start text:name="__RefHeading___Toc5799_1815870169"/>Part 5: Iterating Through Lists<text:bookmark-end text:name="__RefHeading___Toc5799_1815870169"/></text:h>
      <text:h text:style-name="Heading_20_4" text:outline-level="4"><text:bookmark-start text:name="__RefHeading___Toc5801_1815870169"/>5.1 For Loop:<text:bookmark-end text:name="__RefHeading___Toc5801_1815870169"/></text:h>
      <text:list xml:id="list1958720529" text:style-name="L58">
        <text:list-item>
          <text:p text:style-name="P94">Use a <text:span text:style-name="Source_20_Text">for</text:span> loop to iterate through the elements of a list.</text:p>
        </text:list-item>
      </text:list>
      <text:p text:style-name="P17">python</text:p>
      <text:p text:style-name="Preformatted_20_Text"><text:span text:style-name="Source_20_Text"># Example:</text:span></text:p>
      <text:p text:style-name="Preformatted_20_Text"><text:span text:style-name="Source_20_Text">for fruit in fruits:</text:span></text:p>
      <text:p text:style-name="P17"><text:span text:style-name="Source_20_Text"><text:s text:c="4"/>print(fruit)</text:span></text:p>
      <text:h text:style-name="Heading_20_3" text:outline-level="3"><text:bookmark-start text:name="__RefHeading___Toc5803_1815870169"/><text:soft-page-break/>Conclusion:<text:bookmark-end text:name="__RefHeading___Toc5803_1815870169"/></text:h>
      <text:p text:style-name="Text_20_body">Lists are a fundamental and powerful data structure in Python. They provide flexibility and versatility for storing and manipulating collections of data. As you practice and use lists in various scenarios, you'll become more comfortable with their usage and appreciate their importance in programming.</text:p>
      <text:h text:style-name="Heading_20_2" text:outline-level="2"><text:bookmark-start text:name="__RefHeading___Toc5805_1815870169"/>Exercises: <text:span text:style-name="T9">Lists</text:span><text:bookmark-end text:name="__RefHeading___Toc5805_1815870169"/></text:h>
      <text:p text:style-name="P26"/>
      <text:p text:style-name="P51"><text:span text:style-name="Strong_20_Emphasis">List Creation and Printing:</text:span> Create a list of your favourite fruits and print the entire list.</text:p>
      <text:p text:style-name="Preformatted_20_Text"><text:span text:style-name="Source_20_Text">fruits = ["apple", "banana", "orange", "kiwi", "grape"]</text:span></text:p>
      <text:p text:style-name="P17"><text:span text:style-name="Source_20_Text">print(fruits)</text:span></text:p>
      <text:list xml:id="list3692330836" text:style-name="L23">
        <text:list-item>
          <text:p text:style-name="P63"><text:span text:style-name="Strong_20_Emphasis">List Indexing:</text:span> Print the first and last elements of the list from Exercise 1 using indexing.</text:p>
        </text:list-item>
      </text:list>
      <text:p text:style-name="Preformatted_20_Text"><text:span text:style-name="Source_20_Text">print("First fruit:", fruits[0])</text:span></text:p>
      <text:p text:style-name="P17"><text:span text:style-name="Source_20_Text">print("Last fruit:", fruits[-1])</text:span></text:p>
      <text:list xml:id="list1246308544" text:style-name="L24">
        <text:list-item>
          <text:p text:style-name="P64"><text:span text:style-name="Strong_20_Emphasis">List Slicing:</text:span> Print a sublist of the first three fruits in the list.</text:p>
        </text:list-item>
      </text:list>
      <text:p text:style-name="P17"><text:span text:style-name="Source_20_Text">print("First three fruits:", fruits[:3])</text:span></text:p>
      <text:list xml:id="list965313505" text:style-name="L25">
        <text:list-item>
          <text:p text:style-name="P65"><text:span text:style-name="Strong_20_Emphasis">List Modification:</text:span> Add a new fruit, "strawberry," to the list and print the updated list.</text:p>
        </text:list-item>
      </text:list>
      <text:p text:style-name="Preformatted_20_Text"><text:span text:style-name="Source_20_Text">fruits.append("strawberry")</text:span></text:p>
      <text:p text:style-name="P17"><text:span text:style-name="Source_20_Text">print("Updated list:", fruits)</text:span></text:p>
      <text:list xml:id="list997920516" text:style-name="L26">
        <text:list-item>
          <text:p text:style-name="P66"><text:span text:style-name="Strong_20_Emphasis">List Length:</text:span> Print the length of the list from Exercise 4.</text:p>
        </text:list-item>
      </text:list>
      <text:p text:style-name="P17"><text:span text:style-name="Source_20_Text">print("Number of fruits:", len(fruits))</text:span></text:p>
      <text:list xml:id="list2331782843" text:style-name="L27">
        <text:list-item>
          <text:p text:style-name="P67"><text:span text:style-name="Strong_20_Emphasis">List Iteration:</text:span> Use a loop to print each fruit in the list on a new line.</text:p>
        </text:list-item>
      </text:list>
      <text:p text:style-name="Preformatted_20_Text"><text:span text:style-name="Source_20_Text">for fruit in fruits:</text:span></text:p>
      <text:p text:style-name="P17"><text:span text:style-name="Source_20_Text"><text:s text:c="4"/>print(fruit)</text:span></text:p>
      <text:list xml:id="list1128708097" text:style-name="L28">
        <text:list-item>
          <text:p text:style-name="P68"><text:span text:style-name="Strong_20_Emphasis">List Comprehension:</text:span> Create a new list containing the lengths of each fruit's name in the original list.</text:p>
        </text:list-item>
      </text:list>
      <text:p text:style-name="Preformatted_20_Text"><text:span text:style-name="Source_20_Text">fruit_lengths = [len(fruit) for fruit in fruits]</text:span></text:p>
      <text:p text:style-name="P17"><text:span text:style-name="Source_20_Text">print("Lengths of fruit names:", fruit_lengths)</text:span></text:p>
      <text:list xml:id="list432134511" text:style-name="L29">
        <text:list-item>
          <text:p text:style-name="P69"><text:span text:style-name="Strong_20_Emphasis">List Sorting:</text:span> Sort the list alphabetically and print the result.</text:p>
        </text:list-item>
      </text:list>
      <text:p text:style-name="Preformatted_20_Text"><text:span text:style-name="Source_20_Text">fruits.sort()</text:span></text:p>
      <text:p text:style-name="P17"><text:span text:style-name="Source_20_Text">print("Sorted list:", fruits)</text:span></text:p>
      <text:list xml:id="list3956749840" text:style-name="L30">
        <text:list-item>
          <text:p text:style-name="P70"><text:span text:style-name="Strong_20_Emphasis">List Removal:</text:span> Remove the "kiwi" from the list and print the updated list.</text:p>
        </text:list-item>
      </text:list>
      <text:p text:style-name="Preformatted_20_Text"><text:span text:style-name="Source_20_Text">fruits.remove("kiwi")</text:span></text:p>
      <text:p text:style-name="P17"><text:span text:style-name="Source_20_Text">print("List after removing 'kiwi':", fruits)</text:span></text:p>
      <text:list xml:id="list258601404" text:style-name="L31">
        <text:list-item>
          <text:p text:style-name="P71"><text:span text:style-name="Strong_20_Emphasis">List Concatenation:</text:span> Create a second list with more fruits and concatenate it with the original list. Print the combined list.</text:p>
        </text:list-item>
      </text:list>
      <text:p text:style-name="Preformatted_20_Text"><text:span text:style-name="Source_20_Text">more_fruits = ["pineapple", "watermelon", "mango"]</text:span></text:p>
      <text:p text:style-name="Preformatted_20_Text"><text:soft-page-break/><text:span text:style-name="Source_20_Text">combined_fruits = fruits + more_fruits</text:span></text:p>
      <text:p text:style-name="P17"><text:span text:style-name="Source_20_Text">print("Combined list:", combined_fruits)</text:span></text:p>
      <text:h text:style-name="Heading_20_2" text:outline-level="2"><text:bookmark-start text:name="__RefHeading___Toc6364_1815870169"/><text:span text:style-name="Source_20_Text"><text:span text:style-name="Strong_20_Emphasis">Lesson: Input Validation in Python</text:span></text:span><text:bookmark-end text:name="__RefHeading___Toc6364_1815870169"/></text:h>
      <text:h text:style-name="Heading_20_3" text:outline-level="3"><text:bookmark-start text:name="__RefHeading___Toc6366_1815870169"/>Objectives:<text:bookmark-end text:name="__RefHeading___Toc6366_1815870169"/></text:h>
      <text:list xml:id="list2083076617" text:style-name="L153">
        <text:list-item>
          <text:p text:style-name="P208">Understand the importance of input validation in ensuring program robustness.</text:p>
        </text:list-item>
        <text:list-item>
          <text:p text:style-name="P208">Learn various techniques for validating and handling user input.</text:p>
        </text:list-item>
        <text:list-item>
          <text:p text:style-name="P207">Explore methods to implement input validation effectively in Python.</text:p>
        </text:list-item>
      </text:list>
      <text:h text:style-name="Heading_20_3" text:outline-level="3"><text:bookmark-start text:name="__RefHeading___Toc6368_1815870169"/>Part 1: Introduction to Input Validation<text:bookmark-end text:name="__RefHeading___Toc6368_1815870169"/></text:h>
      <text:h text:style-name="Heading_20_4" text:outline-level="4">1.1 Importance of Input Validation:</text:h>
      <text:list xml:id="list3638751250" text:style-name="L154">
        <text:list-item>
          <text:p text:style-name="P210">Input validation ensures that the data entered by the user meets the expected criteria.</text:p>
        </text:list-item>
        <text:list-item>
          <text:p text:style-name="P209">Crucial for preventing errors, improving user experience, and enhancing program security.</text:p>
        </text:list-item>
      </text:list>
      <text:h text:style-name="Heading_20_3" text:outline-level="3"><text:bookmark-start text:name="__RefHeading___Toc6370_1815870169"/>Part 2: Basic Input Validation Techniques<text:bookmark-end text:name="__RefHeading___Toc6370_1815870169"/></text:h>
      <text:h text:style-name="Heading_20_4" text:outline-level="4">2.1 Using <text:span text:style-name="Source_20_Text">try-except</text:span> Blocks:</text:h>
      <text:list xml:id="list1369582019" text:style-name="L155">
        <text:list-item>
          <text:p text:style-name="P211">Employ <text:span text:style-name="Source_20_Text">try-except</text:span> blocks to catch and handle exceptions when invalid input is provided.</text:p>
        </text:list-item>
      </text:list>
      <text:p text:style-name="P17">python</text:p>
      <text:p text:style-name="Preformatted_20_Text"><text:span text:style-name="Source_20_Text"># Example: Validating integer input</text:span></text:p>
      <text:p text:style-name="Preformatted_20_Text"><text:span text:style-name="Source_20_Text">try:</text:span></text:p>
      <text:p text:style-name="Preformatted_20_Text"><text:span text:style-name="Source_20_Text"><text:s text:c="4"/>age = int(input("Enter your age: "))</text:span></text:p>
      <text:p text:style-name="Preformatted_20_Text"><text:span text:style-name="Source_20_Text"><text:s text:c="4"/>print(f"You entered: {age}")</text:span></text:p>
      <text:p text:style-name="Preformatted_20_Text"><text:span text:style-name="Source_20_Text">except ValueError:</text:span></text:p>
      <text:p text:style-name="P17"><text:span text:style-name="Source_20_Text"><text:s text:c="4"/>print("Invalid input. Please enter a valid integer.")</text:span></text:p>
      <text:h text:style-name="Heading_20_4" text:outline-level="4">2.2 Looping for Valid Input:</text:h>
      <text:list xml:id="list250911168" text:style-name="L156">
        <text:list-item>
          <text:p text:style-name="P212">Implement loops to repeatedly prompt the user until valid input is provided.</text:p>
        </text:list-item>
      </text:list>
      <text:p text:style-name="P17">python</text:p>
      <text:p text:style-name="Preformatted_20_Text"><text:span text:style-name="Source_20_Text"># Example: Looping for valid integer input</text:span></text:p>
      <text:p text:style-name="Preformatted_20_Text"><text:span text:style-name="Source_20_Text">while True:</text:span></text:p>
      <text:p text:style-name="Preformatted_20_Text"><text:span text:style-name="Source_20_Text"><text:s text:c="4"/>try:</text:span></text:p>
      <text:p text:style-name="Preformatted_20_Text"><text:span text:style-name="Source_20_Text"><text:s text:c="8"/>age = int(input("Enter your age: "))</text:span></text:p>
      <text:p text:style-name="Preformatted_20_Text"><text:span text:style-name="Source_20_Text"><text:s text:c="8"/>break <text:s/># Break the loop if input is valid</text:span></text:p>
      <text:p text:style-name="Preformatted_20_Text"><text:span text:style-name="Source_20_Text"><text:s text:c="4"/>except ValueError:</text:span></text:p>
      <text:p text:style-name="Preformatted_20_Text"><text:span text:style-name="Source_20_Text"><text:s text:c="8"/>print("Invalid input. Please enter a valid integer.")</text:span></text:p>
      <text:p text:style-name="Preformatted_20_Text"/>
      <text:p text:style-name="P17"><text:span text:style-name="Source_20_Text">print(f"You entered: {age}")</text:span></text:p>
      <text:h text:style-name="Heading_20_3" text:outline-level="3"><text:bookmark-start text:name="__RefHeading___Toc6372_1815870169"/>Part 3: Advanced Input Validation Techniques<text:bookmark-end text:name="__RefHeading___Toc6372_1815870169"/></text:h>
      <text:h text:style-name="Heading_20_4" text:outline-level="4">3.1 Checking Range and Conditions:</text:h>
      <text:list xml:id="list2334074675" text:style-name="L157">
        <text:list-item>
          <text:p text:style-name="P213">Include additional checks to ensure input falls within specified ranges or meets specific conditions.</text:p>
        </text:list-item>
      </text:list>
      <text:p text:style-name="P17"><text:soft-page-break/>python</text:p>
      <text:p text:style-name="Preformatted_20_Text"><text:span text:style-name="Source_20_Text"># Example: Validating age within a specific range</text:span></text:p>
      <text:p text:style-name="Preformatted_20_Text"><text:span text:style-name="Source_20_Text">while True:</text:span></text:p>
      <text:p text:style-name="Preformatted_20_Text"><text:span text:style-name="Source_20_Text"><text:s text:c="4"/>try:</text:span></text:p>
      <text:p text:style-name="Preformatted_20_Text"><text:span text:style-name="Source_20_Text"><text:s text:c="8"/>age = int(input("Enter your age (between 18 and 99): "))</text:span></text:p>
      <text:p text:style-name="Preformatted_20_Text"><text:span text:style-name="Source_20_Text"><text:s text:c="8"/>if 18 &lt;= age &lt;= 99:</text:span></text:p>
      <text:p text:style-name="Preformatted_20_Text"><text:span text:style-name="Source_20_Text"><text:s text:c="12"/>break <text:s/># Break the loop if input is valid</text:span></text:p>
      <text:p text:style-name="Preformatted_20_Text"><text:span text:style-name="Source_20_Text"><text:s text:c="8"/>else:</text:span></text:p>
      <text:p text:style-name="Preformatted_20_Text"><text:span text:style-name="Source_20_Text"><text:s text:c="12"/>print("Invalid input. Age must be between 18 and 99.")</text:span></text:p>
      <text:p text:style-name="Preformatted_20_Text"><text:span text:style-name="Source_20_Text"><text:s text:c="4"/>except ValueError:</text:span></text:p>
      <text:p text:style-name="Preformatted_20_Text"><text:span text:style-name="Source_20_Text"><text:s text:c="8"/>print("Invalid input. Please enter a valid integer.")</text:span></text:p>
      <text:p text:style-name="Preformatted_20_Text"/>
      <text:p text:style-name="P17"><text:span text:style-name="Source_20_Text">print(f"You entered: {age}")</text:span></text:p>
      <text:h text:style-name="Heading_20_4" text:outline-level="4">3.2 Using Regular Expressions:</text:h>
      <text:list xml:id="list343425104" text:style-name="L158">
        <text:list-item>
          <text:p text:style-name="P214">Utilize regular expressions for more complex pattern-based input validation.</text:p>
        </text:list-item>
      </text:list>
      <text:p text:style-name="P17">python</text:p>
      <text:p text:style-name="Preformatted_20_Text"><text:span text:style-name="Source_20_Text">import re</text:span></text:p>
      <text:p text:style-name="Preformatted_20_Text"/>
      <text:p text:style-name="Preformatted_20_Text"><text:span text:style-name="Source_20_Text"># Example: Validating email address using regex</text:span></text:p>
      <text:p text:style-name="Preformatted_20_Text"><text:span text:style-name="Source_20_Text">while True:</text:span></text:p>
      <text:p text:style-name="Preformatted_20_Text"><text:span text:style-name="Source_20_Text"><text:s text:c="4"/>email = input("Enter your email address: ")</text:span></text:p>
      <text:p text:style-name="Preformatted_20_Text"><text:span text:style-name="Source_20_Text"><text:s text:c="4"/>if re.match(r"[^@]+@[^@]+\.[^@]+", email):</text:span></text:p>
      <text:p text:style-name="Preformatted_20_Text"><text:span text:style-name="Source_20_Text"><text:s text:c="8"/>break <text:s/># Break the loop if input is valid</text:span></text:p>
      <text:p text:style-name="Preformatted_20_Text"><text:span text:style-name="Source_20_Text"><text:s text:c="4"/>else:</text:span></text:p>
      <text:p text:style-name="Preformatted_20_Text"><text:span text:style-name="Source_20_Text"><text:s text:c="8"/>print("Invalid email address. Please enter a valid email.")</text:span></text:p>
      <text:p text:style-name="Preformatted_20_Text"/>
      <text:p text:style-name="P17"><text:span text:style-name="Source_20_Text">print(f"You entered: {email}")</text:span></text:p>
      <text:h text:style-name="Heading_20_3" text:outline-level="3"><text:bookmark-start text:name="__RefHeading___Toc6374_1815870169"/>Conclusion:<text:bookmark-end text:name="__RefHeading___Toc6374_1815870169"/></text:h>
      <text:p text:style-name="Text_20_body">Implementing input validation is essential for building robust and user-friendly Python programs. By incorporating techniques such as <text:span text:style-name="Source_20_Text">try-except</text:span> blocks, loops, and advanced checks, you can ensure that your programs handle user input gracefully and provide meaningful feedback. As you encounter different scenarios, you'll develop a deeper understanding of how to tailor input validation to meet the specific requirements of your applications.</text:p>
      <text:p text:style-name="P17"><text:span text:style-name="Source_20_Text"/></text:p>
      <text:h text:style-name="Heading_20_2" text:outline-level="2"><text:bookmark-start text:name="__RefHeading___Toc5690_1815870169"/><text:span text:style-name="T8">Excercise: </text:span>Loops, recursion and iterations<text:bookmark-end text:name="__RefHeading___Toc5690_1815870169"/></text:h>
      <text:p text:style-name="P81"><text:span text:style-name="Strong_20_Emphasis">Print Numbers with a Loop:</text:span> Use a <text:span text:style-name="Source_20_Text">for</text:span> loop to print numbers from 1 to 5.</text:p>
      <text:p text:style-name="Preformatted_20_Text"><text:span text:style-name="Source_20_Text">for i in range(1, 6):</text:span></text:p>
      <text:p text:style-name="P17"><text:span text:style-name="Source_20_Text"><text:s text:c="4"/>print(i)</text:span></text:p>
      <text:list xml:id="list2817542675" text:style-name="L33">
        <text:list-item>
          <text:p text:style-name="P72"><text:span text:style-name="Strong_20_Emphasis">Sum of Numbers with a Loop:</text:span> Use a <text:span text:style-name="Source_20_Text">while</text:span> loop to calculate the sum of numbers from 1 to 10.</text:p>
        </text:list-item>
      </text:list>
      <text:p text:style-name="Preformatted_20_Text"><text:span text:style-name="Source_20_Text">sum_result = 0</text:span></text:p>
      <text:p text:style-name="Preformatted_20_Text"><text:span text:style-name="Source_20_Text">counter = 1</text:span></text:p>
      <text:p text:style-name="Preformatted_20_Text"/>
      <text:p text:style-name="Preformatted_20_Text"><text:span text:style-name="Source_20_Text">while counter &lt;= 10:</text:span></text:p>
      <text:p text:style-name="Preformatted_20_Text"><text:span text:style-name="Source_20_Text"><text:s text:c="4"/>sum_result += counter</text:span></text:p>
      <text:p text:style-name="Preformatted_20_Text"><text:soft-page-break/><text:span text:style-name="Source_20_Text"><text:s text:c="4"/>counter += 1</text:span></text:p>
      <text:p text:style-name="Preformatted_20_Text"/>
      <text:p text:style-name="P17"><text:span text:style-name="Source_20_Text">print("Sum:", sum_result)</text:span></text:p>
      <text:list xml:id="list589017180" text:style-name="L34">
        <text:list-item>
          <text:p text:style-name="P73"><text:span text:style-name="Strong_20_Emphasis">Factorial with Recursion:</text:span> Write a recursive function to calculate the factorial of a given number.</text:p>
        </text:list-item>
      </text:list>
      <text:p text:style-name="Preformatted_20_Text"><text:span text:style-name="Source_20_Text">def factorial(n):</text:span></text:p>
      <text:p text:style-name="Preformatted_20_Text"><text:span text:style-name="Source_20_Text"><text:s text:c="4"/>if n == 0 or n == 1:</text:span></text:p>
      <text:p text:style-name="Preformatted_20_Text"><text:span text:style-name="Source_20_Text"><text:s text:c="8"/>return 1</text:span></text:p>
      <text:p text:style-name="Preformatted_20_Text"><text:span text:style-name="Source_20_Text"><text:s text:c="4"/>else:</text:span></text:p>
      <text:p text:style-name="Preformatted_20_Text"><text:span text:style-name="Source_20_Text"><text:s text:c="8"/>return n * factorial(n - 1)</text:span></text:p>
      <text:p text:style-name="Preformatted_20_Text"/>
      <text:p text:style-name="Preformatted_20_Text"><text:span text:style-name="Source_20_Text">result = factorial(5)</text:span></text:p>
      <text:p text:style-name="P17"><text:span text:style-name="Source_20_Text">print("Factorial:", result)</text:span></text:p>
      <text:list xml:id="list1887137723" text:style-name="L35">
        <text:list-item>
          <text:p text:style-name="P74"><text:span text:style-name="Strong_20_Emphasis">Print Even Numbers:</text:span> Use a <text:span text:style-name="Source_20_Text">for</text:span> loop to print even numbers from 2 to 10.</text:p>
        </text:list-item>
      </text:list>
      <text:p text:style-name="Preformatted_20_Text"><text:span text:style-name="Source_20_Text">for i in range(2, 11, 2):</text:span></text:p>
      <text:p text:style-name="P17"><text:span text:style-name="Source_20_Text"><text:s text:c="4"/>print(i)</text:span></text:p>
      <text:list xml:id="list1120509352" text:style-name="L36">
        <text:list-item>
          <text:p text:style-name="P75"><text:span text:style-name="Strong_20_Emphasis">Power Calculation with Recursion:</text:span> Write a recursive function to calculate the power of a number (e.g., 2^3).</text:p>
        </text:list-item>
      </text:list>
      <text:p text:style-name="Preformatted_20_Text"><text:span text:style-name="Source_20_Text">def power(base, exponent):</text:span></text:p>
      <text:p text:style-name="Preformatted_20_Text"><text:span text:style-name="Source_20_Text"><text:s text:c="4"/>if exponent == 0:</text:span></text:p>
      <text:p text:style-name="Preformatted_20_Text"><text:span text:style-name="Source_20_Text"><text:s text:c="8"/>return 1</text:span></text:p>
      <text:p text:style-name="Preformatted_20_Text"><text:span text:style-name="Source_20_Text"><text:s text:c="4"/>else:</text:span></text:p>
      <text:p text:style-name="Preformatted_20_Text"><text:span text:style-name="Source_20_Text"><text:s text:c="8"/>return base * power(base, exponent - 1)</text:span></text:p>
      <text:p text:style-name="Preformatted_20_Text"/>
      <text:p text:style-name="Preformatted_20_Text"><text:span text:style-name="Source_20_Text">result = power(2, 3)</text:span></text:p>
      <text:p text:style-name="P17"><text:span text:style-name="Source_20_Text">print("Power:", result)</text:span></text:p>
      <text:list xml:id="list4094178265" text:style-name="L37">
        <text:list-item>
          <text:p text:style-name="P76"><text:span text:style-name="Strong_20_Emphasis">Print a Pattern with Nested Loop:</text:span> Use nested loops to print a pattern like below:</text:p>
          <text:p text:style-name="P18">markdown</text:p>
        </text:list-item>
      </text:list>
      <text:list xml:id="list2200465607" text:style-name="L38">
        <text:list-item>
          <text:p text:style-name="P19"><text:span text:style-name="Source_20_Text">*</text:span></text:p>
          <text:p text:style-name="P19"><text:span text:style-name="Source_20_Text">**</text:span></text:p>
          <text:p text:style-name="P19"><text:span text:style-name="Source_20_Text">***</text:span></text:p>
          <text:p text:style-name="P20"><text:span text:style-name="Source_20_Text">****</text:span></text:p>
        </text:list-item>
      </text:list>
      <text:p text:style-name="Preformatted_20_Text"><text:span text:style-name="Source_20_Text">for i in range(1, 5):</text:span></text:p>
      <text:p text:style-name="P17"><text:span text:style-name="Source_20_Text"><text:s text:c="4"/>print('*' * i)</text:span></text:p>
      <text:list xml:id="list92941944" text:style-name="L39">
        <text:list-item>
          <text:p text:style-name="P77"><text:span text:style-name="Strong_20_Emphasis">Iterate Over List:</text:span> Use a <text:span text:style-name="Source_20_Text">for</text:span> loop to iterate over a list of colors and print each color.</text:p>
        </text:list-item>
      </text:list>
      <text:p text:style-name="Preformatted_20_Text"><text:span text:style-name="Source_20_Text">colors = ["red", "green", "blue", "yellow"]</text:span></text:p>
      <text:p text:style-name="Preformatted_20_Text"/>
      <text:p text:style-name="Preformatted_20_Text"><text:span text:style-name="Source_20_Text">for color in colors:</text:span></text:p>
      <text:p text:style-name="P17"><text:span text:style-name="Source_20_Text"><text:s text:c="4"/>print(color)</text:span></text:p>
      <text:list xml:id="list4134180385" text:style-name="L40">
        <text:list-item>
          <text:p text:style-name="P78"><text:span text:style-name="Strong_20_Emphasis">Countdown with a Loop:</text:span> Use a <text:span text:style-name="Source_20_Text">while</text:span> loop to print a countdown from 5 to 1.</text:p>
        </text:list-item>
      </text:list>
      <text:p text:style-name="Preformatted_20_Text"><text:span text:style-name="Source_20_Text">count = 5</text:span></text:p>
      <text:p text:style-name="Preformatted_20_Text"><text:span text:style-name="Source_20_Text">while count &gt;= 1:</text:span></text:p>
      <text:p text:style-name="Preformatted_20_Text"><text:span text:style-name="Source_20_Text"><text:s text:c="4"/>print(count)</text:span></text:p>
      <text:p text:style-name="P17"><text:span text:style-name="Source_20_Text"><text:s text:c="4"/>count -= 1</text:span></text:p>
      <text:list xml:id="list3526126244" text:style-name="L41">
        <text:list-item>
          <text:p text:style-name="P79"><text:soft-page-break/><text:span text:style-name="Strong_20_Emphasis">Sum of Squares with Loop:</text:span> Use a <text:span text:style-name="Source_20_Text">for</text:span> loop to calculate the sum of squares for numbers from 1 to 5.</text:p>
        </text:list-item>
      </text:list>
      <text:p text:style-name="Preformatted_20_Text"><text:span text:style-name="Source_20_Text">sum_squares = 0</text:span></text:p>
      <text:p text:style-name="Preformatted_20_Text"><text:span text:style-name="Source_20_Text">for i in range(1, 6):</text:span></text:p>
      <text:p text:style-name="Preformatted_20_Text"><text:span text:style-name="Source_20_Text"><text:s text:c="4"/>sum_squares += i**2</text:span></text:p>
      <text:p text:style-name="P17"><text:span text:style-name="Source_20_Text">print("Sum of Squares:", sum_squares)</text:span></text:p>
      <text:list xml:id="list305828111" text:style-name="L42">
        <text:list-item>
          <text:p text:style-name="P80"><text:span text:style-name="Strong_20_Emphasis">Reverse a String with Recursion:</text:span> Write a recursive function to reverse a string.</text:p>
        </text:list-item>
      </text:list>
      <text:p text:style-name="Preformatted_20_Text"><text:span text:style-name="Source_20_Text">def reverse_string(s):</text:span></text:p>
      <text:p text:style-name="Preformatted_20_Text"><text:span text:style-name="Source_20_Text"><text:s text:c="4"/>if len(s) == 0:</text:span></text:p>
      <text:p text:style-name="Preformatted_20_Text"><text:span text:style-name="Source_20_Text"><text:s text:c="8"/>return s</text:span></text:p>
      <text:p text:style-name="Preformatted_20_Text"><text:span text:style-name="Source_20_Text"><text:s text:c="4"/>else:</text:span></text:p>
      <text:p text:style-name="Preformatted_20_Text"><text:span text:style-name="Source_20_Text"><text:s text:c="8"/>return reverse_string(s[1:]) + s[0]</text:span></text:p>
      <text:p text:style-name="Preformatted_20_Text"/>
      <text:p text:style-name="Preformatted_20_Text"><text:span text:style-name="Source_20_Text">original_string = "hello"</text:span></text:p>
      <text:p text:style-name="Preformatted_20_Text"><text:span text:style-name="Source_20_Text">reversed_string = reverse_string(original_string)</text:span></text:p>
      <text:p text:style-name="Preformatted_20_Text"><text:span text:style-name="Source_20_Text">print("Original String:", original_string)</text:span></text:p>
      <text:p text:style-name="P17"><text:span text:style-name="Source_20_Text">print("Reversed String:", reversed_string)</text:span></text:p>
      <text:h text:style-name="P5" text:outline-level="1"/>
      <text:h text:style-name="P6" text:outline-level="1"><text:bookmark-start text:name="__RefHeading___Toc5759_1815870169"/>Week 4<text:bookmark-end text:name="__RefHeading___Toc5759_1815870169"/></text:h>
      <text:h text:style-name="Heading_20_2" text:outline-level="2"><text:bookmark-start text:name="__RefHeading___Toc6348_1815870169"/><text:span text:style-name="Strong_20_Emphasis">Lesson: Arrays and Dictionaries in Python</text:span><text:bookmark-end text:name="__RefHeading___Toc6348_1815870169"/></text:h>
      <text:h text:style-name="Heading_20_3" text:outline-level="3"><text:bookmark-start text:name="__RefHeading___Toc5886_1815870169"/>Objectives:<text:bookmark-end text:name="__RefHeading___Toc5886_1815870169"/></text:h>
      <text:list xml:id="list141620909" text:style-name="L79">
        <text:list-item>
          <text:p text:style-name="P122">Understand the concepts of Arrays and Dictionaries.</text:p>
        </text:list-item>
        <text:list-item>
          <text:p text:style-name="P122">Learn how to create, manipulate, and access elements in Arrays.</text:p>
        </text:list-item>
        <text:list-item>
          <text:p text:style-name="P121">Explore the structure, operations, and uses of Dictionaries in Python.</text:p>
        </text:list-item>
      </text:list>
      <text:h text:style-name="Heading_20_3" text:outline-level="3"><text:bookmark-start text:name="__RefHeading___Toc5888_1815870169"/>Part 1: Introduction to Arrays<text:bookmark-end text:name="__RefHeading___Toc5888_1815870169"/></text:h>
      <text:h text:style-name="Heading_20_4" text:outline-level="4"><text:bookmark-start text:name="__RefHeading___Toc5890_1815870169"/>1.1 Definition:<text:bookmark-end text:name="__RefHeading___Toc5890_1815870169"/></text:h>
      <text:list xml:id="list949449810" text:style-name="L80">
        <text:list-item>
          <text:p text:style-name="P123">An array is a collection of elements of the same data type that are stored at contiguous memory locations. In Python, arrays are implemented using lists.</text:p>
        </text:list-item>
      </text:list>
      <text:h text:style-name="Heading_20_4" text:outline-level="4"><text:bookmark-start text:name="__RefHeading___Toc5892_1815870169"/>1.2 Creating Arrays:<text:bookmark-end text:name="__RefHeading___Toc5892_1815870169"/></text:h>
      <text:p text:style-name="P17">python</text:p>
      <text:p text:style-name="Preformatted_20_Text"><text:span text:style-name="Source_20_Text"># Example:</text:span></text:p>
      <text:p text:style-name="P17"><text:span text:style-name="Source_20_Text">numbers = [1, 2, 3, 4, 5]</text:span></text:p>
      <text:h text:style-name="Heading_20_4" text:outline-level="4"><text:bookmark-start text:name="__RefHeading___Toc5894_1815870169"/>1.3 Accessing Elements:<text:bookmark-end text:name="__RefHeading___Toc5894_1815870169"/></text:h>
      <text:list xml:id="list1944934920" text:style-name="L81">
        <text:list-item>
          <text:p text:style-name="P124">Elements in an array are accessed using their index (position).</text:p>
        </text:list-item>
      </text:list>
      <text:p text:style-name="P17">python</text:p>
      <text:p text:style-name="Preformatted_20_Text"><text:span text:style-name="Source_20_Text"># Example:</text:span></text:p>
      <text:p text:style-name="P17"><text:span text:style-name="Source_20_Text">first_element = numbers[0]</text:span></text:p>
      <text:h text:style-name="Heading_20_4" text:outline-level="4"><text:bookmark-start text:name="__RefHeading___Toc5896_1815870169"/>1.4 Modifying Arrays:<text:bookmark-end text:name="__RefHeading___Toc5896_1815870169"/></text:h>
      <text:list xml:id="list1581966317" text:style-name="L82">
        <text:list-item>
          <text:p text:style-name="P125">Arrays are mutable; you can change, add, or remove elements.</text:p>
        </text:list-item>
      </text:list>
      <text:p text:style-name="P17">python</text:p>
      <text:p text:style-name="Preformatted_20_Text"><text:span text:style-name="Source_20_Text"># Example:</text:span></text:p>
      <text:p text:style-name="Preformatted_20_Text"><text:span text:style-name="Source_20_Text">numbers[2] = 10</text:span></text:p>
      <text:p text:style-name="P17"><text:span text:style-name="Source_20_Text">numbers.append(6)</text:span></text:p>
      <text:h text:style-name="Heading_20_4" text:outline-level="4"><text:bookmark-start text:name="__RefHeading___Toc5898_1815870169"/>1.5 Array Operations:<text:bookmark-end text:name="__RefHeading___Toc5898_1815870169"/></text:h>
      <text:list xml:id="list4276624268" text:style-name="L83">
        <text:list-item>
          <text:p text:style-name="P126">Arrays support various operations such as slicing, concatenation, and repetition.</text:p>
        </text:list-item>
      </text:list>
      <text:p text:style-name="P17">python</text:p>
      <text:p text:style-name="Preformatted_20_Text"><text:span text:style-name="Source_20_Text"># Example:</text:span></text:p>
      <text:p text:style-name="Preformatted_20_Text"><text:span text:style-name="Source_20_Text">subset = numbers[1:3]</text:span></text:p>
      <text:p text:style-name="P17"><text:span text:style-name="Source_20_Text">combined_array = numbers + [7, 8, 9]</text:span></text:p>
      <text:h text:style-name="Heading_20_3" text:outline-level="3"><text:bookmark-start text:name="__RefHeading___Toc5900_1815870169"/><text:soft-page-break/>Part 2: Introduction to Dictionaries<text:bookmark-end text:name="__RefHeading___Toc5900_1815870169"/></text:h>
      <text:h text:style-name="Heading_20_4" text:outline-level="4"><text:bookmark-start text:name="__RefHeading___Toc5902_1815870169"/>2.1 Definition:<text:bookmark-end text:name="__RefHeading___Toc5902_1815870169"/></text:h>
      <text:list xml:id="list2096280194" text:style-name="L84">
        <text:list-item>
          <text:p text:style-name="P127">A dictionary is an unordered collection of key-value pairs. Each key must be unique, and values can be of any data type.</text:p>
        </text:list-item>
      </text:list>
      <text:h text:style-name="Heading_20_4" text:outline-level="4"><text:bookmark-start text:name="__RefHeading___Toc5904_1815870169"/>2.2 Creating Dictionaries:<text:bookmark-end text:name="__RefHeading___Toc5904_1815870169"/></text:h>
      <text:p text:style-name="P17">python</text:p>
      <text:p text:style-name="Preformatted_20_Text"><text:span text:style-name="Source_20_Text"># Example:</text:span></text:p>
      <text:p text:style-name="P17"><text:span text:style-name="Source_20_Text">person = {"name": "Alice", "age": 25, "city": "New York"}</text:span></text:p>
      <text:h text:style-name="Heading_20_4" text:outline-level="4"><text:bookmark-start text:name="__RefHeading___Toc5906_1815870169"/>2.3 Accessing and Modifying Dictionaries:<text:bookmark-end text:name="__RefHeading___Toc5906_1815870169"/></text:h>
      <text:list xml:id="list2865010525" text:style-name="L85">
        <text:list-item>
          <text:p text:style-name="P128">Access values using keys, and modify values.</text:p>
        </text:list-item>
      </text:list>
      <text:p text:style-name="P17">python</text:p>
      <text:p text:style-name="Preformatted_20_Text"><text:span text:style-name="Source_20_Text"># Example:</text:span></text:p>
      <text:p text:style-name="Preformatted_20_Text"><text:span text:style-name="Source_20_Text">person_name = person["name"]</text:span></text:p>
      <text:p text:style-name="P17"><text:span text:style-name="Source_20_Text">person["age"] = 26</text:span></text:p>
      <text:h text:style-name="Heading_20_4" text:outline-level="4"><text:bookmark-start text:name="__RefHeading___Toc5908_1815870169"/>2.4 Adding and Removing Elements:<text:bookmark-end text:name="__RefHeading___Toc5908_1815870169"/></text:h>
      <text:list xml:id="list2099443839" text:style-name="L86">
        <text:list-item>
          <text:p text:style-name="P129">Use methods like <text:span text:style-name="Source_20_Text">update()</text:span>, <text:span text:style-name="Source_20_Text">pop()</text:span>, and <text:span text:style-name="Source_20_Text">del</text:span> to add or remove key-value pairs.</text:p>
        </text:list-item>
      </text:list>
      <text:p text:style-name="P17">python</text:p>
      <text:p text:style-name="Preformatted_20_Text"><text:span text:style-name="Source_20_Text"># Example:</text:span></text:p>
      <text:p text:style-name="Preformatted_20_Text"><text:span text:style-name="Source_20_Text">person["gender"] = "Female"</text:span></text:p>
      <text:p text:style-name="P17"><text:span text:style-name="Source_20_Text">del person["city"]</text:span></text:p>
      <text:h text:style-name="Heading_20_4" text:outline-level="4"><text:bookmark-start text:name="__RefHeading___Toc5910_1815870169"/>2.5 Dictionary Operations:<text:bookmark-end text:name="__RefHeading___Toc5910_1815870169"/></text:h>
      <text:list xml:id="list815046871" text:style-name="L87">
        <text:list-item>
          <text:p text:style-name="P130">Dictionaries support operations like iterating through keys, values, or items.</text:p>
        </text:list-item>
      </text:list>
      <text:p text:style-name="P17">python</text:p>
      <text:p text:style-name="Preformatted_20_Text"><text:span text:style-name="Source_20_Text"># Example:</text:span></text:p>
      <text:p text:style-name="Preformatted_20_Text"><text:span text:style-name="Source_20_Text">for key, value in person.items():</text:span></text:p>
      <text:p text:style-name="P17"><text:span text:style-name="Source_20_Text"><text:s text:c="4"/>print(key, value)</text:span></text:p>
      <text:h text:style-name="Heading_20_3" text:outline-level="3"><text:bookmark-start text:name="__RefHeading___Toc5912_1815870169"/>Part 3: Use Cases and Best Practices<text:bookmark-end text:name="__RefHeading___Toc5912_1815870169"/></text:h>
      <text:h text:style-name="Heading_20_4" text:outline-level="4"><text:bookmark-start text:name="__RefHeading___Toc5914_1815870169"/>3.1 Use Cases for Arrays:<text:bookmark-end text:name="__RefHeading___Toc5914_1815870169"/></text:h>
      <text:list xml:id="list3677871189" text:style-name="L88">
        <text:list-item>
          <text:p text:style-name="P131">Arrays are useful for storing and manipulating sequences of values, especially when the order matters.</text:p>
        </text:list-item>
      </text:list>
      <text:p text:style-name="P17">python</text:p>
      <text:p text:style-name="Preformatted_20_Text"><text:span text:style-name="Source_20_Text"># Example:</text:span></text:p>
      <text:p text:style-name="P17"><text:span text:style-name="Source_20_Text">temperatures = [25.3, 26.5, 24.8, 27.2]</text:span></text:p>
      <text:h text:style-name="Heading_20_4" text:outline-level="4"><text:bookmark-start text:name="__RefHeading___Toc5916_1815870169"/><text:soft-page-break/>3.2 Use Cases for Dictionaries:<text:bookmark-end text:name="__RefHeading___Toc5916_1815870169"/></text:h>
      <text:list xml:id="list3239226079" text:style-name="L89">
        <text:list-item>
          <text:p text:style-name="P132">Dictionaries are suitable for storing and retrieving data with named keys, providing a flexible and efficient way to represent data.</text:p>
        </text:list-item>
      </text:list>
      <text:p text:style-name="P17">python</text:p>
      <text:p text:style-name="Preformatted_20_Text"><text:span text:style-name="Source_20_Text"># Example:</text:span></text:p>
      <text:p text:style-name="P17"><text:span text:style-name="Source_20_Text">student = {"name": "Bob", "grades": [90, 85, 92], "is_honor_student": True}</text:span></text:p>
      <text:h text:style-name="Heading_20_4" text:outline-level="4"><text:bookmark-start text:name="__RefHeading___Toc5918_1815870169"/>3.3 Best Practices:<text:bookmark-end text:name="__RefHeading___Toc5918_1815870169"/></text:h>
      <text:list xml:id="list1603727301" text:style-name="L90">
        <text:list-item>
          <text:p text:style-name="P134">Choose between Arrays and Dictionaries based on the nature of your data.</text:p>
        </text:list-item>
        <text:list-item>
          <text:p text:style-name="P134">Use meaningful names for keys in dictionaries.</text:p>
        </text:list-item>
        <text:list-item>
          <text:p text:style-name="P133">Maintain consistency in the structure of arrays and dictionaries.</text:p>
        </text:list-item>
      </text:list>
      <text:h text:style-name="Heading_20_3" text:outline-level="3"><text:bookmark-start text:name="__RefHeading___Toc5920_1815870169"/>Conclusion:<text:bookmark-end text:name="__RefHeading___Toc5920_1815870169"/></text:h>
      <text:p text:style-name="Text_20_body">Understanding Arrays and Dictionaries in Python is essential for effective data manipulation and representation. Arrays provide a way to store and work with sequences of values, while dictionaries offer a flexible and powerful data structure for key-value pairs. As you explore these concepts and practice their usage, you'll be better equipped to handle diverse data scenarios in your Python programming journey.</text:p>
      <text:p text:style-name="P120"><text:span text:style-name="Strong_20_Emphasis"/></text:p>
      <text:h text:style-name="Heading_20_2" text:outline-level="2"/>
      <text:p text:style-name="P32"/>
      <text:p text:style-name="P29"/>
      <text:h text:style-name="Heading_20_1" text:outline-level="1"><text:bookmark-start text:name="__RefHeading___Toc5923_1815870169"/>Week 5<text:bookmark-end text:name="__RefHeading___Toc5923_1815870169"/></text:h>
      <text:h text:style-name="Heading_20_2" text:outline-level="2"><text:bookmark-start text:name="__RefHeading___Toc5925_1815870169"/><text:span text:style-name="Strong_20_Emphasis">Lesson: Strings and String Operations in Python</text:span><text:bookmark-end text:name="__RefHeading___Toc5925_1815870169"/></text:h>
      <text:h text:style-name="Heading_20_3" text:outline-level="3"><text:bookmark-start text:name="__RefHeading___Toc5927_1815870169"/>Objectives:<text:bookmark-end text:name="__RefHeading___Toc5927_1815870169"/></text:h>
      <text:list xml:id="list1374253673" text:style-name="L91">
        <text:list-item>
          <text:p text:style-name="P136">Understand the concept of strings and their importance in Python.</text:p>
        </text:list-item>
        <text:list-item>
          <text:p text:style-name="P136">Learn basic string operations and manipulations.</text:p>
        </text:list-item>
        <text:list-item>
          <text:p text:style-name="P135">Explore various methods and functions for working with strings.</text:p>
        </text:list-item>
      </text:list>
      <text:h text:style-name="Heading_20_3" text:outline-level="3"><text:bookmark-start text:name="__RefHeading___Toc5929_1815870169"/>Part 1: Introduction to Strings<text:bookmark-end text:name="__RefHeading___Toc5929_1815870169"/></text:h>
      <text:h text:style-name="Heading_20_4" text:outline-level="4"><text:bookmark-start text:name="__RefHeading___Toc5931_1815870169"/>1.1 Definition:<text:bookmark-end text:name="__RefHeading___Toc5931_1815870169"/></text:h>
      <text:list xml:id="list2321494396" text:style-name="L92">
        <text:list-item>
          <text:p text:style-name="P137">A string is a sequence of characters. In Python, strings are immutable, meaning they cannot be changed after they are created.</text:p>
        </text:list-item>
      </text:list>
      <text:h text:style-name="Heading_20_4" text:outline-level="4"><text:bookmark-start text:name="__RefHeading___Toc5933_1815870169"/>1.2 Creating Strings:<text:bookmark-end text:name="__RefHeading___Toc5933_1815870169"/></text:h>
      <text:p text:style-name="P17">python</text:p>
      <text:p text:style-name="Preformatted_20_Text"><text:span text:style-name="Source_20_Text"># Example:</text:span></text:p>
      <text:p text:style-name="P17"><text:span text:style-name="Source_20_Text">greeting = "Hello, World!"</text:span></text:p>
      <text:h text:style-name="Heading_20_4" text:outline-level="4"><text:bookmark-start text:name="__RefHeading___Toc5935_1815870169"/><text:soft-page-break/>1.3 String Quotations:<text:bookmark-end text:name="__RefHeading___Toc5935_1815870169"/></text:h>
      <text:list xml:id="list4239306128" text:style-name="L93">
        <text:list-item>
          <text:p text:style-name="P138">Strings can be defined using single (<text:span text:style-name="Source_20_Text">'</text:span>) or double (<text:span text:style-name="Source_20_Text">"</text:span>) quotations.</text:p>
        </text:list-item>
      </text:list>
      <text:p text:style-name="P17">python</text:p>
      <text:p text:style-name="Preformatted_20_Text"><text:span text:style-name="Source_20_Text"># Example:</text:span></text:p>
      <text:p text:style-name="Preformatted_20_Text"><text:span text:style-name="Source_20_Text">quote_single = 'Single quotes'</text:span></text:p>
      <text:p text:style-name="P17"><text:span text:style-name="Source_20_Text">quote_double = "Double quotes"</text:span></text:p>
      <text:h text:style-name="Heading_20_4" text:outline-level="4"><text:bookmark-start text:name="__RefHeading___Toc5937_1815870169"/>1.4 String Escape Characters:<text:bookmark-end text:name="__RefHeading___Toc5937_1815870169"/></text:h>
      <text:list xml:id="list1686159500" text:style-name="L94">
        <text:list-item>
          <text:p text:style-name="P139">Escape characters allow you to include special characters within a string.</text:p>
        </text:list-item>
      </text:list>
      <text:p text:style-name="P17">python</text:p>
      <text:p text:style-name="Preformatted_20_Text"><text:span text:style-name="Source_20_Text"># Example:</text:span></text:p>
      <text:p text:style-name="P17"><text:span text:style-name="Source_20_Text">escaped_string = "This is a line\nAnd this is a new line."</text:span></text:p>
      <text:h text:style-name="Heading_20_3" text:outline-level="3"><text:bookmark-start text:name="__RefHeading___Toc5939_1815870169"/>Part 2: String Operations<text:bookmark-end text:name="__RefHeading___Toc5939_1815870169"/></text:h>
      <text:h text:style-name="Heading_20_4" text:outline-level="4"><text:bookmark-start text:name="__RefHeading___Toc5941_1815870169"/>2.1 Concatenation:<text:bookmark-end text:name="__RefHeading___Toc5941_1815870169"/></text:h>
      <text:list xml:id="list2216913999" text:style-name="L95">
        <text:list-item>
          <text:p text:style-name="P140">Combine two or more strings.</text:p>
        </text:list-item>
      </text:list>
      <text:p text:style-name="P17">python</text:p>
      <text:p text:style-name="Preformatted_20_Text"><text:span text:style-name="Source_20_Text"># Example:</text:span></text:p>
      <text:p text:style-name="Preformatted_20_Text"><text:span text:style-name="Source_20_Text">first_name = "John"</text:span></text:p>
      <text:p text:style-name="Preformatted_20_Text"><text:span text:style-name="Source_20_Text">last_name = "Doe"</text:span></text:p>
      <text:p text:style-name="P17"><text:span text:style-name="Source_20_Text">full_name = first_name + " " + last_name</text:span></text:p>
      <text:h text:style-name="Heading_20_4" text:outline-level="4"><text:bookmark-start text:name="__RefHeading___Toc5943_1815870169"/>2.2 String Repetition:<text:bookmark-end text:name="__RefHeading___Toc5943_1815870169"/></text:h>
      <text:list xml:id="list4109634079" text:style-name="L96">
        <text:list-item>
          <text:p text:style-name="P141">Repeat a string multiple times.</text:p>
        </text:list-item>
      </text:list>
      <text:p text:style-name="P17">python</text:p>
      <text:p text:style-name="Preformatted_20_Text"><text:span text:style-name="Source_20_Text"># Example:</text:span></text:p>
      <text:p text:style-name="P17"><text:span text:style-name="Source_20_Text">repeated_string = "abc" * 3</text:span></text:p>
      <text:h text:style-name="Heading_20_4" text:outline-level="4"><text:bookmark-start text:name="__RefHeading___Toc5945_1815870169"/>2.3 String Length:<text:bookmark-end text:name="__RefHeading___Toc5945_1815870169"/></text:h>
      <text:list xml:id="list1515936982" text:style-name="L97">
        <text:list-item>
          <text:p text:style-name="P142">Find the length of a string using the <text:span text:style-name="Source_20_Text">len()</text:span> function.</text:p>
        </text:list-item>
      </text:list>
      <text:p text:style-name="P17">python</text:p>
      <text:p text:style-name="Preformatted_20_Text"><text:span text:style-name="Source_20_Text"># Example:</text:span></text:p>
      <text:p text:style-name="Preformatted_20_Text"><text:span text:style-name="Source_20_Text">message = "Hello, how are you?"</text:span></text:p>
      <text:p text:style-name="P17"><text:span text:style-name="Source_20_Text">length_of_message = len(message)</text:span></text:p>
      <text:h text:style-name="Heading_20_4" text:outline-level="4"><text:bookmark-start text:name="__RefHeading___Toc5947_1815870169"/>2.4 String Slicing:<text:bookmark-end text:name="__RefHeading___Toc5947_1815870169"/></text:h>
      <text:list xml:id="list3404260130" text:style-name="L98">
        <text:list-item>
          <text:p text:style-name="P143">Extract a subset of a string.</text:p>
        </text:list-item>
      </text:list>
      <text:p text:style-name="P17">python</text:p>
      <text:p text:style-name="Preformatted_20_Text"><text:span text:style-name="Source_20_Text"># Example:</text:span></text:p>
      <text:p text:style-name="P17"><text:span text:style-name="Source_20_Text">substring = message[7:10]</text:span></text:p>
      <text:h text:style-name="Heading_20_3" text:outline-level="3"><text:bookmark-start text:name="__RefHeading___Toc5949_1815870169"/><text:soft-page-break/>Part 3: Common String Methods<text:bookmark-end text:name="__RefHeading___Toc5949_1815870169"/></text:h>
      <text:h text:style-name="Heading_20_4" text:outline-level="4"><text:bookmark-start text:name="__RefHeading___Toc5951_1815870169"/>3.1 Changing Case:<text:bookmark-end text:name="__RefHeading___Toc5951_1815870169"/></text:h>
      <text:list xml:id="list1258837003" text:style-name="L99">
        <text:list-item>
          <text:p text:style-name="P144">Use <text:span text:style-name="Source_20_Text">upper()</text:span>, <text:span text:style-name="Source_20_Text">lower()</text:span>, <text:span text:style-name="Source_20_Text">capitalize()</text:span>, and <text:span text:style-name="Source_20_Text">title()</text:span> methods.</text:p>
        </text:list-item>
      </text:list>
      <text:p text:style-name="P17">python</text:p>
      <text:p text:style-name="Preformatted_20_Text"><text:span text:style-name="Source_20_Text"># Example:</text:span></text:p>
      <text:p text:style-name="Preformatted_20_Text"><text:span text:style-name="Source_20_Text">text = "python programming"</text:span></text:p>
      <text:p text:style-name="Preformatted_20_Text"><text:span text:style-name="Source_20_Text">upper_text = text.upper()</text:span></text:p>
      <text:p text:style-name="Preformatted_20_Text"><text:span text:style-name="Source_20_Text">lower_text = text.lower()</text:span></text:p>
      <text:p text:style-name="Preformatted_20_Text"><text:span text:style-name="Source_20_Text">capitalized_text = text.capitalize()</text:span></text:p>
      <text:p text:style-name="P17"><text:span text:style-name="Source_20_Text">title_text = text.title()</text:span></text:p>
      <text:h text:style-name="Heading_20_4" text:outline-level="4"><text:bookmark-start text:name="__RefHeading___Toc5953_1815870169"/>3.2 Finding Substrings:<text:bookmark-end text:name="__RefHeading___Toc5953_1815870169"/></text:h>
      <text:list xml:id="list538773222" text:style-name="L100">
        <text:list-item>
          <text:p text:style-name="P145">Use <text:span text:style-name="Source_20_Text">find()</text:span>, <text:span text:style-name="Source_20_Text">index()</text:span>, and <text:span text:style-name="Source_20_Text">count()</text:span> methods.</text:p>
        </text:list-item>
      </text:list>
      <text:p text:style-name="P17">python</text:p>
      <text:p text:style-name="Preformatted_20_Text"><text:span text:style-name="Source_20_Text"># Example:</text:span></text:p>
      <text:p text:style-name="Preformatted_20_Text"><text:span text:style-name="Source_20_Text">index_of_substring = text.find("gram")</text:span></text:p>
      <text:p text:style-name="P17"><text:span text:style-name="Source_20_Text">count_of_substring = text.count("o")</text:span></text:p>
      <text:h text:style-name="Heading_20_4" text:outline-level="4"><text:bookmark-start text:name="__RefHeading___Toc5955_1815870169"/>3.3 Replacing Text:<text:bookmark-end text:name="__RefHeading___Toc5955_1815870169"/></text:h>
      <text:list xml:id="list1736023880" text:style-name="L101">
        <text:list-item>
          <text:p text:style-name="P146">Use <text:span text:style-name="Source_20_Text">replace()</text:span> method to substitute one substring with another.</text:p>
        </text:list-item>
      </text:list>
      <text:p text:style-name="P17">python</text:p>
      <text:p text:style-name="Preformatted_20_Text"><text:span text:style-name="Source_20_Text"># Example:</text:span></text:p>
      <text:p text:style-name="P17"><text:span text:style-name="Source_20_Text">new_text = text.replace("python", "Java")</text:span></text:p>
      <text:h text:style-name="Heading_20_3" text:outline-level="3"><text:bookmark-start text:name="__RefHeading___Toc5957_1815870169"/>Part 4: Formatting Strings<text:bookmark-end text:name="__RefHeading___Toc5957_1815870169"/></text:h>
      <text:h text:style-name="Heading_20_4" text:outline-level="4"><text:bookmark-start text:name="__RefHeading___Toc5959_1815870169"/>4.1 String Interpolation:<text:bookmark-end text:name="__RefHeading___Toc5959_1815870169"/></text:h>
      <text:list xml:id="list1190126939" text:style-name="L102">
        <text:list-item>
          <text:p text:style-name="P147">Use f-strings for easy variable inclusion.</text:p>
        </text:list-item>
      </text:list>
      <text:p text:style-name="P17">python</text:p>
      <text:p text:style-name="Preformatted_20_Text"><text:span text:style-name="Source_20_Text"># Example:</text:span></text:p>
      <text:p text:style-name="Preformatted_20_Text"><text:span text:style-name="Source_20_Text">name = "Alice"</text:span></text:p>
      <text:p text:style-name="Preformatted_20_Text"><text:span text:style-name="Source_20_Text">age = 25</text:span></text:p>
      <text:p text:style-name="P17"><text:span text:style-name="Source_20_Text">greeting_message = f"Hello, {name}! You are {age} years old."</text:span></text:p>
      <text:h text:style-name="Heading_20_4" text:outline-level="4"><text:bookmark-start text:name="__RefHeading___Toc5961_1815870169"/>4.2 Formatting with <text:span text:style-name="Source_20_Text">format()</text:span>:<text:bookmark-end text:name="__RefHeading___Toc5961_1815870169"/></text:h>
      <text:list xml:id="list3497726545" text:style-name="L103">
        <text:list-item>
          <text:p text:style-name="P148">Use the <text:span text:style-name="Source_20_Text">format()</text:span> method for more complex string formatting.</text:p>
        </text:list-item>
      </text:list>
      <text:p text:style-name="P17">python</text:p>
      <text:p text:style-name="Preformatted_20_Text"><text:span text:style-name="Source_20_Text"># Example:</text:span></text:p>
      <text:p text:style-name="P17"><text:span text:style-name="Source_20_Text">formatted_message = "Hello, {}! You are {} years old.".format(name, age)</text:span></text:p>
      <text:h text:style-name="Heading_20_3" text:outline-level="3"><text:bookmark-start text:name="__RefHeading___Toc5963_1815870169"/><text:soft-page-break/>Conclusion:<text:bookmark-end text:name="__RefHeading___Toc5963_1815870169"/></text:h>
      <text:p text:style-name="Text_20_body">Strings are a fundamental data type in Python, and understanding how to work with them is crucial for any programmer. By mastering basic string operations, manipulations, and formatting techniques, you'll be well-equipped to handle text data efficiently in your Python programs. As you practice these concepts, you'll discover the versatility and power of strings in programming.</text:p>
      <text:h text:style-name="Heading_20_2" text:outline-level="2"><text:bookmark-start text:name="__RefHeading___Toc5965_1815870169"/>Exercises<text:bookmark-end text:name="__RefHeading___Toc5965_1815870169"/></text:h>
      <text:p text:style-name="P149">Exercise 1:</text:p>
      <text:p text:style-name="Text_20_body"><text:span text:style-name="Strong_20_Emphasis">Task:</text:span> Create a string variable with the following text: "Python is a powerful programming language."</text:p>
      <text:p text:style-name="Text_20_body"><text:span text:style-name="Strong_20_Emphasis">Challenge:</text:span> Print the length of the string.</text:p>
      <text:p text:style-name="Text_20_body"><text:span text:style-name="Strong_20_Emphasis">Answer:</text:span></text:p>
      <text:p text:style-name="Preformatted_20_Text"><text:span text:style-name="Source_20_Text">text = "Python is a powerful programming language."</text:span></text:p>
      <text:p text:style-name="P17"><text:span text:style-name="Source_20_Text">print(len(text))</text:span></text:p>
      <text:p text:style-name="P149">Exercise 2:</text:p>
      <text:p text:style-name="Text_20_body"><text:span text:style-name="Strong_20_Emphasis">Task:</text:span> Concatenate two strings: "Hello" and "World".</text:p>
      <text:p text:style-name="Text_20_body"><text:span text:style-name="Strong_20_Emphasis">Challenge:</text:span> Print the concatenated string in uppercase.</text:p>
      <text:p text:style-name="Text_20_body"><text:span text:style-name="Strong_20_Emphasis">Answer:</text:span></text:p>
      <text:p text:style-name="Preformatted_20_Text"><text:span text:style-name="Source_20_Text">string1 = "Hello"</text:span></text:p>
      <text:p text:style-name="Preformatted_20_Text"><text:span text:style-name="Source_20_Text">string2 = "World"</text:span></text:p>
      <text:p text:style-name="Preformatted_20_Text"><text:span text:style-name="Source_20_Text">concatenated_string = string1 + string2</text:span></text:p>
      <text:p text:style-name="P17"><text:span text:style-name="Source_20_Text">print(concatenated_string.upper())</text:span></text:p>
      <text:p text:style-name="P149">Exercise 3:</text:p>
      <text:p text:style-name="Text_20_body"><text:span text:style-name="Strong_20_Emphasis">Task:</text:span> Given the string "Programming is fun!", extract the word "fun" using string slicing.</text:p>
      <text:p text:style-name="Text_20_body"><text:span text:style-name="Strong_20_Emphasis">Challenge:</text:span> Print the length of the extracted word.</text:p>
      <text:p text:style-name="Text_20_body"><text:span text:style-name="Strong_20_Emphasis">Answer:</text:span></text:p>
      <text:p text:style-name="Preformatted_20_Text"><text:span text:style-name="Source_20_Text">text = "Programming is fun!"</text:span></text:p>
      <text:p text:style-name="Preformatted_20_Text"><text:span text:style-name="Source_20_Text">extracted_word = text[15:18]</text:span></text:p>
      <text:p text:style-name="Preformatted_20_Text"><text:span text:style-name="Source_20_Text">print(extracted_word)</text:span></text:p>
      <text:p text:style-name="P17"><text:span text:style-name="Source_20_Text">print(len(extracted_word))</text:span></text:p>
      <text:p text:style-name="P149">Exercise 4:</text:p>
      <text:p text:style-name="Text_20_body"><text:span text:style-name="Strong_20_Emphasis">Task:</text:span> Create a string with your full name.</text:p>
      <text:p text:style-name="Text_20_body"><text:span text:style-name="Strong_20_Emphasis">Challenge:</text:span> Use string formatting to print a greeting message with your name.</text:p>
      <text:p text:style-name="Text_20_body"><text:span text:style-name="Strong_20_Emphasis">Answer:</text:span></text:p>
      <text:p text:style-name="Preformatted_20_Text"><text:span text:style-name="Source_20_Text">full_name = "John Doe"</text:span></text:p>
      <text:p text:style-name="Preformatted_20_Text"><text:span text:style-name="Source_20_Text">greeting_message = f"Hello, {full_name}!"</text:span></text:p>
      <text:p text:style-name="P17"><text:span text:style-name="Source_20_Text">print(greeting_message)</text:span></text:p>
      <text:p text:style-name="P149">Exercise 5:</text:p>
      <text:p text:style-name="Text_20_body"><text:soft-page-break/><text:span text:style-name="Strong_20_Emphasis">Task:</text:span> Count the number of occurrences of the letter "a" in the string "Banana".</text:p>
      <text:p text:style-name="Text_20_body"><text:span text:style-name="Strong_20_Emphasis">Challenge:</text:span> Replace all occurrences of "a" with "o" and print the modified string.</text:p>
      <text:p text:style-name="Text_20_body"><text:span text:style-name="Strong_20_Emphasis">Answer:</text:span></text:p>
      <text:p text:style-name="Preformatted_20_Text"><text:span text:style-name="Source_20_Text">text = "Banana"</text:span></text:p>
      <text:p text:style-name="Preformatted_20_Text"><text:span text:style-name="Source_20_Text">count_of_a = text.count("a")</text:span></text:p>
      <text:p text:style-name="Preformatted_20_Text"><text:span text:style-name="Source_20_Text">print(count_of_a)</text:span></text:p>
      <text:p text:style-name="Preformatted_20_Text"/>
      <text:p text:style-name="Preformatted_20_Text"><text:span text:style-name="Source_20_Text">modified_text = text.replace("a", "o")</text:span></text:p>
      <text:p text:style-name="P17"><text:span text:style-name="Source_20_Text">print(modified_text)</text:span></text:p>
      <text:p text:style-name="P149">Exercise 6:</text:p>
      <text:p text:style-name="Text_20_body"><text:span text:style-name="Strong_20_Emphasis">Task:</text:span> Create a multiline string that represents a poem or song lyrics.</text:p>
      <text:p text:style-name="Text_20_body"><text:span text:style-name="Strong_20_Emphasis">Challenge:</text:span> Print the string with each line numbered.</text:p>
      <text:p text:style-name="Text_20_body"><text:span text:style-name="Strong_20_Emphasis">Answer:</text:span></text:p>
      <text:p text:style-name="Preformatted_20_Text"><text:span text:style-name="Source_20_Text">multiline_string = """</text:span></text:p>
      <text:p text:style-name="Preformatted_20_Text"><text:span text:style-name="Source_20_Text">The sun is shining,</text:span></text:p>
      <text:p text:style-name="Preformatted_20_Text"><text:span text:style-name="Source_20_Text">The birds are singing,</text:span></text:p>
      <text:p text:style-name="Preformatted_20_Text"><text:span text:style-name="Source_20_Text">Nature is alive.</text:span></text:p>
      <text:p text:style-name="Preformatted_20_Text"><text:span text:style-name="Source_20_Text">"""</text:span></text:p>
      <text:p text:style-name="Preformatted_20_Text"/>
      <text:p text:style-name="Preformatted_20_Text"><text:span text:style-name="Source_20_Text">lines = multiline_string.strip().split('\n')</text:span></text:p>
      <text:p text:style-name="Preformatted_20_Text"><text:span text:style-name="Source_20_Text">for i, line in enumerate(lines, 1):</text:span></text:p>
      <text:p text:style-name="P17"><text:span text:style-name="Source_20_Text"><text:s text:c="4"/>print(f"{i}. {line}")</text:span></text:p>
      <text:p text:style-name="P149">Exercise 7:</text:p>
      <text:p text:style-name="Text_20_body"><text:span text:style-name="Strong_20_Emphasis">Task:</text:span> Given the string " Python ", remove the leading and trailing whitespaces.</text:p>
      <text:p text:style-name="Text_20_body"><text:span text:style-name="Strong_20_Emphasis">Challenge:</text:span> Convert the string to lowercase and print it.</text:p>
      <text:p text:style-name="Text_20_body"><text:span text:style-name="Strong_20_Emphasis">Answer:</text:span></text:p>
      <text:p text:style-name="Preformatted_20_Text"><text:span text:style-name="Source_20_Text">text = " <text:s text:c="2"/>Python <text:s text:c="2"/>"</text:span></text:p>
      <text:p text:style-name="Preformatted_20_Text"><text:span text:style-name="Source_20_Text">trimmed_text = text.strip()</text:span></text:p>
      <text:p text:style-name="P17"><text:span text:style-name="Source_20_Text">print(trimmed_text.lower())</text:span></text:p>
      <text:p text:style-name="P149">Exercise 8:</text:p>
      <text:p text:style-name="Text_20_body"><text:span text:style-name="Strong_20_Emphasis">Task:</text:span> Create two strings representing numbers: "25" and "10".</text:p>
      <text:p text:style-name="Text_20_body"><text:span text:style-name="Strong_20_Emphasis">Challenge:</text:span> Convert these strings to integers, add them, and print the result.</text:p>
      <text:p text:style-name="Text_20_body"><text:span text:style-name="Strong_20_Emphasis">Answer:</text:span></text:p>
      <text:p text:style-name="Preformatted_20_Text"><text:span text:style-name="Source_20_Text">number1 = "25"</text:span></text:p>
      <text:p text:style-name="Preformatted_20_Text"><text:span text:style-name="Source_20_Text">number2 = "10"</text:span></text:p>
      <text:p text:style-name="Preformatted_20_Text"><text:span text:style-name="Source_20_Text">result = int(number1) + int(number2)</text:span></text:p>
      <text:p text:style-name="P17"><text:span text:style-name="Source_20_Text">print(result)</text:span></text:p>
      <text:p text:style-name="P149">Exercise 9:</text:p>
      <text:p text:style-name="Text_20_body"><text:span text:style-name="Strong_20_Emphasis">Task:</text:span> Write a program that asks the user for their name and age. Use string formatting to print a message like "Hello, [Name]! You are [Age] years old."</text:p>
      <text:p text:style-name="Text_20_body"><text:span text:style-name="Strong_20_Emphasis">Challenge:</text:span> If the age is less than 18, add a message "You are a minor."</text:p>
      <text:p text:style-name="Text_20_body"><text:soft-page-break/><text:span text:style-name="Strong_20_Emphasis">Answer:</text:span></text:p>
      <text:p text:style-name="Preformatted_20_Text"><text:span text:style-name="Source_20_Text">name = input("Enter your name: ")</text:span></text:p>
      <text:p text:style-name="Preformatted_20_Text"><text:span text:style-name="Source_20_Text">age = int(input("Enter your age: "))</text:span></text:p>
      <text:p text:style-name="Preformatted_20_Text"/>
      <text:p text:style-name="Preformatted_20_Text"><text:span text:style-name="Source_20_Text">greeting_message = f"Hello, {name}! You are {age} years old."</text:span></text:p>
      <text:p text:style-name="Preformatted_20_Text"><text:span text:style-name="Source_20_Text">if age &lt; 18:</text:span></text:p>
      <text:p text:style-name="Preformatted_20_Text"><text:span text:style-name="Source_20_Text"><text:s text:c="4"/>greeting_message += " You are a minor."</text:span></text:p>
      <text:p text:style-name="Preformatted_20_Text"/>
      <text:p text:style-name="P17"><text:span text:style-name="Source_20_Text">print(greeting_message)</text:span></text:p>
      <text:p text:style-name="P149">Exercise 10:</text:p>
      <text:p text:style-name="Text_20_body"><text:span text:style-name="Strong_20_Emphasis">Task:</text:span> Create a string with a sentence of your choice.</text:p>
      <text:p text:style-name="Text_20_body"><text:span text:style-name="Strong_20_Emphasis">Challenge:</text:span> Write a program that prompts the user to enter a word. Check if the entered word is present in the sentence and print a corresponding message.</text:p>
      <text:p text:style-name="Text_20_body"><text:span text:style-name="Strong_20_Emphasis">Answer:</text:span></text:p>
      <text:p text:style-name="Preformatted_20_Text"><text:span text:style-name="Source_20_Text">sentence = "Python programming is fun and powerful."</text:span></text:p>
      <text:p text:style-name="Preformatted_20_Text"><text:span text:style-name="Source_20_Text">user_word = input("Enter a word: ")</text:span></text:p>
      <text:p text:style-name="Preformatted_20_Text"/>
      <text:p text:style-name="Preformatted_20_Text"><text:span text:style-name="Source_20_Text">if user_word in sentence:</text:span></text:p>
      <text:p text:style-name="Preformatted_20_Text"><text:span text:style-name="Source_20_Text"><text:s text:c="4"/>print(f"The word '{user_word}' is present in the sentence.")</text:span></text:p>
      <text:p text:style-name="Preformatted_20_Text"><text:span text:style-name="Source_20_Text">else:</text:span></text:p>
      <text:p text:style-name="P17"><text:span text:style-name="Source_20_Text"><text:s text:c="4"/>print(f"The word '{user_word}' is not present in the sentence.")</text:span></text:p>
      <text:p text:style-name="P35"/>
      <text:p text:style-name="P35"/>
      <text:p text:style-name="P35"/>
      <text:h text:style-name="P5" text:outline-level="1"/>
      <text:h text:style-name="P6" text:outline-level="1"><text:bookmark-start text:name="__RefHeading___Toc5967_1815870169"/>Week 6<text:bookmark-end text:name="__RefHeading___Toc5967_1815870169"/></text:h>
      <text:h text:style-name="Heading_20_2" text:outline-level="2"><text:bookmark-start text:name="__RefHeading___Toc6086_1815870169"/><text:span text:style-name="Strong_20_Emphasis">Lesson: Working with Files in Python</text:span><text:bookmark-end text:name="__RefHeading___Toc6086_1815870169"/></text:h>
      <text:h text:style-name="Heading_20_3" text:outline-level="3"><text:bookmark-start text:name="__RefHeading___Toc6088_1815870169"/>Objectives:<text:bookmark-end text:name="__RefHeading___Toc6088_1815870169"/></text:h>
      <text:list xml:id="list3832856882" text:style-name="L107">
        <text:list-item>
          <text:p text:style-name="P155">Understand the importance of file handling in programming.</text:p>
        </text:list-item>
        <text:list-item>
          <text:p text:style-name="P155">Learn how to open, read, write, and close files in Python.</text:p>
        </text:list-item>
        <text:list-item>
          <text:p text:style-name="P154">Explore various file modes and methods for efficient file manipulation.</text:p>
        </text:list-item>
      </text:list>
      <text:h text:style-name="Heading_20_3" text:outline-level="3"><text:bookmark-start text:name="__RefHeading___Toc6090_1815870169"/>Part 1: Introduction to File Handling<text:bookmark-end text:name="__RefHeading___Toc6090_1815870169"/></text:h>
      <text:h text:style-name="Heading_20_4" text:outline-level="4"><text:bookmark-start text:name="__RefHeading___Toc6092_1815870169"/>1.1 Importance of File Handling:<text:bookmark-end text:name="__RefHeading___Toc6092_1815870169"/></text:h>
      <text:list xml:id="list2070838522" text:style-name="L108">
        <text:list-item>
          <text:p text:style-name="P157">Files are essential for storing and retrieving data in programs.</text:p>
        </text:list-item>
        <text:list-item>
          <text:p text:style-name="P156">Python provides built-in functions and methods for working with files.</text:p>
        </text:list-item>
      </text:list>
      <text:h text:style-name="Heading_20_4" text:outline-level="4"><text:bookmark-start text:name="__RefHeading___Toc6094_1815870169"/>1.2 Types of Files:<text:bookmark-end text:name="__RefHeading___Toc6094_1815870169"/></text:h>
      <text:list xml:id="list2097549199" text:style-name="L109">
        <text:list-item>
          <text:p text:style-name="P159">Text files: Contain human-readable text.</text:p>
        </text:list-item>
        <text:list-item>
          <text:p text:style-name="P158">Binary files: Contain binary data (e.g., images, audio).</text:p>
        </text:list-item>
      </text:list>
      <text:h text:style-name="Heading_20_3" text:outline-level="3"><text:bookmark-start text:name="__RefHeading___Toc6096_1815870169"/>Part 2: Opening and Closing Files<text:bookmark-end text:name="__RefHeading___Toc6096_1815870169"/></text:h>
      <text:h text:style-name="Heading_20_4" text:outline-level="4"><text:bookmark-start text:name="__RefHeading___Toc6098_1815870169"/>2.1 Opening a File:<text:bookmark-end text:name="__RefHeading___Toc6098_1815870169"/></text:h>
      <text:p text:style-name="P17">python</text:p>
      <text:p text:style-name="Preformatted_20_Text"><text:span text:style-name="Source_20_Text"># Syntax:</text:span></text:p>
      <text:p text:style-name="Preformatted_20_Text"><text:span text:style-name="Source_20_Text"># file = open("filename", "mode")</text:span></text:p>
      <text:p text:style-name="P17"><text:span text:style-name="Source_20_Text">file = open("example.txt", "r") <text:s/># Open for reading</text:span></text:p>
      <text:h text:style-name="Heading_20_4" text:outline-level="4"><text:bookmark-start text:name="__RefHeading___Toc6100_1815870169"/>2.2 Closing a File:<text:bookmark-end text:name="__RefHeading___Toc6100_1815870169"/></text:h>
      <text:p text:style-name="P17">python</text:p>
      <text:p text:style-name="Preformatted_20_Text"><text:span text:style-name="Source_20_Text"># Syntax:</text:span></text:p>
      <text:p text:style-name="Preformatted_20_Text"><text:span text:style-name="Source_20_Text"># file.close()</text:span></text:p>
      <text:p text:style-name="P17"><text:span text:style-name="Source_20_Text">file.close()</text:span></text:p>
      <text:h text:style-name="Heading_20_3" text:outline-level="3"><text:bookmark-start text:name="__RefHeading___Toc6102_1815870169"/>Part 3: Reading from Files<text:bookmark-end text:name="__RefHeading___Toc6102_1815870169"/></text:h>
      <text:h text:style-name="Heading_20_4" text:outline-level="4"><text:bookmark-start text:name="__RefHeading___Toc6104_1815870169"/>3.1 Reading Entire File:<text:bookmark-end text:name="__RefHeading___Toc6104_1815870169"/></text:h>
      <text:p text:style-name="P17">python</text:p>
      <text:p text:style-name="Preformatted_20_Text"><text:span text:style-name="Source_20_Text"># Syntax:</text:span></text:p>
      <text:p text:style-name="Preformatted_20_Text"><text:span text:style-name="Source_20_Text"># content = file.read()</text:span></text:p>
      <text:p text:style-name="Preformatted_20_Text"><text:span text:style-name="Source_20_Text">file = open("example.txt", "r")</text:span></text:p>
      <text:p text:style-name="Preformatted_20_Text"><text:span text:style-name="Source_20_Text">content = file.read()</text:span></text:p>
      <text:p text:style-name="Preformatted_20_Text"><text:span text:style-name="Source_20_Text">print(content)</text:span></text:p>
      <text:p text:style-name="P17"><text:span text:style-name="Source_20_Text">file.close()</text:span></text:p>
      <text:h text:style-name="Heading_20_4" text:outline-level="4"><text:bookmark-start text:name="__RefHeading___Toc6106_1815870169"/><text:soft-page-break/>3.2 Reading Lines:<text:bookmark-end text:name="__RefHeading___Toc6106_1815870169"/></text:h>
      <text:p text:style-name="P17">python</text:p>
      <text:p text:style-name="Preformatted_20_Text"><text:span text:style-name="Source_20_Text"># Syntax:</text:span></text:p>
      <text:p text:style-name="Preformatted_20_Text"><text:span text:style-name="Source_20_Text"># line = file.readline()</text:span></text:p>
      <text:p text:style-name="Preformatted_20_Text"><text:span text:style-name="Source_20_Text">file = open("example.txt", "r")</text:span></text:p>
      <text:p text:style-name="Preformatted_20_Text"><text:span text:style-name="Source_20_Text">line = file.readline()</text:span></text:p>
      <text:p text:style-name="Preformatted_20_Text"><text:span text:style-name="Source_20_Text">while line:</text:span></text:p>
      <text:p text:style-name="Preformatted_20_Text"><text:span text:style-name="Source_20_Text"><text:s text:c="4"/>print(line.strip()) <text:s/># Strip newline characters</text:span></text:p>
      <text:p text:style-name="Preformatted_20_Text"><text:span text:style-name="Source_20_Text"><text:s text:c="4"/>line = file.readline()</text:span></text:p>
      <text:p text:style-name="P17"><text:span text:style-name="Source_20_Text">file.close()</text:span></text:p>
      <text:h text:style-name="Heading_20_4" text:outline-level="4"><text:bookmark-start text:name="__RefHeading___Toc6108_1815870169"/>3.3 Reading Lines into a List:<text:bookmark-end text:name="__RefHeading___Toc6108_1815870169"/></text:h>
      <text:p text:style-name="P17">python</text:p>
      <text:p text:style-name="Preformatted_20_Text"><text:span text:style-name="Source_20_Text"># Syntax:</text:span></text:p>
      <text:p text:style-name="Preformatted_20_Text"><text:span text:style-name="Source_20_Text"># lines = file.readlines()</text:span></text:p>
      <text:p text:style-name="Preformatted_20_Text"><text:span text:style-name="Source_20_Text">file = open("example.txt", "r")</text:span></text:p>
      <text:p text:style-name="Preformatted_20_Text"><text:span text:style-name="Source_20_Text">lines = file.readlines()</text:span></text:p>
      <text:p text:style-name="Preformatted_20_Text"><text:span text:style-name="Source_20_Text">for line in lines:</text:span></text:p>
      <text:p text:style-name="Preformatted_20_Text"><text:span text:style-name="Source_20_Text"><text:s text:c="4"/>print(line.strip())</text:span></text:p>
      <text:p text:style-name="P17"><text:span text:style-name="Source_20_Text">file.close()</text:span></text:p>
      <text:h text:style-name="Heading_20_3" text:outline-level="3"><text:bookmark-start text:name="__RefHeading___Toc6110_1815870169"/>Part 4: Writing to Files<text:bookmark-end text:name="__RefHeading___Toc6110_1815870169"/></text:h>
      <text:h text:style-name="Heading_20_4" text:outline-level="4"><text:bookmark-start text:name="__RefHeading___Toc6112_1815870169"/>4.1 Writing to an Existing File:<text:bookmark-end text:name="__RefHeading___Toc6112_1815870169"/></text:h>
      <text:p text:style-name="P17">python</text:p>
      <text:p text:style-name="Preformatted_20_Text"><text:span text:style-name="Source_20_Text"># Syntax:</text:span></text:p>
      <text:p text:style-name="Preformatted_20_Text"><text:span text:style-name="Source_20_Text"># file = open("filename", "mode")</text:span></text:p>
      <text:p text:style-name="Preformatted_20_Text"><text:span text:style-name="Source_20_Text"># file.write("content")</text:span></text:p>
      <text:p text:style-name="Preformatted_20_Text"><text:span text:style-name="Source_20_Text">file = open("example.txt", "a") <text:s/># Open for appending</text:span></text:p>
      <text:p text:style-name="Preformatted_20_Text"><text:span text:style-name="Source_20_Text">file.write("\nNew content")</text:span></text:p>
      <text:p text:style-name="P17"><text:span text:style-name="Source_20_Text">file.close()</text:span></text:p>
      <text:h text:style-name="Heading_20_4" text:outline-level="4"><text:bookmark-start text:name="__RefHeading___Toc6114_1815870169"/>4.2 Creating and Writing to a New File:<text:bookmark-end text:name="__RefHeading___Toc6114_1815870169"/></text:h>
      <text:p text:style-name="P17">python</text:p>
      <text:p text:style-name="Preformatted_20_Text"><text:span text:style-name="Source_20_Text"># Syntax:</text:span></text:p>
      <text:p text:style-name="Preformatted_20_Text"><text:span text:style-name="Source_20_Text"># file = open("filename", "mode")</text:span></text:p>
      <text:p text:style-name="Preformatted_20_Text"><text:span text:style-name="Source_20_Text"># file.write("content")</text:span></text:p>
      <text:p text:style-name="Preformatted_20_Text"><text:span text:style-name="Source_20_Text">file = open("new_file.txt", "w") <text:s/># Open for writing (creates a new file)</text:span></text:p>
      <text:p text:style-name="Preformatted_20_Text"><text:span text:style-name="Source_20_Text">file.write("Hello, this is a new file.")</text:span></text:p>
      <text:p text:style-name="P17"><text:span text:style-name="Source_20_Text">file.close()</text:span></text:p>
      <text:h text:style-name="Heading_20_3" text:outline-level="3"><text:bookmark-start text:name="__RefHeading___Toc6116_1815870169"/>Part 5: File Modes<text:bookmark-end text:name="__RefHeading___Toc6116_1815870169"/></text:h>
      <text:list xml:id="list1683789297" text:style-name="L110">
        <text:list-item>
          <text:p text:style-name="P161"><text:span text:style-name="Strong_20_Emphasis">"r":</text:span> Read (default).</text:p>
        </text:list-item>
        <text:list-item>
          <text:p text:style-name="P161"><text:span text:style-name="Strong_20_Emphasis">"w":</text:span> Write (creates a new file or truncates an existing file).</text:p>
        </text:list-item>
        <text:list-item>
          <text:p text:style-name="P161"><text:span text:style-name="Strong_20_Emphasis">"a":</text:span> Append (opens for writing, creating the file if it does not exist).</text:p>
        </text:list-item>
        <text:list-item>
          <text:p text:style-name="P161"><text:span text:style-name="Strong_20_Emphasis">"b":</text:span> Binary mode.</text:p>
        </text:list-item>
        <text:list-item>
          <text:p text:style-name="P160"><text:span text:style-name="Strong_20_Emphasis">"x":</text:span> Exclusive creation, fails if the file already exists.</text:p>
        </text:list-item>
      </text:list>
      <text:h text:style-name="Heading_20_3" text:outline-level="3"><text:bookmark-start text:name="__RefHeading___Toc6118_1815870169"/><text:soft-page-break/>Part 6: Using "with" Statement (Context Managers)<text:bookmark-end text:name="__RefHeading___Toc6118_1815870169"/></text:h>
      <text:list xml:id="list1995895182" text:style-name="L111">
        <text:list-item>
          <text:p text:style-name="P162">The <text:span text:style-name="Source_20_Text">with</text:span> statement ensures that the file is properly closed after usage.</text:p>
        </text:list-item>
      </text:list>
      <text:p text:style-name="P17">python</text:p>
      <text:p text:style-name="Preformatted_20_Text"><text:span text:style-name="Source_20_Text"># Syntax:</text:span></text:p>
      <text:p text:style-name="Preformatted_20_Text"><text:span text:style-name="Source_20_Text"># with open("filename", "mode") as file:</text:span></text:p>
      <text:p text:style-name="Preformatted_20_Text"><text:span text:style-name="Source_20_Text"># <text:s text:c="4"/># File operations</text:span></text:p>
      <text:p text:style-name="Preformatted_20_Text"><text:span text:style-name="Source_20_Text">with open("example.txt", "r") as file:</text:span></text:p>
      <text:p text:style-name="Preformatted_20_Text"><text:span text:style-name="Source_20_Text"><text:s text:c="4"/>content = file.read()</text:span></text:p>
      <text:p text:style-name="Preformatted_20_Text"><text:span text:style-name="Source_20_Text"><text:s text:c="4"/>print(content)</text:span></text:p>
      <text:p text:style-name="P17"><text:span text:style-name="Source_20_Text"># File is automatically closed outside the 'with' block</text:span></text:p>
      <text:h text:style-name="Heading_20_3" text:outline-level="3"><text:bookmark-start text:name="__RefHeading___Toc6120_1815870169"/>Conclusion:<text:bookmark-end text:name="__RefHeading___Toc6120_1815870169"/></text:h>
      <text:p text:style-name="Text_20_body">Working with files is a fundamental aspect of programming. By understanding file handling in Python, you gain the ability to read, write, and manipulate data stored in files. Practice and experimentation will enhance your skills, allowing you to efficiently incorporate file operations into your Python programs.</text:p>
      <text:h text:style-name="Heading_20_2" text:outline-level="2"><text:bookmark-start text:name="__RefHeading___Toc6122_1815870169"/>Exercises<text:bookmark-end text:name="__RefHeading___Toc6122_1815870169"/></text:h>
      <text:p text:style-name="P149"><text:bookmark-start text:name="__RefHeading___Toc6124_1815870169"/>Exercise 1:<text:bookmark-end text:name="__RefHeading___Toc6124_1815870169"/></text:p>
      <text:p text:style-name="Text_20_body"><text:span text:style-name="Strong_20_Emphasis">Task:</text:span> Create a text file named "example.txt" and write the following content into it: "Python is a versatile programming language."</text:p>
      <text:p text:style-name="Text_20_body"><text:span text:style-name="Strong_20_Emphasis">Answer:</text:span></text:p>
      <text:p text:style-name="Preformatted_20_Text"><text:span text:style-name="Source_20_Text">with open("example.txt", "w") as file:</text:span></text:p>
      <text:p text:style-name="P17"><text:span text:style-name="Source_20_Text"><text:s text:c="4"/>file.write("Python is a versatile programming language.")</text:span></text:p>
      <text:p text:style-name="P149"><text:bookmark-start text:name="__RefHeading___Toc6126_1815870169"/>Exercise 2:<text:bookmark-end text:name="__RefHeading___Toc6126_1815870169"/></text:p>
      <text:p text:style-name="Text_20_body"><text:span text:style-name="Strong_20_Emphasis">Task:</text:span> Read the contents of the "example.txt" file and print them.</text:p>
      <text:p text:style-name="Text_20_body"><text:span text:style-name="Strong_20_Emphasis">Answer:</text:span></text:p>
      <text:p text:style-name="Preformatted_20_Text"><text:span text:style-name="Source_20_Text">with open("example.txt", "r") as file:</text:span></text:p>
      <text:p text:style-name="Preformatted_20_Text"><text:span text:style-name="Source_20_Text"><text:s text:c="4"/>content = file.read()</text:span></text:p>
      <text:p text:style-name="P17"><text:span text:style-name="Source_20_Text"><text:s text:c="4"/>print(content)</text:span></text:p>
      <text:p text:style-name="P149"><text:bookmark-start text:name="__RefHeading___Toc6128_1815870169"/>Exercise 3:<text:bookmark-end text:name="__RefHeading___Toc6128_1815870169"/></text:p>
      <text:p text:style-name="Text_20_body"><text:span text:style-name="Strong_20_Emphasis">Task:</text:span> Append the text "File handling exercises" to the "example.txt" file.</text:p>
      <text:p text:style-name="Text_20_body"><text:span text:style-name="Strong_20_Emphasis">Answer:</text:span></text:p>
      <text:p text:style-name="Preformatted_20_Text"><text:span text:style-name="Source_20_Text">with open("example.txt", "a") as file:</text:span></text:p>
      <text:p text:style-name="P17"><text:span text:style-name="Source_20_Text"><text:s text:c="4"/>file.write("\nFile handling exercises")</text:span></text:p>
      <text:p text:style-name="P149"><text:bookmark-start text:name="__RefHeading___Toc6130_1815870169"/>Exercise 4:<text:bookmark-end text:name="__RefHeading___Toc6130_1815870169"/></text:p>
      <text:p text:style-name="Text_20_body"><text:span text:style-name="Strong_20_Emphasis">Task:</text:span> Create a new text file named "numbers.txt" and write numbers 1 to 5 on separate lines.</text:p>
      <text:p text:style-name="Text_20_body"><text:span text:style-name="Strong_20_Emphasis">Answer:</text:span></text:p>
      <text:p text:style-name="Preformatted_20_Text"><text:span text:style-name="Source_20_Text">with open("numbers.txt", "w") as file:</text:span></text:p>
      <text:p text:style-name="Preformatted_20_Text"><text:soft-page-break/><text:span text:style-name="Source_20_Text"><text:s text:c="4"/>for i in range(1, 6):</text:span></text:p>
      <text:p text:style-name="P17"><text:span text:style-name="Source_20_Text"><text:s text:c="8"/>file.write(str(i) + "\n")</text:span></text:p>
      <text:p text:style-name="P149"><text:bookmark-start text:name="__RefHeading___Toc6132_1815870169"/>Exercise 5:<text:bookmark-end text:name="__RefHeading___Toc6132_1815870169"/></text:p>
      <text:p text:style-name="Text_20_body"><text:span text:style-name="Strong_20_Emphasis">Task:</text:span> Read the numbers from the "numbers.txt" file and calculate their sum.</text:p>
      <text:p text:style-name="Text_20_body"><text:span text:style-name="Strong_20_Emphasis">Answer:</text:span></text:p>
      <text:p text:style-name="Preformatted_20_Text"><text:span text:style-name="Source_20_Text">with open("numbers.txt", "r") as file:</text:span></text:p>
      <text:p text:style-name="Preformatted_20_Text"><text:span text:style-name="Source_20_Text"><text:s text:c="4"/>lines = file.readlines()</text:span></text:p>
      <text:p text:style-name="Preformatted_20_Text"><text:span text:style-name="Source_20_Text"><text:s text:c="4"/>numbers = [int(line.strip()) for line in lines]</text:span></text:p>
      <text:p text:style-name="Preformatted_20_Text"><text:span text:style-name="Source_20_Text"><text:s text:c="4"/>total_sum = sum(numbers)</text:span></text:p>
      <text:p text:style-name="P17"><text:span text:style-name="Source_20_Text"><text:s text:c="4"/>print(total_sum)</text:span></text:p>
      <text:p text:style-name="P149"><text:bookmark-start text:name="__RefHeading___Toc6134_1815870169"/>Exercise 6:<text:bookmark-end text:name="__RefHeading___Toc6134_1815870169"/></text:p>
      <text:p text:style-name="Text_20_body"><text:span text:style-name="Strong_20_Emphasis">Task:</text:span> Create a new text file named "uppercase.txt". Read the content of "example.txt" and write it to "uppercase.txt" in uppercase.</text:p>
      <text:p text:style-name="Text_20_body"><text:span text:style-name="Strong_20_Emphasis">Answer:</text:span></text:p>
      <text:p text:style-name="Preformatted_20_Text"><text:span text:style-name="Source_20_Text">with open("example.txt", "r") as read_file, open("uppercase.txt", "w") as write_file:</text:span></text:p>
      <text:p text:style-name="Preformatted_20_Text"><text:span text:style-name="Source_20_Text"><text:s text:c="4"/>content = read_file.read()</text:span></text:p>
      <text:p text:style-name="P17"><text:span text:style-name="Source_20_Text"><text:s text:c="4"/>write_file.write(content.upper())</text:span></text:p>
      <text:p text:style-name="P149"><text:bookmark-start text:name="__RefHeading___Toc6136_1815870169"/>Exercise 7:<text:bookmark-end text:name="__RefHeading___Toc6136_1815870169"/></text:p>
      <text:p text:style-name="Text_20_body"><text:span text:style-name="Strong_20_Emphasis">Task:</text:span> Write a program that prompts the user to enter a sentence and saves it to a file named "user_input.txt".</text:p>
      <text:p text:style-name="Text_20_body"><text:span text:style-name="Strong_20_Emphasis">Answer:</text:span></text:p>
      <text:p text:style-name="Preformatted_20_Text"><text:span text:style-name="Source_20_Text">user_input = input("Enter a sentence: ")</text:span></text:p>
      <text:p text:style-name="Preformatted_20_Text"><text:span text:style-name="Source_20_Text">with open("user_input.txt", "w") as file:</text:span></text:p>
      <text:p text:style-name="P17"><text:span text:style-name="Source_20_Text"><text:s text:c="4"/>file.write(user_input)</text:span></text:p>
      <text:p text:style-name="P149"><text:bookmark-start text:name="__RefHeading___Toc6138_1815870169"/>Exercise 8:<text:bookmark-end text:name="__RefHeading___Toc6138_1815870169"/></text:p>
      <text:p text:style-name="Text_20_body"><text:span text:style-name="Strong_20_Emphasis">Task:</text:span> Read the contents of "user_input.txt" and count the number of words in the sentence.</text:p>
      <text:p text:style-name="Text_20_body"><text:span text:style-name="Strong_20_Emphasis">Answer:</text:span></text:p>
      <text:p text:style-name="Preformatted_20_Text"><text:span text:style-name="Source_20_Text">with open("user_input.txt", "r") as file:</text:span></text:p>
      <text:p text:style-name="Preformatted_20_Text"><text:span text:style-name="Source_20_Text"><text:s text:c="4"/>content = file.read()</text:span></text:p>
      <text:p text:style-name="Preformatted_20_Text"><text:span text:style-name="Source_20_Text"><text:s text:c="4"/>word_count = len(content.split())</text:span></text:p>
      <text:p text:style-name="P17"><text:span text:style-name="Source_20_Text"><text:s text:c="4"/>print(word_count)</text:span></text:p>
      <text:p text:style-name="P149"><text:bookmark-start text:name="__RefHeading___Toc6140_1815870169"/>Exercise 9:<text:bookmark-end text:name="__RefHeading___Toc6140_1815870169"/></text:p>
      <text:p text:style-name="Text_20_body"><text:span text:style-name="Strong_20_Emphasis">Task:</text:span> Create a new text file named "poem.txt" and write a short poem or any text of your choice.</text:p>
      <text:p text:style-name="Text_20_body"><text:span text:style-name="Strong_20_Emphasis">Answer:</text:span></text:p>
      <text:p text:style-name="Preformatted_20_Text"><text:span text:style-name="Source_20_Text">with open("poem.txt", "w") as file:</text:span></text:p>
      <text:p text:style-name="P17"><text:span text:style-name="Source_20_Text"><text:s text:c="4"/>file.write("Roses are red,\nViolets are blue,\nSugar is sweet,\nAnd so are you.")</text:span></text:p>
      <text:p text:style-name="P149"><text:bookmark-start text:name="__RefHeading___Toc6142_1815870169"/>Exercise 10:<text:bookmark-end text:name="__RefHeading___Toc6142_1815870169"/></text:p>
      <text:p text:style-name="Text_20_body"><text:soft-page-break/><text:span text:style-name="Strong_20_Emphasis">Task:</text:span> Read the contents of "poem.txt" and print each line in reverse order.</text:p>
      <text:p text:style-name="Text_20_body"><text:span text:style-name="Strong_20_Emphasis">Answer:</text:span></text:p>
      <text:p text:style-name="Preformatted_20_Text"><text:span text:style-name="Source_20_Text">with open("poem.txt", "r") as file:</text:span></text:p>
      <text:p text:style-name="Preformatted_20_Text"><text:span text:style-name="Source_20_Text"><text:s text:c="4"/>lines = file.readlines()</text:span></text:p>
      <text:p text:style-name="Preformatted_20_Text"><text:span text:style-name="Source_20_Text"><text:s text:c="4"/>for line in lines:</text:span></text:p>
      <text:p text:style-name="P17"><text:span text:style-name="Source_20_Text"><text:s text:c="8"/>print(line.strip()[::-1])</text:span></text:p>
      <text:h text:style-name="P5" text:outline-level="1"/>
      <text:h text:style-name="P6" text:outline-level="1"><text:bookmark-start text:name="__RefHeading___Toc5980_1815870169"/>Week 7 - <text:span text:style-name="T6">10</text:span><text:bookmark-end text:name="__RefHeading___Toc5980_1815870169"/></text:h>
      <text:p text:style-name="P35"/>
      <text:p text:style-name="P35"/>
      <text:h text:style-name="P9" text:outline-level="2"><text:bookmark-start text:name="__RefHeading___Toc5761_1815870169"/><text:span text:style-name="T5">Revisions </text:span>Questions<text:bookmark-end text:name="__RefHeading___Toc5761_1815870169"/></text:h>
      <text:p text:style-name="P28"/>
      <text:list xml:id="list4036494908" text:style-name="L45">
        <text:list-item>
          <text:p text:style-name="P82"><text:span text:style-name="Strong_20_Emphasis">Write a function to remove duplicate elements from a list and return the modified list.</text:span></text:p>
        </text:list-item>
      </text:list>
      <text:list xml:id="list67544278" text:style-name="L104">
        <text:list-header>
          <text:p text:style-name="P150"><text:span text:style-name="Emphasis">Hint: Use a loop and create a new list to store unique elements.</text:span></text:p>
        </text:list-header>
        <text:list-item>
          <text:p text:style-name="P150"><text:span text:style-name="Strong_20_Emphasis">Implement a binary search algorithm to find the index of a given element in a sorted list.</text:span></text:p>
          <text:p text:style-name="P150"><text:span text:style-name="Emphasis">Hint: Use iteration and compare elements in the middle of the list.</text:span></text:p>
        </text:list-item>
        <text:list-item>
          <text:p text:style-name="P150"><text:span text:style-name="Strong_20_Emphasis">Write a recursive function to calculate the sum of the first n natural numbers.</text:span></text:p>
          <text:p text:style-name="P150"><text:span text:style-name="Emphasis">Hint: Define a base case and use recursion to sum the numbers.</text:span></text:p>
        </text:list-item>
        <text:list-item>
          <text:p text:style-name="P150"><text:span text:style-name="Strong_20_Emphasis">Implement a bubble sort algorithm to sort a list of numbers in ascending order.</text:span></text:p>
          <text:p text:style-name="P150"><text:span text:style-name="Emphasis">Hint: Use nested loops to compare and swap elements.</text:span></text:p>
        </text:list-item>
        <text:list-item>
          <text:p text:style-name="P150"><text:span text:style-name="Strong_20_Emphasis">Given a list of strings, write a <text:s/>program to find the longest string.</text:span></text:p>
          <text:p text:style-name="P150"><text:span text:style-name="Emphasis">Hint: Use a loop and keep track of the length of each string.</text:span></text:p>
        </text:list-item>
        <text:list-item>
          <text:p text:style-name="P150"><text:span text:style-name="Strong_20_Emphasis">Create a program that generates a multiplication table for a given number up to a specified range.</text:span></text:p>
          <text:p text:style-name="P150"><text:span text:style-name="Emphasis">Hint: Use nested loops to iterate through the numbers.</text:span></text:p>
        </text:list-item>
        <text:list-item>
          <text:p text:style-name="P150"><text:span text:style-name="Strong_20_Emphasis">Write a function to check if a given list is a palindrome.</text:span></text:p>
          <text:p text:style-name="P150"><text:span text:style-name="Emphasis">Hint: Use list slicing to reverse the list and compare it to the original.</text:span></text:p>
        </text:list-item>
        <text:list-item>
          <text:p text:style-name="P150"><text:span text:style-name="Strong_20_Emphasis">Implement a quicksort algorithm to sort a list of numbers in ascending order.</text:span></text:p>
          <text:p text:style-name="P150"><text:span text:style-name="Emphasis">Hint: Use recursion and divide the list into smaller sublists.</text:span></text:p>
        </text:list-item>
        <text:list-item>
          <text:p text:style-name="P150"><text:span text:style-name="Strong_20_Emphasis">Write a <text:s/>program to find and print all prime numbers up to a given limit.<text:line-break/> </text:span><text:span text:style-name="Strong_20_Emphasis"><text:span text:style-name="T7">Warning - this can be process/time intensive</text:span></text:span></text:p>
          <text:p text:style-name="P150"><text:span text:style-name="Emphasis">Hint: Use nested loops and the Sieve of Eratosthenes algorithm.</text:span></text:p>
        </text:list-item>
        <text:list-item>
          <text:p text:style-name="P150"><text:span text:style-name="Strong_20_Emphasis">Given a list of integers, find the sum of all even numbers and the product of all odd numbers.</text:span></text:p>
          <text:p text:style-name="P150"><text:span text:style-name="Emphasis">Hint: Use a loop to iterate through the list and conditional statements for even and odd numbers.</text:span></text:p>
        </text:list-item>
      </text:list>
      <text:h text:style-name="P8" text:outline-level="2"><text:bookmark-start text:name="__RefHeading___Toc5763_1815870169"/>Answers<text:bookmark-end text:name="__RefHeading___Toc5763_1815870169"/></text:h>
      <text:p text:style-name="P31"/>
      <text:list xml:id="list27899982" text:style-name="L105">
        <text:list-item>
          <text:p text:style-name="P151"><text:span text:style-name="Strong_20_Emphasis"><text:span text:style-name="T2">Write a function to remove duplicate elements from a list and return the modified list.</text:span></text:span><text:span text:style-name="T3"><text:line-break/>This function, </text:span><text:span text:style-name="Source_20_Text"><text:span text:style-name="T3">remove_duplicates</text:span></text:span><text:span text:style-name="T3">, takes a list (</text:span><text:span text:style-name="Source_20_Text"><text:span text:style-name="T3">input_list</text:span></text:span><text:span text:style-name="T3">) as an argument and </text:span><text:soft-page-break/><text:span text:style-name="T3">iterates through its elements. It appends each element to a new list (</text:span><text:span text:style-name="Source_20_Text"><text:span text:style-name="T3">unique_elements</text:span></text:span><text:span text:style-name="T3">) only if it hasn't been added before. Finally, the function returns the list containing unique elements.<text:line-break/></text:span>In the example, the function is used to remove duplicates from the list <text:span text:style-name="Source_20_Text">[1, 2, 2, 3, 4, 4, 5]</text:span>, and the result is printed.</text:p>
        </text:list-item>
      </text:list>
      <text:p text:style-name="P31"/>
      <text:p text:style-name="P31">def remove_duplicates(input_list):</text:p>
      <text:p text:style-name="P31"><text:s text:c="4"/>unique_elements = []</text:p>
      <text:p text:style-name="P31"><text:s text:c="4"/>for item in input_list:</text:p>
      <text:p text:style-name="P31"><text:s text:c="8"/>if item not in unique_elements:</text:p>
      <text:p text:style-name="P31"><text:s text:c="12"/>unique_elements.append(item)</text:p>
      <text:p text:style-name="P31"><text:s text:c="4"/>return unique_elements</text:p>
      <text:p text:style-name="P31"/>
      <text:p text:style-name="P31"># Example usage:</text:p>
      <text:p text:style-name="P31">original_list = [1, 2, 2, 3, 4, 4, 5]</text:p>
      <text:p text:style-name="P31">modified_list = remove_duplicates(original_list)</text:p>
      <text:p text:style-name="P31">print("Original List:", original_list)</text:p>
      <text:p text:style-name="P31">print("Modified List (Without Duplicates):", modified_list)</text:p>
      <text:p text:style-name="P31"/>
      <text:list xml:id="list1864251870" text:style-name="L106">
        <text:list-item>
          <text:p text:style-name="P83"><text:span text:style-name="Strong_20_Emphasis">Implement a binary search algorithm to find the index of a given element in a sorted list.<text:line-break/></text:span>This function, <text:span text:style-name="Source_20_Text">binary_search</text:span>, takes a sorted list (<text:span text:style-name="Source_20_Text">sorted_list</text:span>) and a target element (<text:span text:style-name="Source_20_Text">target</text:span>). It uses the binary search algorithm to efficiently find the index of the target element in the list. If the target element is found, the function returns its index; otherwise, it returns -1. In the example, it searches for the index of the element 7 in the sorted list <text:span text:style-name="Source_20_Text">[1, 2, 3, 4, 5, 6, 7, 8, 9, 10]</text:span>. </text:p>
        </text:list-item>
      </text:list>
      <text:p text:style-name="P37">def binary_search(sorted_list, target):</text:p>
      <text:p text:style-name="P37"><text:s text:c="4"/>low, high = 0, len(sorted_list) - 1</text:p>
      <text:p text:style-name="P37"><text:s text:c="4"/>while low &lt;= high:</text:p>
      <text:p text:style-name="P37"><text:s text:c="8"/>mid = (low + high) // 2</text:p>
      <text:p text:style-name="P37"><text:s text:c="8"/>mid_element = sorted_list[mid]</text:p>
      <text:p text:style-name="P37"/>
      <text:p text:style-name="P37"><text:s text:c="8"/>if mid_element == target:</text:p>
      <text:p text:style-name="P37"><text:s text:c="12"/>return mid <text:s/># Element found, return its index</text:p>
      <text:p text:style-name="P37"><text:s text:c="8"/>elif mid_element &lt; target:</text:p>
      <text:p text:style-name="P37"><text:s text:c="12"/>low = mid + 1 <text:s/># Discard the left half</text:p>
      <text:p text:style-name="P37"><text:s text:c="8"/>else:</text:p>
      <text:p text:style-name="P37"><text:s text:c="12"/>high = mid - 1 <text:s/># Discard the right half</text:p>
      <text:p text:style-name="P37"/>
      <text:p text:style-name="P37"><text:s text:c="4"/>return -1 <text:s/># Element not found</text:p>
      <text:p text:style-name="P37"/>
      <text:p text:style-name="P37"># Example usage:</text:p>
      <text:p text:style-name="P37">sorted_list = [1, 2, 3, 4, 5, 6, 7, 8, 9, 10]</text:p>
      <text:p text:style-name="P37">target_element = 7</text:p>
      <text:p text:style-name="P37"/>
      <text:p text:style-name="P37">result = binary_search(sorted_list, target_element)</text:p>
      <text:p text:style-name="P37">if result != -1:</text:p>
      <text:p text:style-name="P37"><text:s text:c="4"/>print(f"The element {target_element} is found at index {result}.")</text:p>
      <text:p text:style-name="P37">else:</text:p>
      <text:p text:style-name="P37"><text:soft-page-break/><text:s text:c="4"/>print(f"The element {target_element} is not present in the list.")</text:p>
      <text:p text:style-name="P37"/>
      <text:list xml:id="list132623043705261" text:continue-numbering="true" text:style-name="L106">
        <text:list-item>
          <text:p text:style-name="P30"><text:span text:style-name="Strong_20_Emphasis">Write a recursive function to calculate the sum of the first n natural numbers.</text:span><text:line-break/>In this example, the <text:span text:style-name="Source_20_Text">sum_of_natural_numbers</text:span> function takes an integer <text:span text:style-name="Source_20_Text">n</text:span> as input. It uses recursion to calculate the sum of the first n natural numbers. The base case is when <text:span text:style-name="Source_20_Text">n</text:span> becomes 0, at which point the function returns 0. Otherwise, it adds the current value of <text:span text:style-name="Source_20_Text">n</text:span> to the sum of the first <text:span text:style-name="Source_20_Text">n-1</text:span> natural numbers. The result is then printed for the given value of <text:span text:style-name="Source_20_Text">n</text:span>.</text:p>
        </text:list-item>
      </text:list>
      <text:p text:style-name="P31"/>
      <text:p text:style-name="P31">def sum_of_natural_numbers(n):</text:p>
      <text:p text:style-name="P31"><text:s text:c="4"/>if n == 0:</text:p>
      <text:p text:style-name="P31"><text:s text:c="8"/>return 0</text:p>
      <text:p text:style-name="P31"><text:s text:c="4"/>else:</text:p>
      <text:p text:style-name="P31"><text:s text:c="8"/>return n + sum_of_natural_numbers(n - 1)</text:p>
      <text:p text:style-name="P31"/>
      <text:p text:style-name="P31"># Example usage:</text:p>
      <text:p text:style-name="P31">n = 5</text:p>
      <text:p text:style-name="P31">result = sum_of_natural_numbers(n)</text:p>
      <text:p text:style-name="P31">print(f"The sum of the first {n} natural numbers is: {result}")</text:p>
      <text:p text:style-name="P31"/>
      <text:list xml:id="list132622477611230" text:continue-numbering="true" text:style-name="L106">
        <text:list-item>
          <text:p text:style-name="P30"><text:span text:style-name="Strong_20_Emphasis">Implement a bubble sort algorithm to sort a list of numbers in ascending order.</text:span><text:line-break/>In this program, the function <text:span text:style-name="Source_20_Text">find_longest_string</text:span> takes a list of strings (<text:span text:style-name="Source_20_Text">string_list</text:span>) as input. It iterates through the strings, comparing their lengths and updating the <text:span text:style-name="Source_20_Text">longest_string</text:span> variable accordingly. After iterating through the entire list, it returns the longest string found. The example usage demonstrates finding the longest string in a list of fruits.</text:p>
        </text:list-item>
      </text:list>
      <text:p text:style-name="P31"/>
      <text:p text:style-name="P31">def find_longest_string(string_list):</text:p>
      <text:p text:style-name="P31"><text:s text:c="4"/>if not string_list:</text:p>
      <text:p text:style-name="P31"><text:s text:c="8"/>return None</text:p>
      <text:p text:style-name="P31"/>
      <text:p text:style-name="P31"><text:s text:c="4"/>longest_string = string_list[0]</text:p>
      <text:p text:style-name="P31"><text:s text:c="4"/>for string in string_list:</text:p>
      <text:p text:style-name="P31"><text:s text:c="8"/>if len(string) &gt; len(longest_string):</text:p>
      <text:p text:style-name="P31"><text:s text:c="12"/>longest_string = string</text:p>
      <text:p text:style-name="P31"/>
      <text:p text:style-name="P31"><text:s text:c="4"/>return longest_string</text:p>
      <text:p text:style-name="P31"/>
      <text:p text:style-name="P31"># Example usage:</text:p>
      <text:p text:style-name="P31">strings_list = ["apple", "banana", "kiwi", "strawberry", "orange"]</text:p>
      <text:p text:style-name="P31">result = find_longest_string(strings_list)</text:p>
      <text:p text:style-name="P31"/>
      <text:p text:style-name="P31">if result:</text:p>
      <text:p text:style-name="P31"><text:s text:c="4"/>print(f"The longest string in the list is: '{result}'")</text:p>
      <text:p text:style-name="P31">else:</text:p>
      <text:p text:style-name="P31"><text:s text:c="4"/>print("The list is empty.")</text:p>
      <text:p text:style-name="P31"/>
      <text:list xml:id="list132623326821392" text:continue-numbering="true" text:style-name="L106">
        <text:list-item>
          <text:p text:style-name="P30"><text:span text:style-name="Strong_20_Emphasis">Given a list of strings, write a Python program to find the longest string.</text:span><text:line-break/>In this program, the function <text:span text:style-name="Source_20_Text">find_longest_string</text:span> takes a list of strings (<text:span text:style-name="Source_20_Text">string_list</text:span>) as input. It uses the <text:span text:style-name="Source_20_Text">max</text:span> function with the <text:span text:style-name="Source_20_Text">key</text:span> parameter set to <text:span text:style-name="Source_20_Text">len</text:span> to find the string with the maximum length in the list. The example usage demonstrates finding the longest string in a list of fruits.</text:p>
        </text:list-item>
      </text:list>
      <text:p text:style-name="P31"/>
      <text:p text:style-name="P31"><text:soft-page-break/>def find_longest_string(string_list):</text:p>
      <text:p text:style-name="P31"><text:s text:c="4"/>if not string_list:</text:p>
      <text:p text:style-name="P31"><text:s text:c="8"/>return None</text:p>
      <text:p text:style-name="P31"/>
      <text:p text:style-name="P31"><text:s text:c="4"/>longest_string = max(string_list, key=len)</text:p>
      <text:p text:style-name="P31"><text:s text:c="4"/>return longest_string</text:p>
      <text:p text:style-name="P31"/>
      <text:p text:style-name="P31"># Example usage:</text:p>
      <text:p text:style-name="P31">strings_list = ["apple", "banana", "kiwi", "strawberry", "orange"]</text:p>
      <text:p text:style-name="P31">result = find_longest_string(strings_list)</text:p>
      <text:p text:style-name="P31"/>
      <text:p text:style-name="P31">if result:</text:p>
      <text:p text:style-name="P31"><text:s text:c="4"/>print(f"The longest string in the list is: '{result}'")</text:p>
      <text:p text:style-name="P31">else:</text:p>
      <text:p text:style-name="P31"><text:s text:c="4"/>print("The list is empty.")</text:p>
      <text:p text:style-name="P31"/>
      <text:list xml:id="list132622670289999" text:continue-numbering="true" text:style-name="L106">
        <text:list-item>
          <text:p text:style-name="P152"><text:span text:style-name="Strong_20_Emphasis">Create a program that generates a multiplication table for a given number up to a specified range.</text:span><text:span text:style-name="T3"><text:line-break/>In this program, the </text:span><text:span text:style-name="Source_20_Text"><text:span text:style-name="T3">multiplication_table</text:span></text:span><text:span text:style-name="T3"> function takes two parameters: </text:span><text:span text:style-name="Source_20_Text"><text:span text:style-name="T3">number</text:span></text:span><text:span text:style-name="T3"> (the number for which the multiplication table is generated) and </text:span><text:span text:style-name="Source_20_Text"><text:span text:style-name="T3">range_limit</text:span></text:span><text:span text:style-name="T3"> (the maximum value up to which the multiplication table is calculated). The function uses a </text:span><text:span text:style-name="Source_20_Text"><text:span text:style-name="T3">for</text:span></text:span><text:span text:style-name="T3"> loop to iterate through the specified range, calculates the product, and prints each multiplication expression along with its result.<text:line-break/></text:span>The example usage allows the user to input the number and range limit to generate the corresponding multiplication table.</text:p>
        </text:list-item>
      </text:list>
      <text:p text:style-name="P153"/>
      <text:p text:style-name="P37">def multiplication_table(number, range_limit):</text:p>
      <text:p text:style-name="P37"><text:s text:c="4"/>print(f"Multiplication Table for {number} up to {range_limit}:")</text:p>
      <text:p text:style-name="P37"/>
      <text:p text:style-name="P37"><text:s text:c="4"/>for i in range(1, range_limit + 1):</text:p>
      <text:p text:style-name="P37"><text:s text:c="8"/>result = number * i</text:p>
      <text:p text:style-name="P37"><text:s text:c="8"/>print(f"{number} x {i} = {result}")</text:p>
      <text:p text:style-name="P37"/>
      <text:p text:style-name="P37"># Example usage:</text:p>
      <text:p text:style-name="P37">input_number = int(input("Enter the number for the multiplication table: "))</text:p>
      <text:p text:style-name="P37">input_range_limit = int(input("Enter the range limit: "))</text:p>
      <text:p text:style-name="P37"/>
      <text:p text:style-name="P37">multiplication_table(input_number, input_range_limit)</text:p>
      <text:p text:style-name="P153"/>
      <text:list xml:id="list132621966664396" text:continue-numbering="true" text:style-name="L106">
        <text:list-item>
          <text:p text:style-name="P152"><text:span text:style-name="Strong_20_Emphasis"><text:span text:style-name="T3">Write a function to check if a given list is a palindrome.</text:span></text:span><text:span text:style-name="T3"><text:line-break/>In this example, the </text:span><text:span text:style-name="Source_20_Text"><text:span text:style-name="T3">is_palindrome</text:span></text:span><text:span text:style-name="T3"> function takes a list (</text:span><text:span text:style-name="Source_20_Text"><text:span text:style-name="T3">input_list</text:span></text:span><text:span text:style-name="T3">) as input, creates a reversed version of the list (</text:span><text:span text:style-name="Source_20_Text"><text:span text:style-name="T3">reversed_list</text:span></text:span><text:span text:style-name="T3">), and then checks if the original list is equal to its reversed version. If they are equal, the function returns </text:span><text:span text:style-name="Source_20_Text"><text:span text:style-name="T3">True</text:span></text:span><text:span text:style-name="T3">, indicating that the list is a palindrome; otherwise, it returns </text:span><text:span text:style-name="Source_20_Text"><text:span text:style-name="T3">False</text:span></text:span><text:span text:style-name="T3">.<text:line-break/></text:span>The example usage demonstrates checking whether two lists (<text:span text:style-name="Source_20_Text">test_list1</text:span> and <text:span text:style-name="Source_20_Text">test_list2</text:span>) are palindromes or not.</text:p>
        </text:list-item>
      </text:list>
      <text:p text:style-name="P153"/>
      <text:p text:style-name="P37"><text:soft-page-break/>def is_palindrome(input_list):</text:p>
      <text:p text:style-name="P37"><text:s text:c="4"/>reversed_list = input_list[::-1]</text:p>
      <text:p text:style-name="P37"><text:s text:c="4"/>return input_list == reversed_list</text:p>
      <text:p text:style-name="P37"/>
      <text:p text:style-name="P37"># Example usage:</text:p>
      <text:p text:style-name="P37">test_list1 = [1, 2, 3, 2, 1]</text:p>
      <text:p text:style-name="P37">test_list2 = [1, 2, 3, 4, 5]</text:p>
      <text:p text:style-name="P37"/>
      <text:p text:style-name="P37">result1 = is_palindrome(test_list1)</text:p>
      <text:p text:style-name="P37">result2 = is_palindrome(test_list2)</text:p>
      <text:p text:style-name="P37"/>
      <text:p text:style-name="P37">print(f"Is {test_list1} a palindrome? {result1}")</text:p>
      <text:p text:style-name="P37">print(f"Is {test_list2} a palindrome? {result2}")</text:p>
      <text:p text:style-name="P153"/>
      <text:list xml:id="list132623423980215" text:continue-numbering="true" text:style-name="L106">
        <text:list-item>
          <text:p text:style-name="P152"><text:span text:style-name="Strong_20_Emphasis"><text:span text:style-name="T4">Implement a quicksort algorithm to sort a list of numbers in ascending order.</text:span></text:span><text:span text:style-name="T4"><text:line-break/>In this implementation, the </text:span><text:span text:style-name="Source_20_Text"><text:span text:style-name="T4">quicksort</text:span></text:span><text:span text:style-name="T4"> function recursively sorts the list by choosing a pivot element (in this case, the first element of the list). It then divides the list into two parts: elements less than or equal to the pivot (</text:span><text:span text:style-name="Source_20_Text"><text:span text:style-name="T4">less_than_pivot</text:span></text:span><text:span text:style-name="T4">) and elements greater than the pivot (</text:span><text:span text:style-name="Source_20_Text"><text:span text:style-name="T4">greater_than_pivot</text:span></text:span><text:span text:style-name="T4">). The function recursively applies quicksort to these two parts and concatenates the results.<text:line-break/></text:span>The example usage demonstrates sorting an unsorted list using the quicksort algorithm.</text:p>
        </text:list-item>
      </text:list>
      <text:p text:style-name="P153"/>
      <text:p text:style-name="P37">def quicksort(arr):</text:p>
      <text:p text:style-name="P37"><text:s text:c="4"/>if len(arr) &lt;= 1:</text:p>
      <text:p text:style-name="P37"><text:s text:c="8"/>return arr</text:p>
      <text:p text:style-name="P37"><text:s text:c="4"/>else:</text:p>
      <text:p text:style-name="P37"><text:s text:c="8"/>pivot = arr[0]</text:p>
      <text:p text:style-name="P37"><text:s text:c="8"/>less_than_pivot = [x for x in arr[1:] if x &lt;= pivot]</text:p>
      <text:p text:style-name="P37"><text:s text:c="8"/>greater_than_pivot = [x for x in arr[1:] if x &gt; pivot]</text:p>
      <text:p text:style-name="P37"><text:s text:c="8"/>return quicksort(less_than_pivot) + [pivot] + quicksort(greater_than_pivot)</text:p>
      <text:p text:style-name="P37"/>
      <text:p text:style-name="P37"># Example usage:</text:p>
      <text:p text:style-name="P37">unsorted_list = [3, 1, 4, 1, 5, 9, 2, 6, 5, 3, 5]</text:p>
      <text:p text:style-name="P37">sorted_list = quicksort(unsorted_list)</text:p>
      <text:p text:style-name="P37"/>
      <text:p text:style-name="P37">print("Unsorted List:", unsorted_list)</text:p>
      <text:p text:style-name="P37">print("Sorted List:", sorted_list)</text:p>
      <text:p text:style-name="P37"/>
      <text:list xml:id="list132623651124596" text:continue-numbering="true" text:style-name="L106">
        <text:list-item>
          <text:p text:style-name="P152"><text:span text:style-name="Strong_20_Emphasis"><text:span text:style-name="T4">Write a <text:s/>program to find and print all prime numbers up to a given limit.<text:line-break/></text:span></text:span><text:span text:style-name="Strong_20_Emphasis"><text:span text:style-name="T7">Warning- this can be process/time intensive</text:span></text:span><text:span text:style-name="T4"><text:line-break/>In this program, the </text:span><text:span text:style-name="Source_20_Text"><text:span text:style-name="T4">is_prime</text:span></text:span><text:span text:style-name="T4"> function checks if a given number is prime. The </text:span><text:span text:style-name="Source_20_Text"><text:span text:style-name="T4">find_primes_up_to_limit</text:span></text:span><text:span text:style-name="T4"> function then generates a list of prime numbers up to a specified limit using a list comprehension.</text:span></text:p>
          <text:p text:style-name="P152">The example usage allows the user to input the limit, and the program prints the prime numbers up to that limit.</text:p>
        </text:list-item>
      </text:list>
      <text:p text:style-name="P37">def is_prime(number):</text:p>
      <text:p text:style-name="P37"><text:s text:c="4"/>if number &lt; 2:</text:p>
      <text:p text:style-name="P37"><text:soft-page-break/><text:s text:c="8"/>return False</text:p>
      <text:p text:style-name="P37"><text:s text:c="4"/>for i in range(2, int(number**0.5) + 1):</text:p>
      <text:p text:style-name="P37"><text:s text:c="8"/>if number % i == 0:</text:p>
      <text:p text:style-name="P37"><text:s text:c="12"/>return False</text:p>
      <text:p text:style-name="P37"><text:s text:c="4"/>return True</text:p>
      <text:p text:style-name="P37"/>
      <text:p text:style-name="P37">def find_primes_up_to_limit(limit):</text:p>
      <text:p text:style-name="P37"><text:s text:c="4"/>primes = [num for num in range(2, limit + 1) if is_prime(num)]</text:p>
      <text:p text:style-name="P37"><text:s text:c="4"/>return primes</text:p>
      <text:p text:style-name="P37"/>
      <text:p text:style-name="P37"># Example usage:</text:p>
      <text:p text:style-name="P37">limit = int(input("Enter the limit to find prime numbers up to: "))</text:p>
      <text:p text:style-name="P37">prime_numbers = find_primes_up_to_limit(limit)</text:p>
      <text:p text:style-name="P37"/>
      <text:p text:style-name="P37">print(f"Prime numbers up to {limit}:")</text:p>
      <text:p text:style-name="P37">print(prime_numbers)</text:p>
      <text:p text:style-name="P153"/>
      <text:list xml:id="list132622144032699" text:continue-numbering="true" text:style-name="L106">
        <text:list-item>
          <text:p text:style-name="P33"><text:span text:style-name="Strong_20_Emphasis">Given a list of integers, find the sum of all even numbers and the product of all odd numbers.</text:span><text:line-break/>In this program, the <text:span text:style-name="Source_20_Text">sum_of_even_and_product_of_odd</text:span> function iterates through the list of integers, updating the sum of even numbers (<text:span text:style-name="Source_20_Text">sum_even</text:span>) and the product of odd numbers (<text:span text:style-name="Source_20_Text">product_odd</text:span>). The example usage demonstrates finding the sum of even numbers and the product of odd numbers in a given list.</text:p>
        </text:list-item>
      </text:list>
      <text:p text:style-name="P34"/>
      <text:p text:style-name="P37">def sum_of_even_and_product_of_odd(numbers):</text:p>
      <text:p text:style-name="P37"><text:s text:c="4"/>sum_even = 0</text:p>
      <text:p text:style-name="P37"><text:s text:c="4"/>product_odd = 1</text:p>
      <text:p text:style-name="P37"/>
      <text:p text:style-name="P37"><text:s text:c="4"/>for num in numbers:</text:p>
      <text:p text:style-name="P37"><text:s text:c="8"/>if num % 2 == 0:</text:p>
      <text:p text:style-name="P37"><text:s text:c="12"/>sum_even += num</text:p>
      <text:p text:style-name="P37"><text:s text:c="8"/>else:</text:p>
      <text:p text:style-name="P37"><text:s text:c="12"/>product_odd *= num</text:p>
      <text:p text:style-name="P37"/>
      <text:p text:style-name="P37"><text:s text:c="4"/>return sum_even, product_odd</text:p>
      <text:p text:style-name="P37"/>
      <text:p text:style-name="P37"># Example usage:</text:p>
      <text:p text:style-name="P37">integer_list = [1, 2, 3, 4, 5, 6, 7, 8, 9]</text:p>
      <text:p text:style-name="P37">sum_even, product_odd = sum_of_even_and_product_of_odd(integer_list)</text:p>
      <text:p text:style-name="P37"/>
      <text:p text:style-name="P37">print("Original List:", integer_list)</text:p>
      <text:p text:style-name="P37">print("Sum of Even Numbers:", sum_even)</text:p>
      <text:p text:style-name="P36">print("Product of Odd Numbers:", product_odd)</text:p>
      <text:p text:style-name="P35"/>
      <text:h text:style-name="Heading_20_1" text:outline-level="1"/>
      <text:p text:style-name="P35"/>
      <text:h text:style-name="P6" text:outline-level="1"><text:bookmark-start text:name="__RefHeading___Toc6148_1815870169"/>Term 2 Week 1<text:bookmark-end text:name="__RefHeading___Toc6148_1815870169"/></text:h>
      <text:h text:style-name="Heading_20_2" text:outline-level="2"><text:bookmark-start text:name="__RefHeading___Toc6150_1815870169"/><text:span text:style-name="Strong_20_Emphasis">Lesson: Networking Concepts with Python</text:span><text:bookmark-end text:name="__RefHeading___Toc6150_1815870169"/></text:h>
      <text:h text:style-name="Heading_20_3" text:outline-level="3"><text:bookmark-start text:name="__RefHeading___Toc6152_1815870169"/>Objectives:<text:bookmark-end text:name="__RefHeading___Toc6152_1815870169"/></text:h>
      <text:list xml:id="list2382962742" text:style-name="L112">
        <text:list-item>
          <text:p text:style-name="P164">Understand the fundamentals of networking.</text:p>
        </text:list-item>
        <text:list-item>
          <text:p text:style-name="P164">Learn how to perform basic networking tasks using Python.</text:p>
        </text:list-item>
        <text:list-item>
          <text:p text:style-name="P163">Explore common Python libraries for networking.</text:p>
        </text:list-item>
      </text:list>
      <text:h text:style-name="Heading_20_3" text:outline-level="3"><text:bookmark-start text:name="__RefHeading___Toc6154_1815870169"/>Part 1: Introduction to Networking<text:bookmark-end text:name="__RefHeading___Toc6154_1815870169"/></text:h>
      <text:h text:style-name="Heading_20_4" text:outline-level="4"><text:bookmark-start text:name="__RefHeading___Toc6156_1815870169"/>1.1 What is Networking?<text:bookmark-end text:name="__RefHeading___Toc6156_1815870169"/></text:h>
      <text:list xml:id="list1514878506" text:style-name="L113">
        <text:list-item>
          <text:p text:style-name="P165">Networking is the practice of connecting computers and devices to share resources and information.</text:p>
        </text:list-item>
      </text:list>
      <text:h text:style-name="Heading_20_4" text:outline-level="4"><text:bookmark-start text:name="__RefHeading___Toc6158_1815870169"/>1.2 Key Concepts:<text:bookmark-end text:name="__RefHeading___Toc6158_1815870169"/></text:h>
      <text:list xml:id="list2143431040" text:style-name="L114">
        <text:list-item>
          <text:p text:style-name="P167"><text:span text:style-name="Strong_20_Emphasis">IP Address:</text:span> Unique identifier for devices on a network.</text:p>
        </text:list-item>
        <text:list-item>
          <text:p text:style-name="P167"><text:span text:style-name="Strong_20_Emphasis">Port:</text:span> Endpoint for communication on a device.</text:p>
        </text:list-item>
        <text:list-item>
          <text:p text:style-name="P166"><text:span text:style-name="Strong_20_Emphasis">Socket:</text:span> Endpoint for sending or receiving data across a network.</text:p>
        </text:list-item>
      </text:list>
      <text:h text:style-name="Heading_20_3" text:outline-level="3"><text:bookmark-start text:name="__RefHeading___Toc6160_1815870169"/>Part 2: Basic Networking Tasks with Python<text:bookmark-end text:name="__RefHeading___Toc6160_1815870169"/></text:h>
      <text:h text:style-name="Heading_20_4" text:outline-level="4"><text:bookmark-start text:name="__RefHeading___Toc6162_1815870169"/>2.1 Using Sockets in Python<text:bookmark-end text:name="__RefHeading___Toc6162_1815870169"/></text:h>
      <text:list xml:id="list2235479881" text:style-name="L115">
        <text:list-item>
          <text:p text:style-name="P168">Python provides the <text:span text:style-name="Source_20_Text">socket</text:span> library for basic networking operations.</text:p>
        </text:list-item>
      </text:list>
      <text:p text:style-name="P17">python</text:p>
      <text:p text:style-name="Preformatted_20_Text"><text:span text:style-name="Source_20_Text">import socket</text:span></text:p>
      <text:p text:style-name="Preformatted_20_Text"/>
      <text:p text:style-name="Preformatted_20_Text"><text:span text:style-name="Source_20_Text"># Example: Creating a TCP server</text:span></text:p>
      <text:p text:style-name="Preformatted_20_Text"><text:span text:style-name="Source_20_Text">server_socket = socket.socket(socket.AF_INET, socket.SOCK_STREAM)</text:span></text:p>
      <text:p text:style-name="Preformatted_20_Text"><text:span text:style-name="Source_20_Text">server_socket.bind(("localhost", 8080))</text:span></text:p>
      <text:p text:style-name="Preformatted_20_Text"><text:span text:style-name="Source_20_Text">server_socket.listen(1)</text:span></text:p>
      <text:p text:style-name="Preformatted_20_Text"/>
      <text:p text:style-name="Preformatted_20_Text"><text:span text:style-name="Source_20_Text">client_socket, client_address = server_socket.accept()</text:span></text:p>
      <text:p text:style-name="Preformatted_20_Text"><text:span text:style-name="Source_20_Text">data = client_socket.recv(1024)</text:span></text:p>
      <text:p text:style-name="Preformatted_20_Text"><text:span text:style-name="Source_20_Text">print(f"Received data: {data.decode()}")</text:span></text:p>
      <text:p text:style-name="Preformatted_20_Text"/>
      <text:p text:style-name="Preformatted_20_Text"><text:span text:style-name="Source_20_Text">client_socket.close()</text:span></text:p>
      <text:p text:style-name="P17"><text:span text:style-name="Source_20_Text">server_socket.close()</text:span></text:p>
      <text:h text:style-name="Heading_20_4" text:outline-level="4"><text:bookmark-start text:name="__RefHeading___Toc6164_1815870169"/>2.2 Making HTTP Requests with <text:span text:style-name="Source_20_Text">requests</text:span> Library<text:bookmark-end text:name="__RefHeading___Toc6164_1815870169"/></text:h>
      <text:list xml:id="list2204627790" text:style-name="L116">
        <text:list-item>
          <text:p text:style-name="P169">The <text:span text:style-name="Source_20_Text">requests</text:span> library simplifies making HTTP requests.</text:p>
        </text:list-item>
      </text:list>
      <text:p text:style-name="P17">python</text:p>
      <text:p text:style-name="Preformatted_20_Text"><text:span text:style-name="Source_20_Text">import requests</text:span></text:p>
      <text:p text:style-name="Preformatted_20_Text"/>
      <text:p text:style-name="Preformatted_20_Text"><text:span text:style-name="Source_20_Text"># Example: Making a GET request</text:span></text:p>
      <text:p text:style-name="Preformatted_20_Text"><text:span text:style-name="Source_20_Text">response = requests.get("https://www.example.com")</text:span></text:p>
      <text:p text:style-name="Preformatted_20_Text"><text:span text:style-name="Source_20_Text">print(f"Status code: {response.status_code}")</text:span></text:p>
      <text:p text:style-name="P17"><text:soft-page-break/><text:span text:style-name="Source_20_Text">print(f"Content: {response.text}")</text:span></text:p>
      <text:h text:style-name="Heading_20_3" text:outline-level="3"><text:bookmark-start text:name="__RefHeading___Toc6166_1815870169"/>Part 3: Networking Libraries in Python<text:bookmark-end text:name="__RefHeading___Toc6166_1815870169"/></text:h>
      <text:h text:style-name="Heading_20_4" text:outline-level="4"><text:bookmark-start text:name="__RefHeading___Toc6168_1815870169"/>3.1 <text:span text:style-name="Source_20_Text">socket</text:span> Library<text:bookmark-end text:name="__RefHeading___Toc6168_1815870169"/></text:h>
      <text:list xml:id="list1900207675" text:style-name="L117">
        <text:list-item>
          <text:p text:style-name="P170">Low-level library for creating sockets and handling basic networking tasks.</text:p>
        </text:list-item>
      </text:list>
      <text:h text:style-name="Heading_20_4" text:outline-level="4"><text:bookmark-start text:name="__RefHeading___Toc6170_1815870169"/>3.2 <text:span text:style-name="Source_20_Text">requests</text:span> Library<text:bookmark-end text:name="__RefHeading___Toc6170_1815870169"/></text:h>
      <text:list xml:id="list4014929024" text:style-name="L118">
        <text:list-item>
          <text:p text:style-name="P171">Simplifies making HTTP requests.</text:p>
        </text:list-item>
      </text:list>
      <text:h text:style-name="Heading_20_4" text:outline-level="4"><text:bookmark-start text:name="__RefHeading___Toc6172_1815870169"/>3.3 <text:span text:style-name="Source_20_Text">http.server</text:span> Module<text:bookmark-end text:name="__RefHeading___Toc6172_1815870169"/></text:h>
      <text:list xml:id="list942176470" text:style-name="L119">
        <text:list-item>
          <text:p text:style-name="P172">Allows creating basic HTTP servers.</text:p>
        </text:list-item>
      </text:list>
      <text:p text:style-name="P17">python</text:p>
      <text:p text:style-name="Preformatted_20_Text"><text:span text:style-name="Source_20_Text"># Example: Creating a basic HTTP server</text:span></text:p>
      <text:p text:style-name="Preformatted_20_Text"><text:span text:style-name="Source_20_Text">import http.server</text:span></text:p>
      <text:p text:style-name="Preformatted_20_Text"><text:span text:style-name="Source_20_Text">import socketserver</text:span></text:p>
      <text:p text:style-name="Preformatted_20_Text"/>
      <text:p text:style-name="Preformatted_20_Text"><text:span text:style-name="Source_20_Text">handler = http.server.SimpleHTTPRequestHandler</text:span></text:p>
      <text:p text:style-name="Preformatted_20_Text"><text:span text:style-name="Source_20_Text">with socketserver.TCPServer(("localhost", 8000), handler) as httpd:</text:span></text:p>
      <text:p text:style-name="Preformatted_20_Text"><text:span text:style-name="Source_20_Text"><text:s text:c="4"/>print("Server started at http://localhost:8000")</text:span></text:p>
      <text:p text:style-name="P17"><text:span text:style-name="Source_20_Text"><text:s text:c="4"/>httpd.serve_forever()</text:span></text:p>
      <text:h text:style-name="Heading_20_3" text:outline-level="3"><text:bookmark-start text:name="__RefHeading___Toc6174_1815870169"/>Part 4: Networking Concepts in Real-World Applications<text:bookmark-end text:name="__RefHeading___Toc6174_1815870169"/></text:h>
      <text:h text:style-name="Heading_20_4" text:outline-level="4"><text:bookmark-start text:name="__RefHeading___Toc6176_1815870169"/>4.1 Web Scraping with <text:span text:style-name="Source_20_Text">BeautifulSoup</text:span><text:bookmark-end text:name="__RefHeading___Toc6176_1815870169"/></text:h>
      <text:list xml:id="list829949259" text:style-name="L120">
        <text:list-item>
          <text:p text:style-name="P173">The <text:span text:style-name="Source_20_Text">BeautifulSoup</text:span> library facilitates web scraping by parsing HTML.</text:p>
        </text:list-item>
      </text:list>
      <text:p text:style-name="P17">python</text:p>
      <text:p text:style-name="Preformatted_20_Text"><text:span text:style-name="Source_20_Text">from bs4 import BeautifulSoup</text:span></text:p>
      <text:p text:style-name="Preformatted_20_Text"><text:span text:style-name="Source_20_Text">import requests</text:span></text:p>
      <text:p text:style-name="Preformatted_20_Text"/>
      <text:p text:style-name="Preformatted_20_Text"><text:span text:style-name="Source_20_Text"># Example: Web scraping with BeautifulSoup</text:span></text:p>
      <text:p text:style-name="Preformatted_20_Text"><text:span text:style-name="Source_20_Text">url = "https://www.example.com"</text:span></text:p>
      <text:p text:style-name="Preformatted_20_Text"><text:span text:style-name="Source_20_Text">response = requests.get(url)</text:span></text:p>
      <text:p text:style-name="Preformatted_20_Text"><text:span text:style-name="Source_20_Text">soup = BeautifulSoup(response.text, 'html.parser')</text:span></text:p>
      <text:p text:style-name="Preformatted_20_Text"/>
      <text:p text:style-name="Preformatted_20_Text"><text:span text:style-name="Source_20_Text"># Extracting data</text:span></text:p>
      <text:p text:style-name="Preformatted_20_Text"><text:span text:style-name="Source_20_Text">title = soup.title.text</text:span></text:p>
      <text:p text:style-name="P17"><text:span text:style-name="Source_20_Text">print(f"Title: {title}")</text:span></text:p>
      <text:h text:style-name="Heading_20_4" text:outline-level="4"><text:bookmark-start text:name="__RefHeading___Toc6178_1815870169"/>4.2 Sending Email with <text:span text:style-name="Source_20_Text">smtplib</text:span><text:bookmark-end text:name="__RefHeading___Toc6178_1815870169"/></text:h>
      <text:list xml:id="list32005310" text:style-name="L121">
        <text:list-item>
          <text:p text:style-name="P174">The <text:span text:style-name="Source_20_Text">smtplib</text:span> library allows sending emails.</text:p>
        </text:list-item>
      </text:list>
      <text:p text:style-name="P17">python</text:p>
      <text:p text:style-name="Preformatted_20_Text"><text:span text:style-name="Source_20_Text">import smtplib</text:span></text:p>
      <text:p text:style-name="Preformatted_20_Text"><text:span text:style-name="Source_20_Text">from email.mime.text import MIMEText</text:span></text:p>
      <text:p text:style-name="Preformatted_20_Text"/>
      <text:p text:style-name="Preformatted_20_Text"><text:span text:style-name="Source_20_Text"># Example: Sending email with smtplib</text:span></text:p>
      <text:p text:style-name="Preformatted_20_Text"><text:span text:style-name="Source_20_Text">server = smtplib.SMTP("smtp.example.com", 587)</text:span></text:p>
      <text:p text:style-name="Preformatted_20_Text"><text:span text:style-name="Source_20_Text">server.starttls()</text:span></text:p>
      <text:p text:style-name="Preformatted_20_Text"><text:soft-page-break/></text:p>
      <text:p text:style-name="Preformatted_20_Text"><text:span text:style-name="Source_20_Text">sender_email = "your_email@example.com"</text:span></text:p>
      <text:p text:style-name="Preformatted_20_Text"><text:span text:style-name="Source_20_Text">recipient_email = "recipient@example.com"</text:span></text:p>
      <text:p text:style-name="Preformatted_20_Text"><text:span text:style-name="Source_20_Text">password = "your_password"</text:span></text:p>
      <text:p text:style-name="Preformatted_20_Text"/>
      <text:p text:style-name="Preformatted_20_Text"><text:span text:style-name="Source_20_Text">message = MIMEText("Hello, this is a test email.")</text:span></text:p>
      <text:p text:style-name="Preformatted_20_Text"><text:span text:style-name="Source_20_Text">message["From"] = sender_email</text:span></text:p>
      <text:p text:style-name="Preformatted_20_Text"><text:span text:style-name="Source_20_Text">message["To"] = recipient_email</text:span></text:p>
      <text:p text:style-name="Preformatted_20_Text"><text:span text:style-name="Source_20_Text">message["Subject"] = "Test Email"</text:span></text:p>
      <text:p text:style-name="Preformatted_20_Text"/>
      <text:p text:style-name="Preformatted_20_Text"><text:span text:style-name="Source_20_Text">server.login(sender_email, password)</text:span></text:p>
      <text:p text:style-name="Preformatted_20_Text"><text:span text:style-name="Source_20_Text">server.sendmail(sender_email, recipient_email, message.as_string())</text:span></text:p>
      <text:p text:style-name="P17"><text:span text:style-name="Source_20_Text">server.quit()</text:span></text:p>
      <text:h text:style-name="Heading_20_3" text:outline-level="3"><text:bookmark-start text:name="__RefHeading___Toc6180_1815870169"/>Conclusion:<text:bookmark-end text:name="__RefHeading___Toc6180_1815870169"/></text:h>
      <text:p text:style-name="Text_20_body">Understanding networking concepts is crucial for building applications that communicate over the internet. Python provides powerful libraries and modules for handling various networking tasks, from basic socket communication to web scraping and email sending. As you delve deeper into these concepts, you'll be better equipped to develop networking applications with Python.</text:p>
      <text:p text:style-name="P39"/>
      <text:h text:style-name="P5" text:outline-level="1"/>
      <text:h text:style-name="P6" text:outline-level="1"><text:bookmark-start text:name="__RefHeading___Toc6182_1815870169"/>Term 2 Week 2<text:bookmark-end text:name="__RefHeading___Toc6182_1815870169"/></text:h>
      <text:h text:style-name="Heading_20_2" text:outline-level="2"><text:bookmark-start text:name="__RefHeading___Toc6184_1815870169"/><text:span text:style-name="Strong_20_Emphasis">Lesson: Getting IP Addresses, Subnets, and Subnetting with Python</text:span><text:bookmark-end text:name="__RefHeading___Toc6184_1815870169"/></text:h>
      <text:h text:style-name="Heading_20_3" text:outline-level="3"><text:bookmark-start text:name="__RefHeading___Toc6186_1815870169"/>Objectives:<text:bookmark-end text:name="__RefHeading___Toc6186_1815870169"/></text:h>
      <text:list xml:id="list2126786879" text:style-name="L122">
        <text:list-item>
          <text:p text:style-name="P176">Understand the basics of IP addresses, subnets, and subnetting.</text:p>
        </text:list-item>
        <text:list-item>
          <text:p text:style-name="P176">Learn how to retrieve information about IP addresses using Python.</text:p>
        </text:list-item>
        <text:list-item>
          <text:p text:style-name="P175">Explore libraries and tools for subnetting in Python.</text:p>
        </text:list-item>
      </text:list>
      <text:h text:style-name="Heading_20_3" text:outline-level="3"><text:bookmark-start text:name="__RefHeading___Toc6188_1815870169"/>Part 1: Introduction to IP Addresses and Subnets<text:bookmark-end text:name="__RefHeading___Toc6188_1815870169"/></text:h>
      <text:h text:style-name="Heading_20_4" text:outline-level="4"><text:bookmark-start text:name="__RefHeading___Toc6190_1815870169"/>1.1 IP Addresses:<text:bookmark-end text:name="__RefHeading___Toc6190_1815870169"/></text:h>
      <text:list xml:id="list3690579189" text:style-name="L123">
        <text:list-item>
          <text:p text:style-name="P178">An IP address is a unique identifier assigned to each device on a network.</text:p>
        </text:list-item>
        <text:list-item>
          <text:p text:style-name="P177">IPv4 addresses are commonly written as four octets separated by dots (e.g., 192.168.1.1).</text:p>
        </text:list-item>
      </text:list>
      <text:h text:style-name="Heading_20_4" text:outline-level="4"><text:bookmark-start text:name="__RefHeading___Toc6192_1815870169"/>1.2 Subnets:<text:bookmark-end text:name="__RefHeading___Toc6192_1815870169"/></text:h>
      <text:list xml:id="list3663181501" text:style-name="L124">
        <text:list-item>
          <text:p text:style-name="P179">Subnetting is the process of dividing an IP network into sub-networks to improve performance and security.</text:p>
        </text:list-item>
      </text:list>
      <text:h text:style-name="Heading_20_3" text:outline-level="3"><text:bookmark-start text:name="__RefHeading___Toc6194_1815870169"/>Part 2: Retrieving IP Information with Python<text:bookmark-end text:name="__RefHeading___Toc6194_1815870169"/></text:h>
      <text:h text:style-name="Heading_20_4" text:outline-level="4"><text:bookmark-start text:name="__RefHeading___Toc6196_1815870169"/>2.1 Using <text:span text:style-name="Source_20_Text">socket</text:span> Library:<text:bookmark-end text:name="__RefHeading___Toc6196_1815870169"/></text:h>
      <text:list xml:id="list3788185963" text:style-name="L125">
        <text:list-item>
          <text:p text:style-name="P180">Python's <text:span text:style-name="Source_20_Text">socket</text:span> library allows retrieving information about the local machine's IP address.</text:p>
        </text:list-item>
      </text:list>
      <text:p text:style-name="Preformatted_20_Text"><text:span text:style-name="Source_20_Text">import socket</text:span></text:p>
      <text:p text:style-name="Preformatted_20_Text"/>
      <text:p text:style-name="Preformatted_20_Text"><text:span text:style-name="Source_20_Text"># Get the hostname and IP address</text:span></text:p>
      <text:p text:style-name="Preformatted_20_Text"><text:span text:style-name="Source_20_Text">hostname = socket.gethostname()</text:span></text:p>
      <text:p text:style-name="Preformatted_20_Text"><text:span text:style-name="Source_20_Text">ip_address = socket.gethostbyname(hostname)</text:span></text:p>
      <text:p text:style-name="Preformatted_20_Text"/>
      <text:p text:style-name="Preformatted_20_Text"><text:span text:style-name="Source_20_Text">print(f"Hostname: {hostname}")</text:span></text:p>
      <text:p text:style-name="P17"><text:span text:style-name="Source_20_Text">print(f"IP Address: {ip_address}")</text:span></text:p>
      <text:h text:style-name="Heading_20_4" text:outline-level="4"><text:bookmark-start text:name="__RefHeading___Toc6198_1815870169"/>2.2 Using External Services:<text:bookmark-end text:name="__RefHeading___Toc6198_1815870169"/></text:h>
      <text:list xml:id="list3561653851" text:style-name="L126">
        <text:list-item>
          <text:p text:style-name="P181">Leveraging external APIs to get information about public IP addresses.</text:p>
        </text:list-item>
      </text:list>
      <text:p text:style-name="Preformatted_20_Text"><text:span text:style-name="Source_20_Text">import requests</text:span></text:p>
      <text:p text:style-name="Preformatted_20_Text"/>
      <text:p text:style-name="Preformatted_20_Text"><text:span text:style-name="Source_20_Text"># Using an external API to get public IP information</text:span></text:p>
      <text:p text:style-name="Preformatted_20_Text"><text:span text:style-name="Source_20_Text">response = requests.get("https://api.ipify.org?format=json")</text:span></text:p>
      <text:p text:style-name="Preformatted_20_Text"><text:span text:style-name="Source_20_Text">data = response.json()</text:span></text:p>
      <text:p text:style-name="P17"><text:span text:style-name="Source_20_Text">print(f"Public IP Address: {data['ip']}")</text:span></text:p>
      <text:h text:style-name="Heading_20_3" text:outline-level="3"><text:bookmark-start text:name="__RefHeading___Toc6200_1815870169"/>Part 3: Subnetting with Python<text:bookmark-end text:name="__RefHeading___Toc6200_1815870169"/></text:h>
      <text:h text:style-name="Heading_20_4" text:outline-level="4"><text:bookmark-start text:name="__RefHeading___Toc6202_1815870169"/>3.1 Using <text:span text:style-name="Source_20_Text">ipaddress</text:span> Library:<text:bookmark-end text:name="__RefHeading___Toc6202_1815870169"/></text:h>
      <text:list xml:id="list3805048432" text:style-name="L127">
        <text:list-item>
          <text:p text:style-name="P182">The <text:span text:style-name="Source_20_Text">ipaddress</text:span> library in Python simplifies working with IP addresses and networks.</text:p>
        </text:list-item>
      </text:list>
      <text:p text:style-name="Preformatted_20_Text"><text:span text:style-name="Source_20_Text">import ipaddress</text:span></text:p>
      <text:p text:style-name="Preformatted_20_Text"/>
      <text:p text:style-name="Preformatted_20_Text"><text:soft-page-break/><text:span text:style-name="Source_20_Text"># Define an IPv4 network</text:span></text:p>
      <text:p text:style-name="Preformatted_20_Text"><text:span text:style-name="Source_20_Text">network = ipaddress.IPv4Network("192.168.0.0/24", strict=False)</text:span></text:p>
      <text:p text:style-name="Preformatted_20_Text"/>
      <text:p text:style-name="Preformatted_20_Text"><text:span text:style-name="Source_20_Text"># Print network details</text:span></text:p>
      <text:p text:style-name="Preformatted_20_Text"><text:span text:style-name="Source_20_Text">print(f"Network Address: {network.network_address}")</text:span></text:p>
      <text:p text:style-name="Preformatted_20_Text"><text:span text:style-name="Source_20_Text">print(f"Broadcast Address: {network.broadcast_address}")</text:span></text:p>
      <text:p text:style-name="Preformatted_20_Text"/>
      <text:p text:style-name="Preformatted_20_Text"><text:span text:style-name="Source_20_Text"># Iterate through hosts in the network</text:span></text:p>
      <text:p text:style-name="Preformatted_20_Text"><text:span text:style-name="Source_20_Text">for host in network.hosts():</text:span></text:p>
      <text:p text:style-name="P17"><text:span text:style-name="Source_20_Text"><text:s text:c="4"/>print(f"Host IP: {host}")</text:span></text:p>
      <text:h text:style-name="Heading_20_3" text:outline-level="3"><text:bookmark-start text:name="__RefHeading___Toc6204_1815870169"/>Part 4: Building a Subnetting Tool<text:bookmark-end text:name="__RefHeading___Toc6204_1815870169"/></text:h>
      <text:h text:style-name="Heading_20_4" text:outline-level="4"><text:bookmark-start text:name="__RefHeading___Toc6206_1815870169"/>4.1 Creating a Subnetting Function:<text:bookmark-end text:name="__RefHeading___Toc6206_1815870169"/></text:h>
      <text:list xml:id="list1958254026" text:style-name="L128">
        <text:list-item>
          <text:p text:style-name="P183">Implementing a function to calculate subnets based on the desired number of subnets.</text:p>
        </text:list-item>
      </text:list>
      <text:p text:style-name="Preformatted_20_Text"><text:span text:style-name="Source_20_Text">import ipaddress</text:span></text:p>
      <text:p text:style-name="Preformatted_20_Text"/>
      <text:p text:style-name="Preformatted_20_Text"><text:span text:style-name="Source_20_Text">def subnet_network(base_network, num_subnets):</text:span></text:p>
      <text:p text:style-name="Preformatted_20_Text"><text:span text:style-name="Source_20_Text"><text:s text:c="4"/>base_network = ipaddress.IPv4Network(base_network, strict=False)</text:span></text:p>
      <text:p text:style-name="Preformatted_20_Text"><text:span text:style-name="Source_20_Text"><text:s text:c="4"/>subnets = list(base_network.subnets(prefixlen_diff=num_subnets))</text:span></text:p>
      <text:p text:style-name="Preformatted_20_Text"/>
      <text:p text:style-name="Preformatted_20_Text"><text:span text:style-name="Source_20_Text"><text:s text:c="4"/>for i, subnet in enumerate(subnets, 1):</text:span></text:p>
      <text:p text:style-name="P17"><text:span text:style-name="Source_20_Text"><text:s text:c="8"/>print(f"Subnet {i}: {subnet}")</text:span></text:p>
      <text:h text:style-name="Heading_20_4" text:outline-level="4"><text:bookmark-start text:name="__RefHeading___Toc6208_1815870169"/>4.2 Using the Subnetting Function:<text:bookmark-end text:name="__RefHeading___Toc6208_1815870169"/></text:h>
      <text:list xml:id="list988499366" text:style-name="L129">
        <text:list-item>
          <text:p text:style-name="P184">Applying the subnetting function to create subnets.</text:p>
        </text:list-item>
      </text:list>
      <text:p text:style-name="P17"><text:span text:style-name="Source_20_Text">subnet_network("192.168.0.0/24", 2)</text:span></text:p>
      <text:h text:style-name="Heading_20_3" text:outline-level="3"><text:bookmark-start text:name="__RefHeading___Toc6210_1815870169"/>Conclusion:<text:bookmark-end text:name="__RefHeading___Toc6210_1815870169"/></text:h>
      <text:p text:style-name="Text_20_body">Understanding IP addresses, subnets, and subnetting is crucial for network administrators and developers working on networking applications. Python provides convenient libraries like <text:span text:style-name="Source_20_Text">socket</text:span> and <text:span text:style-name="Source_20_Text">ipaddress</text:span> to work with IP addresses, and you can leverage these tools to perform subnetting tasks. As you delve deeper into these concepts and practice using Python, you'll gain valuable skills for managing and optimizing networks.</text:p>
      <text:p text:style-name="P40"/>
      <text:p text:style-name="P38"/>
      <text:h text:style-name="P6" text:outline-level="1"><text:bookmark-start text:name="__RefHeading___Toc6212_1815870169"/>Term 2 Week 3<text:bookmark-end text:name="__RefHeading___Toc6212_1815870169"/></text:h>
      <text:h text:style-name="Heading_20_2" text:outline-level="2"><text:bookmark-start text:name="__RefHeading___Toc6214_1815870169"/><text:span text:style-name="Strong_20_Emphasis">Lesson: Network Scanning for Devices and Ports with Python</text:span><text:bookmark-end text:name="__RefHeading___Toc6214_1815870169"/></text:h>
      <text:h text:style-name="Heading_20_3" text:outline-level="3"><text:bookmark-start text:name="__RefHeading___Toc6216_1815870169"/>Objectives:<text:bookmark-end text:name="__RefHeading___Toc6216_1815870169"/></text:h>
      <text:list xml:id="list3276780405" text:style-name="L130">
        <text:list-item>
          <text:p text:style-name="P186">Understand the importance of network scanning in cybersecurity and network management.</text:p>
        </text:list-item>
        <text:list-item>
          <text:p text:style-name="P186">Learn how to use Python to scan a network for devices and open ports.</text:p>
        </text:list-item>
        <text:list-item>
          <text:p text:style-name="P185">Explore common Python libraries for network scanning.</text:p>
        </text:list-item>
      </text:list>
      <text:h text:style-name="Heading_20_3" text:outline-level="3"><text:bookmark-start text:name="__RefHeading___Toc6218_1815870169"/>Part 1: Introduction to Network Scanning<text:bookmark-end text:name="__RefHeading___Toc6218_1815870169"/></text:h>
      <text:h text:style-name="Heading_20_4" text:outline-level="4"><text:bookmark-start text:name="__RefHeading___Toc6220_1815870169"/>1.1 Why Network Scanning?<text:bookmark-end text:name="__RefHeading___Toc6220_1815870169"/></text:h>
      <text:list xml:id="list174021380" text:style-name="L131">
        <text:list-item>
          <text:p text:style-name="P188">Network scanning helps identify active devices and open ports on a network.</text:p>
        </text:list-item>
        <text:list-item>
          <text:p text:style-name="P187">Essential for security assessments, troubleshooting, and network management.</text:p>
        </text:list-item>
      </text:list>
      <text:h text:style-name="Heading_20_4" text:outline-level="4"><text:bookmark-start text:name="__RefHeading___Toc6222_1815870169"/>1.2 Types of Network Scanning:<text:bookmark-end text:name="__RefHeading___Toc6222_1815870169"/></text:h>
      <text:list xml:id="list3581761252" text:style-name="L132">
        <text:list-item>
          <text:p text:style-name="P190"><text:span text:style-name="Strong_20_Emphasis">Ping Scanning:</text:span> Identifies active devices using ICMP requests.</text:p>
        </text:list-item>
        <text:list-item>
          <text:p text:style-name="P189"><text:span text:style-name="Strong_20_Emphasis">Port Scanning:</text:span> Identifies open ports on devices.</text:p>
        </text:list-item>
      </text:list>
      <text:h text:style-name="Heading_20_3" text:outline-level="3"><text:bookmark-start text:name="__RefHeading___Toc6224_1815870169"/>Part 2: Ping Scanning with Python<text:bookmark-end text:name="__RefHeading___Toc6224_1815870169"/></text:h>
      <text:h text:style-name="Heading_20_4" text:outline-level="4"><text:bookmark-start text:name="__RefHeading___Toc6226_1815870169"/>2.1 Using <text:span text:style-name="Source_20_Text">ping3</text:span> Library:<text:bookmark-end text:name="__RefHeading___Toc6226_1815870169"/></text:h>
      <text:list xml:id="list1272733909" text:style-name="L133">
        <text:list-item>
          <text:p text:style-name="P191">The <text:span text:style-name="Source_20_Text">ping3</text:span> library allows sending ICMP ping requests.</text:p>
        </text:list-item>
      </text:list>
      <text:p text:style-name="Preformatted_20_Text"><text:span text:style-name="Source_20_Text">import ping3</text:span></text:p>
      <text:p text:style-name="Preformatted_20_Text"/>
      <text:p text:style-name="Preformatted_20_Text"><text:span text:style-name="Source_20_Text">def ping_scan(ip_address):</text:span></text:p>
      <text:p text:style-name="Preformatted_20_Text"><text:span text:style-name="Source_20_Text"><text:s text:c="4"/>pinger = ping3.Ping()</text:span></text:p>
      <text:p text:style-name="Preformatted_20_Text"><text:span text:style-name="Source_20_Text"><text:s text:c="4"/>response = pinger.ping(ip_address, timeout=1)</text:span></text:p>
      <text:p text:style-name="Preformatted_20_Text"><text:span text:style-name="Source_20_Text"><text:s text:c="4"/>if response is not None:</text:span></text:p>
      <text:p text:style-name="Preformatted_20_Text"><text:span text:style-name="Source_20_Text"><text:s text:c="8"/>print(f"{ip_address} is reachable.")</text:span></text:p>
      <text:p text:style-name="Preformatted_20_Text"><text:span text:style-name="Source_20_Text"><text:s text:c="4"/>else:</text:span></text:p>
      <text:p text:style-name="Preformatted_20_Text"><text:span text:style-name="Source_20_Text"><text:s text:c="8"/>print(f"{ip_address} is not reachable.")</text:span></text:p>
      <text:p text:style-name="Preformatted_20_Text"/>
      <text:p text:style-name="Preformatted_20_Text"><text:span text:style-name="Source_20_Text"># Example usage</text:span></text:p>
      <text:p text:style-name="P17"><text:span text:style-name="Source_20_Text">ping_scan("192.168.0.1")</text:span></text:p>
      <text:h text:style-name="Heading_20_3" text:outline-level="3"><text:bookmark-start text:name="__RefHeading___Toc6228_1815870169"/>Part 3: Port Scanning with Python<text:bookmark-end text:name="__RefHeading___Toc6228_1815870169"/></text:h>
      <text:h text:style-name="Heading_20_4" text:outline-level="4"><text:bookmark-start text:name="__RefHeading___Toc6230_1815870169"/>3.1 Using <text:span text:style-name="Source_20_Text">socket</text:span> Library:<text:bookmark-end text:name="__RefHeading___Toc6230_1815870169"/></text:h>
      <text:list xml:id="list1389856500" text:style-name="L134">
        <text:list-item>
          <text:p text:style-name="P192">Python's <text:span text:style-name="Source_20_Text">socket</text:span> library can be used for basic port scanning.</text:p>
        </text:list-item>
      </text:list>
      <text:p text:style-name="Preformatted_20_Text"><text:span text:style-name="Source_20_Text">import socket</text:span></text:p>
      <text:p text:style-name="Preformatted_20_Text"/>
      <text:p text:style-name="Preformatted_20_Text"><text:span text:style-name="Source_20_Text">def port_scan(ip_address, port):</text:span></text:p>
      <text:p text:style-name="Preformatted_20_Text"><text:span text:style-name="Source_20_Text"><text:s text:c="4"/>sock = socket.socket(socket.AF_INET, socket.SOCK_STREAM)</text:span></text:p>
      <text:p text:style-name="Preformatted_20_Text"><text:span text:style-name="Source_20_Text"><text:s text:c="4"/>sock.settimeout(1)</text:span></text:p>
      <text:p text:style-name="Preformatted_20_Text"/>
      <text:p text:style-name="Preformatted_20_Text"><text:span text:style-name="Source_20_Text"><text:s text:c="4"/>try:</text:span></text:p>
      <text:p text:style-name="Preformatted_20_Text"><text:span text:style-name="Source_20_Text"><text:s text:c="8"/>sock.connect((ip_address, port))</text:span></text:p>
      <text:p text:style-name="Preformatted_20_Text"><text:span text:style-name="Source_20_Text"><text:s text:c="8"/>print(f"Port {port} is open.")</text:span></text:p>
      <text:p text:style-name="Preformatted_20_Text"><text:soft-page-break/><text:span text:style-name="Source_20_Text"><text:s text:c="4"/>except (socket.timeout, socket.error):</text:span></text:p>
      <text:p text:style-name="Preformatted_20_Text"><text:span text:style-name="Source_20_Text"><text:s text:c="8"/>print(f"Port {port} is closed.")</text:span></text:p>
      <text:p text:style-name="Preformatted_20_Text"/>
      <text:p text:style-name="Preformatted_20_Text"><text:span text:style-name="Source_20_Text"><text:s text:c="4"/>sock.close()</text:span></text:p>
      <text:p text:style-name="Preformatted_20_Text"/>
      <text:p text:style-name="Preformatted_20_Text"><text:span text:style-name="Source_20_Text"># Example usage</text:span></text:p>
      <text:p text:style-name="P17"><text:span text:style-name="Source_20_Text">port_scan("192.168.0.1", 80)</text:span></text:p>
      <text:h text:style-name="Heading_20_4" text:outline-level="4"><text:bookmark-start text:name="__RefHeading___Toc6232_1815870169"/>3.2 Using <text:span text:style-name="Source_20_Text">scapy</text:span> Library:<text:bookmark-end text:name="__RefHeading___Toc6232_1815870169"/></text:h>
      <text:list xml:id="list448907808" text:style-name="L135">
        <text:list-item>
          <text:p text:style-name="P193">The <text:span text:style-name="Source_20_Text">scapy</text:span> library provides more advanced features for packet crafting and analysis.</text:p>
        </text:list-item>
      </text:list>
      <text:p text:style-name="Preformatted_20_Text"><text:span text:style-name="Source_20_Text">from scapy.all import *</text:span></text:p>
      <text:p text:style-name="Preformatted_20_Text"/>
      <text:p text:style-name="Preformatted_20_Text"><text:span text:style-name="Source_20_Text">def port_scan_scapy(ip_address, port):</text:span></text:p>
      <text:p text:style-name="Preformatted_20_Text"><text:span text:style-name="Source_20_Text"><text:s text:c="4"/>response = sr1(IP(dst=ip_address)/TCP(dport=port, flags="S"), timeout=1, verbose=0)</text:span></text:p>
      <text:p text:style-name="Preformatted_20_Text"><text:span text:style-name="Source_20_Text"><text:s text:c="4"/>if response and response.haslayer(TCP):</text:span></text:p>
      <text:p text:style-name="Preformatted_20_Text"><text:span text:style-name="Source_20_Text"><text:s text:c="8"/>if response[TCP].flags == 18: <text:s/># TCP SYN-ACK</text:span></text:p>
      <text:p text:style-name="Preformatted_20_Text"><text:span text:style-name="Source_20_Text"><text:s text:c="12"/>print(f"Port {port} is open.")</text:span></text:p>
      <text:p text:style-name="Preformatted_20_Text"><text:span text:style-name="Source_20_Text"><text:s text:c="8"/>else:</text:span></text:p>
      <text:p text:style-name="Preformatted_20_Text"><text:span text:style-name="Source_20_Text"><text:s text:c="12"/>print(f"Port {port} is closed.")</text:span></text:p>
      <text:p text:style-name="Preformatted_20_Text"><text:span text:style-name="Source_20_Text"><text:s text:c="4"/>else:</text:span></text:p>
      <text:p text:style-name="Preformatted_20_Text"><text:span text:style-name="Source_20_Text"><text:s text:c="8"/>print(f"Port {port} is closed.")</text:span></text:p>
      <text:p text:style-name="Preformatted_20_Text"/>
      <text:p text:style-name="Preformatted_20_Text"><text:span text:style-name="Source_20_Text"># Example usage</text:span></text:p>
      <text:p text:style-name="P17"><text:span text:style-name="Source_20_Text">port_scan_scapy("192.168.0.1", 80)</text:span></text:p>
      <text:h text:style-name="Heading_20_3" text:outline-level="3"><text:bookmark-start text:name="__RefHeading___Toc6234_1815870169"/>Part 4: Building a Network Scanner<text:bookmark-end text:name="__RefHeading___Toc6234_1815870169"/></text:h>
      <text:h text:style-name="Heading_20_4" text:outline-level="4"><text:bookmark-start text:name="__RefHeading___Toc6236_1815870169"/>4.1 Creating a Network Scanner:<text:bookmark-end text:name="__RefHeading___Toc6236_1815870169"/></text:h>
      <text:list xml:id="list789253627" text:style-name="L136">
        <text:list-item>
          <text:p text:style-name="P194">Combining ping scanning and port scanning to create a simple network scanner.</text:p>
        </text:list-item>
      </text:list>
      <text:p text:style-name="Preformatted_20_Text"><text:span text:style-name="Source_20_Text">import ping3</text:span></text:p>
      <text:p text:style-name="Preformatted_20_Text"><text:span text:style-name="Source_20_Text">import socket</text:span></text:p>
      <text:p text:style-name="Preformatted_20_Text"/>
      <text:p text:style-name="Preformatted_20_Text"><text:span text:style-name="Source_20_Text">def network_scanner(ip_range, ports):</text:span></text:p>
      <text:p text:style-name="Preformatted_20_Text"><text:span text:style-name="Source_20_Text"><text:s text:c="4"/>pinger = ping3.Ping()</text:span></text:p>
      <text:p text:style-name="Preformatted_20_Text"><text:span text:style-name="Source_20_Text"><text:s text:c="4"/></text:span></text:p>
      <text:p text:style-name="Preformatted_20_Text"><text:span text:style-name="Source_20_Text"><text:s text:c="4"/>for ip in ipaddress.IPv4Network(ip_range, strict=False).hosts():</text:span></text:p>
      <text:p text:style-name="Preformatted_20_Text"><text:span text:style-name="Source_20_Text"><text:s text:c="8"/>response = pinger.ping(str(ip), timeout=1)</text:span></text:p>
      <text:p text:style-name="Preformatted_20_Text"><text:span text:style-name="Source_20_Text"><text:s text:c="8"/>if response is not None:</text:span></text:p>
      <text:p text:style-name="Preformatted_20_Text"><text:span text:style-name="Source_20_Text"><text:s text:c="12"/>print(f"\nDevice {ip} is reachable.")</text:span></text:p>
      <text:p text:style-name="Preformatted_20_Text"><text:span text:style-name="Source_20_Text"><text:s text:c="12"/>for port in ports:</text:span></text:p>
      <text:p text:style-name="Preformatted_20_Text"><text:span text:style-name="Source_20_Text"><text:s text:c="16"/>port_scan(ip, port)</text:span></text:p>
      <text:p text:style-name="Preformatted_20_Text"/>
      <text:p text:style-name="Preformatted_20_Text"><text:span text:style-name="Source_20_Text"># Example usage</text:span></text:p>
      <text:p text:style-name="P17"><text:span text:style-name="Source_20_Text">network_scanner("192.168.0.0/24", [80, 443, 22])</text:span></text:p>
      <text:h text:style-name="Heading_20_3" text:outline-level="3"><text:bookmark-start text:name="__RefHeading___Toc6238_1815870169"/>Conclusion:<text:bookmark-end text:name="__RefHeading___Toc6238_1815870169"/></text:h>
      <text:p text:style-name="Text_20_body">Network scanning is a crucial aspect of network security and management. Python provides various libraries, such as <text:span text:style-name="Source_20_Text">ping3</text:span>, <text:span text:style-name="Source_20_Text">socket</text:span>, and <text:span text:style-name="Source_20_Text">scapy</text:span>, to facilitate network scanning tasks. By combining these tools, you can create powerful network scanners to identify active devices and open ports. As you explore and experiment with these concepts, you'll develop valuable skills for assessing and securing networks.</text:p>
      <text:p text:style-name="P38"/>
      <text:h text:style-name="Heading_20_2" text:outline-level="2"><text:bookmark-start text:name="__RefHeading___Toc6240_1815870169"/><text:soft-page-break/>Exercises<text:bookmark-end text:name="__RefHeading___Toc6240_1815870169"/></text:h>
      <text:p text:style-name="P149">Exercise 1:</text:p>
      <text:p text:style-name="Text_20_body"><text:span text:style-name="Strong_20_Emphasis">Task:</text:span> Write a Python script that pings a given IP address and prints whether it is reachable or not.</text:p>
      <text:p text:style-name="P149">Exercise 2:</text:p>
      <text:p text:style-name="Text_20_body"><text:span text:style-name="Strong_20_Emphasis">Task:</text:span> Create a script to perform a simple port scan on a given IP address for ports 80, 443, and 22.</text:p>
      <text:p text:style-name="P149">Exercise 3:</text:p>
      <text:p text:style-name="Text_20_body"><text:span text:style-name="Strong_20_Emphasis">Task:</text:span> Write a script that performs a ping sweep on a given network range (e.g., 192.168.0.1 to 192.168.0.255) and prints the reachable devices.</text:p>
      <text:p text:style-name="P149">Exercise 4:</text:p>
      <text:p text:style-name="Text_20_body"><text:span text:style-name="Strong_20_Emphasis">Task:</text:span> Develop a script that scans a target IP address for common ports (e.g., 21, 80, 443) and prints the open ports.</text:p>
      <text:p text:style-name="P149">Exercise 5:</text:p>
      <text:p text:style-name="Text_20_body"><text:span text:style-name="Strong_20_Emphasis">Task:</text:span> Create a script that utilizes the <text:span text:style-name="Source_20_Text">requests</text:span> library to fetch the HTML content of a given URL and prints the status code.</text:p>
      <text:p text:style-name="P149">Exercise 6:</text:p>
      <text:p text:style-name="Text_20_body"><text:span text:style-name="Strong_20_Emphasis">Task:</text:span> Write a script that scans a range of IP addresses and identifies the devices that respond to SNMP requests.</text:p>
      <text:p text:style-name="P149">Exercise 7:</text:p>
      <text:p text:style-name="Text_20_body"><text:span text:style-name="Strong_20_Emphasis">Task:</text:span> Develop a script to check if a given domain name is resolving to the correct IP address.</text:p>
      <text:p text:style-name="P149">Exercise 8:</text:p>
      <text:p text:style-name="Text_20_body"><text:span text:style-name="Strong_20_Emphasis">Task:</text:span> Create a script to perform a traceroute to a given IP address and print the route information.</text:p>
      <text:p text:style-name="P149">Exercise 9:</text:p>
      <text:p text:style-name="Text_20_body"><text:span text:style-name="Strong_20_Emphasis">Task:</text:span> Write a script that checks the SSL certificate expiration date for a given HTTPS URL.</text:p>
      <text:p text:style-name="P149">Exercise 10:</text:p>
      <text:p text:style-name="Text_20_body"><text:span text:style-name="Strong_20_Emphasis">Task:</text:span> Develop a script that logs into a router using Telnet or SSH and retrieves basic information such as device model and firmware version.</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FreeSans1" style:font-family-complex="FreeSans" style:font-family-generic-complex="system" style:font-pitch-complex="variable" style:font-size-complex="13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3:52:54.925495891</meta:creation-date>
    <dc:date>2024-01-24T13:25:35.459555753</dc:date>
    <meta:editing-duration>PT2H24M46S</meta:editing-duration>
    <meta:editing-cycles>27</meta:editing-cycles>
    <meta:generator>LibreOffice/7.3.7.2$Linux_X86_64 LibreOffice_project/30$Build-2</meta:generator>
    <meta:document-statistic meta:table-count="0" meta:image-count="0" meta:object-count="0" meta:page-count="52" meta:paragraph-count="1620" meta:word-count="9992" meta:character-count="64511" meta:non-whitespace-character-count="55018"/>
  </office:meta>
</office:document-meta>
</file>